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59cm"/>
    </style:style>
    <style:style style:name="co2" style:family="table-column">
      <style:table-column-properties fo:break-before="auto" style:column-width="1.709cm"/>
    </style:style>
    <style:style style:name="co3" style:family="table-column">
      <style:table-column-properties fo:break-before="auto" style:column-width="1.154cm"/>
    </style:style>
    <style:style style:name="co4" style:family="table-column">
      <style:table-column-properties fo:break-before="auto" style:column-width="1.801cm"/>
    </style:style>
    <style:style style:name="co5" style:family="table-column">
      <style:table-column-properties fo:break-before="auto" style:column-width="1.586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2.357cm"/>
    </style:style>
    <style:style style:name="co8" style:family="table-column">
      <style:table-column-properties fo:break-before="auto" style:column-width="0.753cm"/>
    </style:style>
    <style:style style:name="co9" style:family="table-column">
      <style:table-column-properties fo:break-before="auto" style:column-width="1.77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fo:border-left="0.002cm solid #000000" fo:border-right="none" fo:border-top="0.002cm solid #000000"/>
    </style:style>
    <style:style style:name="ce2" style:family="table-cell" style:parent-style-name="Default">
      <style:table-cell-properties fo:border-bottom="0.002cm solid #000000" fo:border-left="none" fo:border-right="0.002cm solid #000000" fo:border-top="0.002cm solid #000000"/>
    </style:style>
    <style:style style:name="ce3" style:family="table-cell" style:parent-style-name="Default" style:data-style-name="N108"/>
    <style:style style:name="ce4" style:family="table-cell" style:parent-style-name="Default">
      <style:table-cell-properties fo:border-bottom="none" fo:border-left="none" fo:border-right="none" fo:border-top="0.002cm solid #000000"/>
    </style:style>
    <style:style style:name="ce5" style:family="table-cell" style:parent-style-name="Default">
      <style:table-cell-properties fo:border-bottom="0.002cm solid #000000" fo:border-left="none" fo:border-right="none" fo:border-top="none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7" style:family="table-cell" style:parent-style-name="Default" style:data-style-name="N108">
      <style:table-cell-properties fo:border-bottom="none" fo:border-left="none" fo:border-right="none" fo:border-top="0.002cm solid #000000"/>
    </style:style>
    <style:style style:name="ce8" style:family="table-cell" style:parent-style-name="Default" style:data-style-name="N108">
      <style:table-cell-properties fo:border="none"/>
    </style:style>
    <style:style style:name="ce9" style:family="table-cell" style:parent-style-name="Default" style:data-style-name="N108">
      <style:table-cell-properties fo:border-bottom="0.002cm solid #000000" fo:border-left="none" fo:border-right="none" fo:border-top="none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3"/>
        <table:table-column table:style-name="co5" table:default-cell-style-name="ce3"/>
        <table:table-column table:style-name="co4" table:number-columns-repeated="7" table:default-cell-style-name="ce3"/>
        <table:table-column table:style-name="co4" table:number-columns-repeated="11" table:default-cell-style-name="Default"/>
        <table:table-row table:style-name="ro1">
          <table:table-cell table:number-columns-repeated="29"/>
        </table:table-row>
        <table:table-row table:style-name="ro1">
          <table:table-cell table:style-name="ce1" office:value-type="string">
            <text:p>TJM</text:p>
          </table:table-cell>
          <table:table-cell table:style-name="ce2" office:value-type="float" office:value="400">
            <text:p>400</text:p>
          </table:table-cell>
          <table:table-cell table:style-name="ce2"/>
          <table:table-cell table:number-columns-repeated="26"/>
        </table:table-row>
        <table:table-row table:style-name="ro1">
          <table:table-cell office:value-type="string">
            <text:p>TAUX DEGRESS</text:p>
          </table:table-cell>
          <table:table-cell office:value-type="float" office:value="0.0525">
            <text:p>0,0525</text:p>
          </table:table-cell>
          <table:table-cell table:number-columns-repeated="27"/>
        </table:table-row>
        <table:table-row table:style-name="ro1">
          <table:table-cell office:value-type="string">
            <text:p>nb eleves</text:p>
          </table:table-cell>
          <table:table-cell office:value-type="string">
            <text:p>nb jours</text:p>
          </table:table-cell>
          <table:table-cell office:value-type="string">
            <text:p>units</text:p>
          </table:table-cell>
          <table:table-cell office:value-type="string">
            <text:p>Total</text:p>
          </table:table-cell>
          <table:table-cell office:value-type="string">
            <text:p>TJM</text:p>
          </table:table-cell>
          <table:table-cell table:number-columns-repeated="2"/>
          <table:table-cell table:style-name="ce4" office:value-type="string">
            <text:p>NB ELEVES</text:p>
          </table:table-cell>
          <table:table-cell table:style-name="ce4"/>
          <table:table-cell table:style-name="ce7" office:value-type="string">
            <text:p>TJM</text:p>
          </table:table-cell>
          <table:table-cell table:style-name="ce7" office:value-type="string">
            <text:p>€/eleve</text:p>
          </table:table-cell>
          <table:table-cell table:style-name="ce7"/>
          <table:table-cell table:style-name="ce7" office:value-type="string">
            <text:p>TJM 2</text:p>
          </table:table-cell>
          <table:table-cell table:style-name="ce7" office:value-type="string">
            <text:p>€/eleve</text:p>
          </table:table-cell>
          <table:table-cell table:style-name="ce7"/>
          <table:table-cell table:style-name="ce7" office:value-type="string">
            <text:p>TJM 3</text:p>
          </table:table-cell>
          <table:table-cell table:style-name="ce7" office:value-type="string">
            <text:p>€/eleve</text:p>
          </table:table-cell>
          <table:table-cell table:style-name="ce7"/>
          <table:table-cell table:style-name="ce7" office:value-type="string">
            <text:p>TJM 4</text:p>
          </table:table-cell>
          <table:table-cell table:style-name="ce7" office:value-type="string">
            <text:p>€/eleve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table:formula="of:=[.B5]+[.A5]" office:value-type="float" office:value="1.5">
            <text:p>1,5</text:p>
          </table:table-cell>
          <table:table-cell table:style-name="ce3" table:formula="of:=[.$B$2]*[.B5]*[.A5]" office:value-type="currency" office:currency="EUR" office:value="200">
            <text:p>200 €</text:p>
          </table:table-cell>
          <table:table-cell table:formula="of:=[.D5]/[.B5]" office:value-type="currency" office:currency="EUR" office:value="400">
            <text:p>400 €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style-name="ce8" table:formula="of:=[.H5]*[.$B$2]" office:value-type="currency" office:currency="EUR" office:value="400">
            <text:p>400 €</text:p>
          </table:table-cell>
          <table:table-cell table:style-name="ce8" table:formula="of:=[.J5]/[.$H5]" office:value-type="currency" office:currency="EUR" office:value="400">
            <text:p>400 €</text:p>
          </table:table-cell>
          <table:table-cell table:style-name="ce8"/>
          <table:table-cell table:style-name="ce8" table:formula="of:=ROUNDUP(([.H5]*[.$B$2]*(1-[.H5]/50))/50)*50" office:value-type="currency" office:currency="EUR" office:value="400">
            <text:p>400 €</text:p>
          </table:table-cell>
          <table:table-cell table:style-name="ce8" table:formula="of:=[.M5]/[.$H5]" office:value-type="currency" office:currency="EUR" office:value="400">
            <text:p>400 €</text:p>
          </table:table-cell>
          <table:table-cell table:style-name="ce8"/>
          <table:table-cell table:style-name="ce8" table:formula="of:=ROUNDUP(([.H5]*[.$B$2]*(1-[.H5]/100))/100)*100" office:value-type="currency" office:currency="EUR" office:value="400">
            <text:p>400 €</text:p>
          </table:table-cell>
          <table:table-cell table:style-name="ce8" table:formula="of:=[.P5]/[.$H5]" office:value-type="currency" office:currency="EUR" office:value="400">
            <text:p>400 €</text:p>
          </table:table-cell>
          <table:table-cell table:style-name="ce8"/>
          <table:table-cell table:style-name="ce8" table:formula="of:=[.T5]" office:value-type="currency" office:currency="EUR" office:value="400">
            <text:p>400 €</text:p>
          </table:table-cell>
          <table:table-cell table:style-name="ce8" table:formula="of:=[.$B$2]-([.$H5]*[.$B$2]*[.B$3])+([.$B$2]*[.B$3])" office:value-type="currency" office:currency="EUR" office:value="400">
            <text:p>400 €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">
            <text:p>1</text:p>
          </table:table-cell>
          <table:table-cell table:formula="of:=[.B6]+[.A6]" office:value-type="float" office:value="2">
            <text:p>2</text:p>
          </table:table-cell>
          <table:table-cell table:style-name="ce3" table:formula="of:=[.$B$2]*[.B6]*[.A6]" office:value-type="currency" office:currency="EUR" office:value="400">
            <text:p>400 €</text:p>
          </table:table-cell>
          <table:table-cell table:formula="of:=[.D6]/[.B6]" office:value-type="currency" office:currency="EUR" office:value="400">
            <text:p>400 €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table:style-name="ce8" table:formula="of:=[.H6]*[.$B$2]" office:value-type="currency" office:currency="EUR" office:value="800">
            <text:p>800 €</text:p>
          </table:table-cell>
          <table:table-cell table:style-name="ce8" table:formula="of:=[.J6]/[.$H6]" office:value-type="currency" office:currency="EUR" office:value="400">
            <text:p>400 €</text:p>
          </table:table-cell>
          <table:table-cell table:style-name="ce8"/>
          <table:table-cell table:style-name="ce8" table:formula="of:=ROUNDUP(([.H6]*[.$B$2]*(1-[.H6]/50))/100)*100" office:value-type="currency" office:currency="EUR" office:value="800">
            <text:p>800 €</text:p>
          </table:table-cell>
          <table:table-cell table:style-name="ce8" table:formula="of:=[.M6]/[.$H6]" office:value-type="currency" office:currency="EUR" office:value="400">
            <text:p>400 €</text:p>
          </table:table-cell>
          <table:table-cell table:style-name="ce8"/>
          <table:table-cell table:style-name="ce8" table:formula="of:=ROUNDUP(([.H6]*[.$B$2]*(1-[.H6]/100))/100)*100" office:value-type="currency" office:currency="EUR" office:value="800">
            <text:p>800 €</text:p>
          </table:table-cell>
          <table:table-cell table:style-name="ce8" table:formula="of:=[.P6]/[.$H6]" office:value-type="currency" office:currency="EUR" office:value="400">
            <text:p>400 €</text:p>
          </table:table-cell>
          <table:table-cell table:style-name="ce8"/>
          <table:table-cell table:style-name="ce8" table:formula="of:=ROUNDUP(([.T6]+[.S5])/100)*100" office:value-type="currency" office:currency="EUR" office:value="800">
            <text:p>800 €</text:p>
          </table:table-cell>
          <table:table-cell table:style-name="ce8" table:formula="of:=[.$B$2]-([.$H6]*[.$B$2]*[.B$3])+([.$B$2]*[.B$3])" office:value-type="currency" office:currency="EUR" office:value="379">
            <text:p>379 €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B7]+[.A7]" office:value-type="float" office:value="3">
            <text:p>3</text:p>
          </table:table-cell>
          <table:table-cell table:style-name="ce3" table:formula="of:=[.$B$2]*[.B7]*[.A7]" office:value-type="currency" office:currency="EUR" office:value="800">
            <text:p>800 €</text:p>
          </table:table-cell>
          <table:table-cell table:formula="of:=[.D7]/[.B7]" office:value-type="currency" office:currency="EUR" office:value="400">
            <text:p>400 €</text:p>
          </table:table-cell>
          <table:table-cell table:number-columns-repeated="2"/>
          <table:table-cell office:value-type="float" office:value="3">
            <text:p>3</text:p>
          </table:table-cell>
          <table:table-cell/>
          <table:table-cell table:style-name="ce8" table:formula="of:=[.H7]*[.$B$2]" office:value-type="currency" office:currency="EUR" office:value="1200">
            <text:p>1 200 €</text:p>
          </table:table-cell>
          <table:table-cell table:style-name="ce8" table:formula="of:=[.J7]/[.$H7]" office:value-type="currency" office:currency="EUR" office:value="400">
            <text:p>400 €</text:p>
          </table:table-cell>
          <table:table-cell table:style-name="ce8"/>
          <table:table-cell table:style-name="ce8" table:formula="of:=ROUNDUP(([.H7]*[.$B$2]*(1-[.H7]/50))/100)*100" office:value-type="currency" office:currency="EUR" office:value="1200">
            <text:p>1 200 €</text:p>
          </table:table-cell>
          <table:table-cell table:style-name="ce8" table:formula="of:=[.M7]/[.$H7]" office:value-type="currency" office:currency="EUR" office:value="400">
            <text:p>400 €</text:p>
          </table:table-cell>
          <table:table-cell table:style-name="ce8"/>
          <table:table-cell table:style-name="ce8" table:formula="of:=ROUNDUP(([.H7]*[.$B$2]*(1-[.H7]/100))/100)*100" office:value-type="currency" office:currency="EUR" office:value="1200">
            <text:p>1 200 €</text:p>
          </table:table-cell>
          <table:table-cell table:style-name="ce8" table:formula="of:=[.P7]/[.$H7]" office:value-type="currency" office:currency="EUR" office:value="400">
            <text:p>400 €</text:p>
          </table:table-cell>
          <table:table-cell table:style-name="ce8"/>
          <table:table-cell table:style-name="ce8" table:formula="of:=ROUNDUP(([.T7]+[.S6])/100)*100" office:value-type="currency" office:currency="EUR" office:value="1200">
            <text:p>1 200 €</text:p>
          </table:table-cell>
          <table:table-cell table:style-name="ce8" table:formula="of:=[.$B$2]-([.$H7]*[.$B$2]*[.B$3])+([.$B$2]*[.B$3])" office:value-type="currency" office:currency="EUR" office:value="358">
            <text:p>358 €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.B8]+[.A8]" office:value-type="float" office:value="4">
            <text:p>4</text:p>
          </table:table-cell>
          <table:table-cell table:style-name="ce3" table:formula="of:=[.$B$2]*[.B8]*[.A8]" office:value-type="currency" office:currency="EUR" office:value="1200">
            <text:p>1 200 €</text:p>
          </table:table-cell>
          <table:table-cell table:formula="of:=[.D8]/[.B8]" office:value-type="currency" office:currency="EUR" office:value="400">
            <text:p>400 €</text:p>
          </table:table-cell>
          <table:table-cell table:number-columns-repeated="2"/>
          <table:table-cell office:value-type="float" office:value="4">
            <text:p>4</text:p>
          </table:table-cell>
          <table:table-cell/>
          <table:table-cell table:style-name="ce8" table:formula="of:=[.H8]*[.$B$2]" office:value-type="currency" office:currency="EUR" office:value="1600">
            <text:p>1 600 €</text:p>
          </table:table-cell>
          <table:table-cell table:style-name="ce8" table:formula="of:=[.J8]/[.$H8]" office:value-type="currency" office:currency="EUR" office:value="400">
            <text:p>400 €</text:p>
          </table:table-cell>
          <table:table-cell table:style-name="ce8"/>
          <table:table-cell table:style-name="ce8" table:formula="of:=ROUNDUP(([.H8]*[.$B$2]*(1-[.H8]/50))/100)*100" office:value-type="currency" office:currency="EUR" office:value="1500">
            <text:p>1 500 €</text:p>
          </table:table-cell>
          <table:table-cell table:style-name="ce8" table:formula="of:=[.M8]/[.$H8]" office:value-type="currency" office:currency="EUR" office:value="375">
            <text:p>375 €</text:p>
          </table:table-cell>
          <table:table-cell table:style-name="ce8"/>
          <table:table-cell table:style-name="ce8" table:formula="of:=ROUNDUP(([.H8]*[.$B$2]*(1-[.H8]/100))/100)*100" office:value-type="currency" office:currency="EUR" office:value="1600">
            <text:p>1 600 €</text:p>
          </table:table-cell>
          <table:table-cell table:style-name="ce8" table:formula="of:=[.P8]/[.$H8]" office:value-type="currency" office:currency="EUR" office:value="400">
            <text:p>400 €</text:p>
          </table:table-cell>
          <table:table-cell table:style-name="ce8"/>
          <table:table-cell table:style-name="ce8" table:formula="of:=ROUNDUP(([.T8]+[.S7])/100)*100" office:value-type="currency" office:currency="EUR" office:value="1600">
            <text:p>1 600 €</text:p>
          </table:table-cell>
          <table:table-cell table:style-name="ce8" table:formula="of:=[.$B$2]-([.$H8]*[.$B$2]*[.B$3])+([.$B$2]*[.B$3])" office:value-type="currency" office:currency="EUR" office:value="337">
            <text:p>337 €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[.B9]+[.A9]" office:value-type="float" office:value="5">
            <text:p>5</text:p>
          </table:table-cell>
          <table:table-cell table:style-name="ce3" table:formula="of:=[.$B$2]*[.B9]*[.A9]" office:value-type="currency" office:currency="EUR" office:value="1600">
            <text:p>1 600 €</text:p>
          </table:table-cell>
          <table:table-cell table:formula="of:=[.D9]/[.B9]" office:value-type="currency" office:currency="EUR" office:value="400">
            <text:p>400 €</text:p>
          </table:table-cell>
          <table:table-cell table:number-columns-repeated="2"/>
          <table:table-cell office:value-type="float" office:value="5">
            <text:p>5</text:p>
          </table:table-cell>
          <table:table-cell/>
          <table:table-cell table:style-name="ce8" table:formula="of:=[.H9]*[.$B$2]" office:value-type="currency" office:currency="EUR" office:value="2000">
            <text:p>2 000 €</text:p>
          </table:table-cell>
          <table:table-cell table:style-name="ce8" table:formula="of:=[.J9]/[.$H9]" office:value-type="currency" office:currency="EUR" office:value="400">
            <text:p>400 €</text:p>
          </table:table-cell>
          <table:table-cell table:style-name="ce8"/>
          <table:table-cell table:style-name="ce8" table:formula="of:=ROUNDUP(([.H9]*[.$B$2]*(1-[.H9]/50))/100)*100" office:value-type="currency" office:currency="EUR" office:value="1800">
            <text:p>1 800 €</text:p>
          </table:table-cell>
          <table:table-cell table:style-name="ce8" table:formula="of:=[.M9]/[.$H9]" office:value-type="currency" office:currency="EUR" office:value="360">
            <text:p>360 €</text:p>
          </table:table-cell>
          <table:table-cell table:style-name="ce8"/>
          <table:table-cell table:style-name="ce8" table:formula="of:=ROUNDUP(([.H9]*[.$B$2]*(1-[.H9]/100))/100)*100" office:value-type="currency" office:currency="EUR" office:value="1900">
            <text:p>1 900 €</text:p>
          </table:table-cell>
          <table:table-cell table:style-name="ce8" table:formula="of:=[.P9]/[.$H9]" office:value-type="currency" office:currency="EUR" office:value="380">
            <text:p>380 €</text:p>
          </table:table-cell>
          <table:table-cell table:style-name="ce8"/>
          <table:table-cell table:style-name="ce8" table:formula="of:=ROUNDUP(([.T9]+[.S8])/100)*100" office:value-type="currency" office:currency="EUR" office:value="2000">
            <text:p>2 000 €</text:p>
          </table:table-cell>
          <table:table-cell table:style-name="ce8" table:formula="of:=[.$B$2]-([.$H9]*[.$B$2]*[.B$3])+([.$B$2]*[.B$3])" office:value-type="currency" office:currency="EUR" office:value="316">
            <text:p>316 €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formula="of:=[.B10]+[.A10]" office:value-type="float" office:value="6">
            <text:p>6</text:p>
          </table:table-cell>
          <table:table-cell table:style-name="ce3" table:formula="of:=[.$B$2]*[.B10]*[.A10]" office:value-type="currency" office:currency="EUR" office:value="2000">
            <text:p>2 000 €</text:p>
          </table:table-cell>
          <table:table-cell table:formula="of:=[.D10]/[.B10]" office:value-type="currency" office:currency="EUR" office:value="400">
            <text:p>400 €</text:p>
          </table:table-cell>
          <table:table-cell table:number-columns-repeated="2"/>
          <table:table-cell office:value-type="float" office:value="6">
            <text:p>6</text:p>
          </table:table-cell>
          <table:table-cell/>
          <table:table-cell table:style-name="ce8" table:formula="of:=[.H10]*[.$B$2]" office:value-type="currency" office:currency="EUR" office:value="2400">
            <text:p>2 400 €</text:p>
          </table:table-cell>
          <table:table-cell table:style-name="ce8" table:formula="of:=[.J10]/[.$H10]" office:value-type="currency" office:currency="EUR" office:value="400">
            <text:p>400 €</text:p>
          </table:table-cell>
          <table:table-cell table:style-name="ce8"/>
          <table:table-cell table:style-name="ce8" table:formula="of:=ROUNDUP(([.H10]*[.$B$2]*(1-[.H10]/50))/100)*100" office:value-type="currency" office:currency="EUR" office:value="2200">
            <text:p>2 200 €</text:p>
          </table:table-cell>
          <table:table-cell table:style-name="ce8" table:formula="of:=[.M10]/[.$H10]" office:value-type="currency" office:currency="EUR" office:value="366.666666666667">
            <text:p>367 €</text:p>
          </table:table-cell>
          <table:table-cell table:style-name="ce8"/>
          <table:table-cell table:style-name="ce8" table:formula="of:=ROUNDUP(([.H10]*[.$B$2]*(1-[.H10]/100))/100)*100" office:value-type="currency" office:currency="EUR" office:value="2300">
            <text:p>2 300 €</text:p>
          </table:table-cell>
          <table:table-cell table:style-name="ce8" table:formula="of:=[.P10]/[.$H10]" office:value-type="currency" office:currency="EUR" office:value="383.333333333333">
            <text:p>383 €</text:p>
          </table:table-cell>
          <table:table-cell table:style-name="ce8"/>
          <table:table-cell table:style-name="ce8" table:formula="of:=ROUNDUP(([.T10]+[.S9])/100)*100" office:value-type="currency" office:currency="EUR" office:value="2300">
            <text:p>2 300 €</text:p>
          </table:table-cell>
          <table:table-cell table:style-name="ce8" table:formula="of:=[.$B$2]-([.$H10]*[.$B$2]*[.B$3])+([.$B$2]*[.B$3])" office:value-type="currency" office:currency="EUR" office:value="295">
            <text:p>295 €</text:p>
          </table:table-cell>
          <table:table-cell table:number-columns-repeated="9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5">
            <text:p>0,5</text:p>
          </table:table-cell>
          <table:table-cell table:formula="of:=[.B11]+[.A11]" office:value-type="float" office:value="2.5">
            <text:p>2,5</text:p>
          </table:table-cell>
          <table:table-cell table:style-name="ce3" table:formula="of:=[.$B$2]*[.B11]*[.A11]" office:value-type="currency" office:currency="EUR" office:value="400">
            <text:p>400 €</text:p>
          </table:table-cell>
          <table:table-cell table:formula="of:=[.D11]/[.B11]" office:value-type="currency" office:currency="EUR" office:value="800">
            <text:p>800 €</text:p>
          </table:table-cell>
          <table:table-cell table:number-columns-repeated="2"/>
          <table:table-cell office:value-type="float" office:value="7">
            <text:p>7</text:p>
          </table:table-cell>
          <table:table-cell/>
          <table:table-cell table:style-name="ce8" table:formula="of:=[.H11]*[.$B$2]" office:value-type="currency" office:currency="EUR" office:value="2800">
            <text:p>2 800 €</text:p>
          </table:table-cell>
          <table:table-cell table:style-name="ce8" table:formula="of:=[.J11]/[.$H11]" office:value-type="currency" office:currency="EUR" office:value="400">
            <text:p>400 €</text:p>
          </table:table-cell>
          <table:table-cell table:style-name="ce8"/>
          <table:table-cell table:style-name="ce8" table:formula="of:=ROUNDUP(([.H11]*[.$B$2]*(1-[.H11]/50))/100)*100" office:value-type="currency" office:currency="EUR" office:value="2500">
            <text:p>2 500 €</text:p>
          </table:table-cell>
          <table:table-cell table:style-name="ce8" table:formula="of:=[.M11]/[.$H11]" office:value-type="currency" office:currency="EUR" office:value="357.142857142857">
            <text:p>357 €</text:p>
          </table:table-cell>
          <table:table-cell table:style-name="ce8"/>
          <table:table-cell table:style-name="ce8" table:formula="of:=ROUNDUP(([.H11]*[.$B$2]*(1-[.H11]/100))/100)*100" office:value-type="currency" office:currency="EUR" office:value="2700">
            <text:p>2 700 €</text:p>
          </table:table-cell>
          <table:table-cell table:style-name="ce8" table:formula="of:=[.P11]/[.$H11]" office:value-type="currency" office:currency="EUR" office:value="385.714285714286">
            <text:p>386 €</text:p>
          </table:table-cell>
          <table:table-cell table:style-name="ce8"/>
          <table:table-cell table:style-name="ce8" table:formula="of:=ROUNDUP(([.T11]+[.S10])/100)*100" office:value-type="currency" office:currency="EUR" office:value="2600">
            <text:p>2 600 €</text:p>
          </table:table-cell>
          <table:table-cell table:style-name="ce8" table:formula="of:=[.$B$2]-([.$H11]*[.$B$2]*[.B$3])+([.$B$2]*[.B$3])" office:value-type="currency" office:currency="EUR" office:value="274">
            <text:p>274 €</text:p>
          </table:table-cell>
          <table:table-cell table:number-columns-repeated="9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B12]+[.A12]" office:value-type="float" office:value="3">
            <text:p>3</text:p>
          </table:table-cell>
          <table:table-cell table:style-name="ce3" table:formula="of:=[.$B$2]*[.B12]*[.A12]" office:value-type="currency" office:currency="EUR" office:value="800">
            <text:p>800 €</text:p>
          </table:table-cell>
          <table:table-cell table:formula="of:=[.D12]/[.B12]" office:value-type="currency" office:currency="EUR" office:value="800">
            <text:p>800 €</text:p>
          </table:table-cell>
          <table:table-cell table:number-columns-repeated="2"/>
          <table:table-cell office:value-type="float" office:value="8">
            <text:p>8</text:p>
          </table:table-cell>
          <table:table-cell/>
          <table:table-cell table:style-name="ce8" table:formula="of:=[.H12]*[.$B$2]" office:value-type="currency" office:currency="EUR" office:value="3200">
            <text:p>3 200 €</text:p>
          </table:table-cell>
          <table:table-cell table:style-name="ce8" table:formula="of:=[.J12]/[.$H12]" office:value-type="currency" office:currency="EUR" office:value="400">
            <text:p>400 €</text:p>
          </table:table-cell>
          <table:table-cell table:style-name="ce8"/>
          <table:table-cell table:style-name="ce8" table:formula="of:=ROUNDUP(([.H12]*[.$B$2]*(1-[.H12]/50))/100)*100" office:value-type="currency" office:currency="EUR" office:value="2700">
            <text:p>2 700 €</text:p>
          </table:table-cell>
          <table:table-cell table:style-name="ce8" table:formula="of:=[.M12]/[.$H12]" office:value-type="currency" office:currency="EUR" office:value="337.5">
            <text:p>338 €</text:p>
          </table:table-cell>
          <table:table-cell table:style-name="ce8"/>
          <table:table-cell table:style-name="ce8" table:formula="of:=ROUNDUP(([.H12]*[.$B$2]*(1-[.H12]/100))/100)*100" office:value-type="currency" office:currency="EUR" office:value="3000">
            <text:p>3 000 €</text:p>
          </table:table-cell>
          <table:table-cell table:style-name="ce8" table:formula="of:=[.P12]/[.$H12]" office:value-type="currency" office:currency="EUR" office:value="375">
            <text:p>375 €</text:p>
          </table:table-cell>
          <table:table-cell table:style-name="ce8"/>
          <table:table-cell table:style-name="ce8" table:formula="of:=ROUNDUP(([.T12]+[.S11])/100)*100" office:value-type="currency" office:currency="EUR" office:value="2900">
            <text:p>2 900 €</text:p>
          </table:table-cell>
          <table:table-cell table:style-name="ce8" table:formula="of:=[.$B$2]-([.$H12]*[.$B$2]*[.B$3])+([.$B$2]*[.B$3])" office:value-type="currency" office:currency="EUR" office:value="253">
            <text:p>253 €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formula="of:=[.B13]+[.A13]" office:value-type="float" office:value="4">
            <text:p>4</text:p>
          </table:table-cell>
          <table:table-cell table:style-name="ce3" table:formula="of:=[.$B$2]*[.B13]*[.A13]" office:value-type="currency" office:currency="EUR" office:value="1600">
            <text:p>1 600 €</text:p>
          </table:table-cell>
          <table:table-cell table:formula="of:=[.D13]/[.B13]" office:value-type="currency" office:currency="EUR" office:value="800">
            <text:p>800 €</text:p>
          </table:table-cell>
          <table:table-cell table:number-columns-repeated="2"/>
          <table:table-cell office:value-type="float" office:value="9">
            <text:p>9</text:p>
          </table:table-cell>
          <table:table-cell/>
          <table:table-cell table:style-name="ce8" table:formula="of:=[.H13]*[.$B$2]" office:value-type="currency" office:currency="EUR" office:value="3600">
            <text:p>3 600 €</text:p>
          </table:table-cell>
          <table:table-cell table:style-name="ce8" table:formula="of:=[.J13]/[.$H13]" office:value-type="currency" office:currency="EUR" office:value="400">
            <text:p>400 €</text:p>
          </table:table-cell>
          <table:table-cell table:style-name="ce8"/>
          <table:table-cell table:style-name="ce8" table:formula="of:=ROUNDUP(([.H13]*[.$B$2]*(1-[.H13]/50))/100)*100" office:value-type="currency" office:currency="EUR" office:value="3000">
            <text:p>3 000 €</text:p>
          </table:table-cell>
          <table:table-cell table:style-name="ce8" table:formula="of:=[.M13]/[.$H13]" office:value-type="currency" office:currency="EUR" office:value="333.333333333333">
            <text:p>333 €</text:p>
          </table:table-cell>
          <table:table-cell table:style-name="ce8"/>
          <table:table-cell table:style-name="ce8" table:formula="of:=ROUNDUP(([.H13]*[.$B$2]*(1-[.H13]/100))/100)*100" office:value-type="currency" office:currency="EUR" office:value="3300">
            <text:p>3 300 €</text:p>
          </table:table-cell>
          <table:table-cell table:style-name="ce8" table:formula="of:=[.P13]/[.$H13]" office:value-type="currency" office:currency="EUR" office:value="366.666666666667">
            <text:p>367 €</text:p>
          </table:table-cell>
          <table:table-cell table:style-name="ce8"/>
          <table:table-cell table:style-name="ce8" table:formula="of:=ROUNDUP(([.T13]+[.S12])/100)*100" office:value-type="currency" office:currency="EUR" office:value="3200">
            <text:p>3 200 €</text:p>
          </table:table-cell>
          <table:table-cell table:style-name="ce8" table:formula="of:=[.$B$2]-([.$H13]*[.$B$2]*[.B$3])+([.$B$2]*[.B$3])" office:value-type="currency" office:currency="EUR" office:value="232">
            <text:p>232 €</text:p>
          </table:table-cell>
          <table:table-cell table:number-columns-repeated="9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B14]+[.A14]" office:value-type="float" office:value="5">
            <text:p>5</text:p>
          </table:table-cell>
          <table:table-cell table:style-name="ce3" table:formula="of:=[.$B$2]*[.B14]*[.A14]" office:value-type="currency" office:currency="EUR" office:value="2400">
            <text:p>2 400 €</text:p>
          </table:table-cell>
          <table:table-cell table:formula="of:=[.D14]/[.B14]" office:value-type="currency" office:currency="EUR" office:value="800">
            <text:p>800 €</text:p>
          </table:table-cell>
          <table:table-cell table:number-columns-repeated="2"/>
          <table:table-cell office:value-type="float" office:value="10">
            <text:p>10</text:p>
          </table:table-cell>
          <table:table-cell/>
          <table:table-cell table:style-name="ce8" table:formula="of:=[.H14]*[.$B$2]" office:value-type="currency" office:currency="EUR" office:value="4000">
            <text:p>4 000 €</text:p>
          </table:table-cell>
          <table:table-cell table:style-name="ce8" table:formula="of:=[.J14]/[.$H14]" office:value-type="currency" office:currency="EUR" office:value="400">
            <text:p>400 €</text:p>
          </table:table-cell>
          <table:table-cell table:style-name="ce8"/>
          <table:table-cell table:style-name="ce8" table:formula="of:=ROUNDUP(([.H14]*[.$B$2]*(1-[.H14]/50))/100)*100" office:value-type="currency" office:currency="EUR" office:value="3200">
            <text:p>3 200 €</text:p>
          </table:table-cell>
          <table:table-cell table:style-name="ce8" table:formula="of:=[.M14]/[.$H14]" office:value-type="currency" office:currency="EUR" office:value="320">
            <text:p>320 €</text:p>
          </table:table-cell>
          <table:table-cell table:style-name="ce8"/>
          <table:table-cell table:style-name="ce8" table:formula="of:=ROUNDUP(([.H14]*[.$B$2]*(1-[.H14]/100))/100)*100" office:value-type="currency" office:currency="EUR" office:value="3600">
            <text:p>3 600 €</text:p>
          </table:table-cell>
          <table:table-cell table:style-name="ce8" table:formula="of:=[.P14]/[.$H14]" office:value-type="currency" office:currency="EUR" office:value="360">
            <text:p>360 €</text:p>
          </table:table-cell>
          <table:table-cell table:style-name="ce8"/>
          <table:table-cell table:style-name="ce8" table:formula="of:=ROUNDUP(([.T14]+[.S13])/100)*100" office:value-type="currency" office:currency="EUR" office:value="3500">
            <text:p>3 500 €</text:p>
          </table:table-cell>
          <table:table-cell table:style-name="ce8" table:formula="of:=[.$B$2]-([.$H14]*[.$B$2]*[.B$3])+([.$B$2]*[.B$3])" office:value-type="currency" office:currency="EUR" office:value="211">
            <text:p>211 €</text:p>
          </table:table-cell>
          <table:table-cell table:number-columns-repeated="9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[.B15]+[.A15]" office:value-type="float" office:value="6">
            <text:p>6</text:p>
          </table:table-cell>
          <table:table-cell table:style-name="ce3" table:formula="of:=[.$B$2]*[.B15]*[.A15]" office:value-type="currency" office:currency="EUR" office:value="3200">
            <text:p>3 200 €</text:p>
          </table:table-cell>
          <table:table-cell table:formula="of:=[.D15]/[.B15]" office:value-type="currency" office:currency="EUR" office:value="800">
            <text:p>800 €</text:p>
          </table:table-cell>
          <table:table-cell table:number-columns-repeated="2"/>
          <table:table-cell office:value-type="float" office:value="11">
            <text:p>11</text:p>
          </table:table-cell>
          <table:table-cell/>
          <table:table-cell table:style-name="ce8" table:formula="of:=[.H15]*[.$B$2]" office:value-type="currency" office:currency="EUR" office:value="4400">
            <text:p>4 400 €</text:p>
          </table:table-cell>
          <table:table-cell table:style-name="ce8" table:formula="of:=[.J15]/[.$H15]" office:value-type="currency" office:currency="EUR" office:value="400">
            <text:p>400 €</text:p>
          </table:table-cell>
          <table:table-cell table:style-name="ce8"/>
          <table:table-cell table:style-name="ce8" table:formula="of:=ROUNDUP(([.H15]*[.$B$2]*(1-[.H15]/50))/100)*100" office:value-type="currency" office:currency="EUR" office:value="3500">
            <text:p>3 500 €</text:p>
          </table:table-cell>
          <table:table-cell table:style-name="ce8" table:formula="of:=[.M15]/[.$H15]" office:value-type="currency" office:currency="EUR" office:value="318.181818181818">
            <text:p>318 €</text:p>
          </table:table-cell>
          <table:table-cell table:style-name="ce8"/>
          <table:table-cell table:style-name="ce8" table:formula="of:=ROUNDUP(([.H15]*[.$B$2]*(1-[.H15]/100))/100)*100" office:value-type="currency" office:currency="EUR" office:value="4000">
            <text:p>4 000 €</text:p>
          </table:table-cell>
          <table:table-cell table:style-name="ce8" table:formula="of:=[.P15]/[.$H15]" office:value-type="currency" office:currency="EUR" office:value="363.636363636364">
            <text:p>364 €</text:p>
          </table:table-cell>
          <table:table-cell table:style-name="ce8"/>
          <table:table-cell table:style-name="ce8" table:formula="of:=ROUNDUP(([.T15]+[.S14])/100)*100" office:value-type="currency" office:currency="EUR" office:value="3700">
            <text:p>3 700 €</text:p>
          </table:table-cell>
          <table:table-cell table:style-name="ce8" table:formula="of:=[.$B$2]-([.$H15]*[.$B$2]*[.B$3])+([.$B$2]*[.B$3])" office:value-type="currency" office:currency="EUR" office:value="190">
            <text:p>190 €</text:p>
          </table:table-cell>
          <table:table-cell table:number-columns-repeated="9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formula="of:=[.B16]+[.A16]" office:value-type="float" office:value="7">
            <text:p>7</text:p>
          </table:table-cell>
          <table:table-cell table:style-name="ce3" table:formula="of:=[.$B$2]*[.B16]*[.A16]" office:value-type="currency" office:currency="EUR" office:value="4000">
            <text:p>4 000 €</text:p>
          </table:table-cell>
          <table:table-cell table:formula="of:=[.D16]/[.B16]" office:value-type="currency" office:currency="EUR" office:value="800">
            <text:p>800 €</text:p>
          </table:table-cell>
          <table:table-cell table:number-columns-repeated="2"/>
          <table:table-cell office:value-type="float" office:value="12">
            <text:p>12</text:p>
          </table:table-cell>
          <table:table-cell/>
          <table:table-cell table:style-name="ce8" table:formula="of:=[.H16]*[.$B$2]" office:value-type="currency" office:currency="EUR" office:value="4800">
            <text:p>4 800 €</text:p>
          </table:table-cell>
          <table:table-cell table:style-name="ce8" table:formula="of:=[.J16]/[.$H16]" office:value-type="currency" office:currency="EUR" office:value="400">
            <text:p>400 €</text:p>
          </table:table-cell>
          <table:table-cell table:style-name="ce8"/>
          <table:table-cell table:style-name="ce8" table:formula="of:=ROUNDUP(([.H16]*[.$B$2]*(1-[.H16]/50))/100)*100" office:value-type="currency" office:currency="EUR" office:value="3700">
            <text:p>3 700 €</text:p>
          </table:table-cell>
          <table:table-cell table:style-name="ce8" table:formula="of:=[.M16]/[.$H16]" office:value-type="currency" office:currency="EUR" office:value="308.333333333333">
            <text:p>308 €</text:p>
          </table:table-cell>
          <table:table-cell table:style-name="ce8"/>
          <table:table-cell table:style-name="ce8" table:formula="of:=ROUNDUP(([.H16]*[.$B$2]*(1-[.H16]/100))/100)*100" office:value-type="currency" office:currency="EUR" office:value="4300">
            <text:p>4 300 €</text:p>
          </table:table-cell>
          <table:table-cell table:style-name="ce8" table:formula="of:=[.P16]/[.$H16]" office:value-type="currency" office:currency="EUR" office:value="358.333333333333">
            <text:p>358 €</text:p>
          </table:table-cell>
          <table:table-cell table:style-name="ce8"/>
          <table:table-cell table:style-name="ce8" table:formula="of:=ROUNDUP(([.T16]+[.S15])/100)*100" office:value-type="currency" office:currency="EUR" office:value="3900">
            <text:p>3 900 €</text:p>
          </table:table-cell>
          <table:table-cell table:style-name="ce8" table:formula="of:=[.$B$2]-([.$H16]*[.$B$2]*[.B$3])+([.$B$2]*[.B$3])" office:value-type="currency" office:currency="EUR" office:value="169">
            <text:p>169 €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5">
            <text:p>0,5</text:p>
          </table:table-cell>
          <table:table-cell table:formula="of:=[.B17]+[.A17]" office:value-type="float" office:value="3.5">
            <text:p>3,5</text:p>
          </table:table-cell>
          <table:table-cell table:style-name="ce3" table:formula="of:=[.$B$2]*[.B17]*[.A17]" office:value-type="currency" office:currency="EUR" office:value="600">
            <text:p>600 €</text:p>
          </table:table-cell>
          <table:table-cell table:formula="of:=[.D17]/[.B17]" office:value-type="currency" office:currency="EUR" office:value="1200">
            <text:p>1 200 €</text:p>
          </table:table-cell>
          <table:table-cell table:number-columns-repeated="2"/>
          <table:table-cell office:value-type="float" office:value="13">
            <text:p>13</text:p>
          </table:table-cell>
          <table:table-cell/>
          <table:table-cell table:style-name="ce8" table:formula="of:=[.H17]*[.$B$2]" office:value-type="currency" office:currency="EUR" office:value="5200">
            <text:p>5 200 €</text:p>
          </table:table-cell>
          <table:table-cell table:style-name="ce8" table:formula="of:=[.J17]/[.$H17]" office:value-type="currency" office:currency="EUR" office:value="400">
            <text:p>400 €</text:p>
          </table:table-cell>
          <table:table-cell table:style-name="ce8"/>
          <table:table-cell table:style-name="ce8" table:formula="of:=ROUNDUP(([.H17]*[.$B$2]*(1-[.H17]/50))/100)*100" office:value-type="currency" office:currency="EUR" office:value="3900">
            <text:p>3 900 €</text:p>
          </table:table-cell>
          <table:table-cell table:style-name="ce8" table:formula="of:=[.M17]/[.$H17]" office:value-type="currency" office:currency="EUR" office:value="300">
            <text:p>300 €</text:p>
          </table:table-cell>
          <table:table-cell table:style-name="ce8"/>
          <table:table-cell table:style-name="ce8" table:formula="of:=ROUNDUP(([.H17]*[.$B$2]*(1-[.H17]/100))/100)*100" office:value-type="currency" office:currency="EUR" office:value="4600">
            <text:p>4 600 €</text:p>
          </table:table-cell>
          <table:table-cell table:style-name="ce8" table:formula="of:=[.P17]/[.$H17]" office:value-type="currency" office:currency="EUR" office:value="353.846153846154">
            <text:p>354 €</text:p>
          </table:table-cell>
          <table:table-cell table:style-name="ce8"/>
          <table:table-cell table:style-name="ce8" table:formula="of:=ROUNDUP(([.T17]+[.S16])/100)*100" office:value-type="currency" office:currency="EUR" office:value="4100">
            <text:p>4 100 €</text:p>
          </table:table-cell>
          <table:table-cell table:style-name="ce8" table:formula="of:=[.$B$2]-([.$H17]*[.$B$2]*[.B$3])+([.$B$2]*[.B$3])" office:value-type="currency" office:currency="EUR" office:value="148">
            <text:p>148 €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B18]+[.A18]" office:value-type="float" office:value="4">
            <text:p>4</text:p>
          </table:table-cell>
          <table:table-cell table:style-name="ce3" table:formula="of:=[.$B$2]*[.B18]*[.A18]" office:value-type="currency" office:currency="EUR" office:value="1200">
            <text:p>1 200 €</text:p>
          </table:table-cell>
          <table:table-cell table:formula="of:=[.D18]/[.B18]" office:value-type="currency" office:currency="EUR" office:value="1200">
            <text:p>1 200 €</text:p>
          </table:table-cell>
          <table:table-cell table:number-columns-repeated="2"/>
          <table:table-cell office:value-type="float" office:value="14">
            <text:p>14</text:p>
          </table:table-cell>
          <table:table-cell/>
          <table:table-cell table:style-name="ce8" table:formula="of:=[.H18]*[.$B$2]" office:value-type="currency" office:currency="EUR" office:value="5600">
            <text:p>5 600 €</text:p>
          </table:table-cell>
          <table:table-cell table:style-name="ce8" table:formula="of:=[.J18]/[.$H18]" office:value-type="currency" office:currency="EUR" office:value="400">
            <text:p>400 €</text:p>
          </table:table-cell>
          <table:table-cell table:style-name="ce8"/>
          <table:table-cell table:style-name="ce8" table:formula="of:=ROUNDUP(([.H18]*[.$B$2]*(1-[.H18]/50))/100)*100" office:value-type="currency" office:currency="EUR" office:value="4100">
            <text:p>4 100 €</text:p>
          </table:table-cell>
          <table:table-cell table:style-name="ce8" table:formula="of:=[.M18]/[.$H18]" office:value-type="currency" office:currency="EUR" office:value="292.857142857143">
            <text:p>293 €</text:p>
          </table:table-cell>
          <table:table-cell table:style-name="ce8"/>
          <table:table-cell table:style-name="ce8" table:formula="of:=ROUNDUP(([.H18]*[.$B$2]*(1-[.H18]/100))/100)*100" office:value-type="currency" office:currency="EUR" office:value="4900">
            <text:p>4 900 €</text:p>
          </table:table-cell>
          <table:table-cell table:style-name="ce8" table:formula="of:=[.P18]/[.$H18]" office:value-type="currency" office:currency="EUR" office:value="350">
            <text:p>350 €</text:p>
          </table:table-cell>
          <table:table-cell table:style-name="ce8"/>
          <table:table-cell table:style-name="ce8" table:formula="of:=ROUNDUP(([.T18]+[.S17])/100)*100" office:value-type="currency" office:currency="EUR" office:value="4300">
            <text:p>4 300 €</text:p>
          </table:table-cell>
          <table:table-cell table:style-name="ce8" table:formula="of:=[.$B$2]-([.$H18]*[.$B$2]*[.B$3])+([.$B$2]*[.B$3])" office:value-type="currency" office:currency="EUR" office:value="127">
            <text:p>127 €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[.B19]+[.A19]" office:value-type="float" office:value="5">
            <text:p>5</text:p>
          </table:table-cell>
          <table:table-cell table:style-name="ce3" table:formula="of:=[.$B$2]*[.B19]*[.A19]" office:value-type="currency" office:currency="EUR" office:value="2400">
            <text:p>2 400 €</text:p>
          </table:table-cell>
          <table:table-cell table:formula="of:=[.D19]/[.B19]" office:value-type="currency" office:currency="EUR" office:value="1200">
            <text:p>1 200 €</text:p>
          </table:table-cell>
          <table:table-cell table:number-columns-repeated="2"/>
          <table:table-cell office:value-type="float" office:value="15">
            <text:p>15</text:p>
          </table:table-cell>
          <table:table-cell/>
          <table:table-cell table:style-name="ce8" table:formula="of:=[.H19]*[.$B$2]" office:value-type="currency" office:currency="EUR" office:value="6000">
            <text:p>6 000 €</text:p>
          </table:table-cell>
          <table:table-cell table:style-name="ce8" table:formula="of:=[.J19]/[.$H19]" office:value-type="currency" office:currency="EUR" office:value="400">
            <text:p>400 €</text:p>
          </table:table-cell>
          <table:table-cell table:style-name="ce8"/>
          <table:table-cell table:style-name="ce8" table:formula="of:=ROUNDUP(([.H19]*[.$B$2]*(1-[.H19]/50))/100)*100" office:value-type="currency" office:currency="EUR" office:value="4200">
            <text:p>4 200 €</text:p>
          </table:table-cell>
          <table:table-cell table:style-name="ce8" table:formula="of:=[.M19]/[.$H19]" office:value-type="currency" office:currency="EUR" office:value="280">
            <text:p>280 €</text:p>
          </table:table-cell>
          <table:table-cell table:style-name="ce8"/>
          <table:table-cell table:style-name="ce8" table:formula="of:=ROUNDUP(([.H19]*[.$B$2]*(1-[.H19]/100))/100)*100" office:value-type="currency" office:currency="EUR" office:value="5100">
            <text:p>5 100 €</text:p>
          </table:table-cell>
          <table:table-cell table:style-name="ce8" table:formula="of:=[.P19]/[.$H19]" office:value-type="currency" office:currency="EUR" office:value="340">
            <text:p>340 €</text:p>
          </table:table-cell>
          <table:table-cell table:style-name="ce8"/>
          <table:table-cell table:style-name="ce8" table:formula="of:=ROUNDUP(([.T19]+[.S18])/100)*100" office:value-type="currency" office:currency="EUR" office:value="4500">
            <text:p>4 500 €</text:p>
          </table:table-cell>
          <table:table-cell table:style-name="ce8" table:formula="of:=[.$B$2]-([.$H19]*[.$B$2]*[.B$3])+([.$B$2]*[.B$3])" office:value-type="currency" office:currency="EUR" office:value="106">
            <text:p>106 €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3">
            <text:p>3</text:p>
          </table:table-cell>
          <table:table-cell table:formula="of:=[.B20]+[.A20]" office:value-type="float" office:value="6">
            <text:p>6</text:p>
          </table:table-cell>
          <table:table-cell table:style-name="ce3" table:formula="of:=[.$B$2]*[.B20]*[.A20]" office:value-type="currency" office:currency="EUR" office:value="3600">
            <text:p>3 600 €</text:p>
          </table:table-cell>
          <table:table-cell table:formula="of:=[.D20]/[.B20]" office:value-type="currency" office:currency="EUR" office:value="1200">
            <text:p>1 200 €</text:p>
          </table:table-cell>
          <table:table-cell table:number-columns-repeated="2"/>
          <table:table-cell office:value-type="float" office:value="16">
            <text:p>16</text:p>
          </table:table-cell>
          <table:table-cell/>
          <table:table-cell table:style-name="ce8" table:formula="of:=[.H20]*[.$B$2]" office:value-type="currency" office:currency="EUR" office:value="6400">
            <text:p>6 400 €</text:p>
          </table:table-cell>
          <table:table-cell table:style-name="ce8" table:formula="of:=[.J20]/[.$H20]" office:value-type="currency" office:currency="EUR" office:value="400">
            <text:p>400 €</text:p>
          </table:table-cell>
          <table:table-cell table:style-name="ce8"/>
          <table:table-cell table:style-name="ce8" table:formula="of:=ROUNDUP(([.H20]*[.$B$2]*(1-[.H20]/50))/100)*100" office:value-type="currency" office:currency="EUR" office:value="4400">
            <text:p>4 400 €</text:p>
          </table:table-cell>
          <table:table-cell table:style-name="ce8" table:formula="of:=[.M20]/[.$H20]" office:value-type="currency" office:currency="EUR" office:value="275">
            <text:p>275 €</text:p>
          </table:table-cell>
          <table:table-cell table:style-name="ce8"/>
          <table:table-cell table:style-name="ce8" table:formula="of:=ROUNDUP(([.H20]*[.$B$2]*(1-[.H20]/100))/100)*100" office:value-type="currency" office:currency="EUR" office:value="5400">
            <text:p>5 400 €</text:p>
          </table:table-cell>
          <table:table-cell table:style-name="ce8" table:formula="of:=[.P20]/[.$H20]" office:value-type="currency" office:currency="EUR" office:value="337.5">
            <text:p>338 €</text:p>
          </table:table-cell>
          <table:table-cell table:style-name="ce8"/>
          <table:table-cell table:style-name="ce8" table:formula="of:=ROUNDUP(([.T20]+[.S19])/100)*100" office:value-type="currency" office:currency="EUR" office:value="4600">
            <text:p>4 600 €</text:p>
          </table:table-cell>
          <table:table-cell table:style-name="ce8" table:formula="of:=[.$B$2]-([.$H20]*[.$B$2]*[.B$3])+([.$B$2]*[.B$3])" office:value-type="currency" office:currency="EUR" office:value="85">
            <text:p>85 €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[.B21]+[.A21]" office:value-type="float" office:value="7">
            <text:p>7</text:p>
          </table:table-cell>
          <table:table-cell table:style-name="ce3" table:formula="of:=[.$B$2]*[.B21]*[.A21]" office:value-type="currency" office:currency="EUR" office:value="4800">
            <text:p>4 800 €</text:p>
          </table:table-cell>
          <table:table-cell table:formula="of:=[.D21]/[.B21]" office:value-type="currency" office:currency="EUR" office:value="1200">
            <text:p>1 200 €</text:p>
          </table:table-cell>
          <table:table-cell table:number-columns-repeated="2"/>
          <table:table-cell office:value-type="float" office:value="17">
            <text:p>17</text:p>
          </table:table-cell>
          <table:table-cell/>
          <table:table-cell table:style-name="ce8" table:formula="of:=[.H21]*[.$B$2]" office:value-type="currency" office:currency="EUR" office:value="6800">
            <text:p>6 800 €</text:p>
          </table:table-cell>
          <table:table-cell table:style-name="ce8" table:formula="of:=[.J21]/[.$H21]" office:value-type="currency" office:currency="EUR" office:value="400">
            <text:p>400 €</text:p>
          </table:table-cell>
          <table:table-cell table:style-name="ce8"/>
          <table:table-cell table:style-name="ce8" table:formula="of:=ROUNDUP(([.H21]*[.$B$2]*(1-[.H21]/50))/100)*100" office:value-type="currency" office:currency="EUR" office:value="4500">
            <text:p>4 500 €</text:p>
          </table:table-cell>
          <table:table-cell table:style-name="ce8" table:formula="of:=[.M21]/[.$H21]" office:value-type="currency" office:currency="EUR" office:value="264.705882352941">
            <text:p>265 €</text:p>
          </table:table-cell>
          <table:table-cell table:style-name="ce8"/>
          <table:table-cell table:style-name="ce8" table:formula="of:=ROUNDUP(([.H21]*[.$B$2]*(1-[.H21]/100))/100)*100" office:value-type="currency" office:currency="EUR" office:value="5700">
            <text:p>5 700 €</text:p>
          </table:table-cell>
          <table:table-cell table:style-name="ce8" table:formula="of:=[.P21]/[.$H21]" office:value-type="currency" office:currency="EUR" office:value="335.294117647059">
            <text:p>335 €</text:p>
          </table:table-cell>
          <table:table-cell table:style-name="ce8"/>
          <table:table-cell table:style-name="ce8" table:formula="of:=ROUNDUP(([.T21]+[.S20])/100)*100" office:value-type="currency" office:currency="EUR" office:value="4700">
            <text:p>4 700 €</text:p>
          </table:table-cell>
          <table:table-cell table:style-name="ce8" table:formula="of:=[.$B$2]-([.$H21]*[.$B$2]*[.B$3])+([.$B$2]*[.B$3])" office:value-type="currency" office:currency="EUR" office:value="63.9999999999999">
            <text:p>64 €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formula="of:=[.B22]+[.A22]" office:value-type="float" office:value="8">
            <text:p>8</text:p>
          </table:table-cell>
          <table:table-cell table:style-name="ce3" table:formula="of:=[.$B$2]*[.B22]*[.A22]" office:value-type="currency" office:currency="EUR" office:value="6000">
            <text:p>6 000 €</text:p>
          </table:table-cell>
          <table:table-cell table:formula="of:=[.D22]/[.B22]" office:value-type="currency" office:currency="EUR" office:value="1200">
            <text:p>1 200 €</text:p>
          </table:table-cell>
          <table:table-cell table:number-columns-repeated="2"/>
          <table:table-cell office:value-type="float" office:value="18">
            <text:p>18</text:p>
          </table:table-cell>
          <table:table-cell/>
          <table:table-cell table:style-name="ce8" table:formula="of:=[.H22]*[.$B$2]" office:value-type="currency" office:currency="EUR" office:value="7200">
            <text:p>7 200 €</text:p>
          </table:table-cell>
          <table:table-cell table:style-name="ce8" table:formula="of:=[.J22]/[.$H22]" office:value-type="currency" office:currency="EUR" office:value="400">
            <text:p>400 €</text:p>
          </table:table-cell>
          <table:table-cell table:style-name="ce8"/>
          <table:table-cell table:style-name="ce8" table:formula="of:=ROUNDUP(([.H22]*[.$B$2]*(1-[.H22]/50))/100)*100" office:value-type="currency" office:currency="EUR" office:value="4700">
            <text:p>4 700 €</text:p>
          </table:table-cell>
          <table:table-cell table:style-name="ce8" table:formula="of:=[.M22]/[.$H22]" office:value-type="currency" office:currency="EUR" office:value="261.111111111111">
            <text:p>261 €</text:p>
          </table:table-cell>
          <table:table-cell table:style-name="ce8"/>
          <table:table-cell table:style-name="ce8" table:formula="of:=ROUNDUP(([.H22]*[.$B$2]*(1-[.H22]/100))/100)*100" office:value-type="currency" office:currency="EUR" office:value="6000">
            <text:p>6 000 €</text:p>
          </table:table-cell>
          <table:table-cell table:style-name="ce8" table:formula="of:=[.P22]/[.$H22]" office:value-type="currency" office:currency="EUR" office:value="333.333333333333">
            <text:p>333 €</text:p>
          </table:table-cell>
          <table:table-cell table:style-name="ce8"/>
          <table:table-cell table:style-name="ce8" table:formula="of:=ROUNDUP(([.T22]+[.S21])/100)*100" office:value-type="currency" office:currency="EUR" office:value="4800">
            <text:p>4 800 €</text:p>
          </table:table-cell>
          <table:table-cell table:style-name="ce8" table:formula="of:=[.$B$2]-([.$H22]*[.$B$2]*[.B$3])+([.$B$2]*[.B$3])" office:value-type="currency" office:currency="EUR" office:value="42.9999999999999">
            <text:p>43 €</text:p>
          </table:table-cell>
          <table:table-cell table:number-columns-repeated="9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5">
            <text:p>0,5</text:p>
          </table:table-cell>
          <table:table-cell table:formula="of:=[.B23]+[.A23]" office:value-type="float" office:value="4.5">
            <text:p>4,5</text:p>
          </table:table-cell>
          <table:table-cell table:style-name="ce3" table:formula="of:=[.$B$2]*[.B23]*[.A23]" office:value-type="currency" office:currency="EUR" office:value="800">
            <text:p>800 €</text:p>
          </table:table-cell>
          <table:table-cell table:formula="of:=[.D23]/[.B23]" office:value-type="currency" office:currency="EUR" office:value="1600">
            <text:p>1 600 €</text:p>
          </table:table-cell>
          <table:table-cell table:number-columns-repeated="2"/>
          <table:table-cell office:value-type="float" office:value="19">
            <text:p>19</text:p>
          </table:table-cell>
          <table:table-cell/>
          <table:table-cell table:style-name="ce8" table:formula="of:=[.H23]*[.$B$2]" office:value-type="currency" office:currency="EUR" office:value="7600">
            <text:p>7 600 €</text:p>
          </table:table-cell>
          <table:table-cell table:style-name="ce8" table:formula="of:=[.J23]/[.$H23]" office:value-type="currency" office:currency="EUR" office:value="400">
            <text:p>400 €</text:p>
          </table:table-cell>
          <table:table-cell table:style-name="ce8"/>
          <table:table-cell table:style-name="ce8" table:formula="of:=ROUNDUP(([.H23]*[.$B$2]*(1-[.H23]/50))/100)*100" office:value-type="currency" office:currency="EUR" office:value="4800">
            <text:p>4 800 €</text:p>
          </table:table-cell>
          <table:table-cell table:style-name="ce8" table:formula="of:=[.M23]/[.$H23]" office:value-type="currency" office:currency="EUR" office:value="252.631578947368">
            <text:p>253 €</text:p>
          </table:table-cell>
          <table:table-cell table:style-name="ce8"/>
          <table:table-cell table:style-name="ce8" table:formula="of:=ROUNDUP(([.H23]*[.$B$2]*(1-[.H23]/100))/100)*100" office:value-type="currency" office:currency="EUR" office:value="6200">
            <text:p>6 200 €</text:p>
          </table:table-cell>
          <table:table-cell table:style-name="ce8" table:formula="of:=[.P23]/[.$H23]" office:value-type="currency" office:currency="EUR" office:value="326.315789473684">
            <text:p>326 €</text:p>
          </table:table-cell>
          <table:table-cell table:style-name="ce8"/>
          <table:table-cell table:style-name="ce8" table:formula="of:=ROUNDUP(([.T23]+[.S22])/100)*100" office:value-type="currency" office:currency="EUR" office:value="4900">
            <text:p>4 900 €</text:p>
          </table:table-cell>
          <table:table-cell table:style-name="ce8" table:formula="of:=[.$B$2]-([.$H23]*[.$B$2]*[.B$3])+([.$B$2]*[.B$3])" office:value-type="currency" office:currency="EUR" office:value="21.9999999999999">
            <text:p>22 €</text:p>
          </table:table-cell>
          <table:table-cell table:number-columns-repeated="9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[.B24]+[.A24]" office:value-type="float" office:value="5">
            <text:p>5</text:p>
          </table:table-cell>
          <table:table-cell table:style-name="ce3" table:formula="of:=[.$B$2]*[.B24]*[.A24]" office:value-type="currency" office:currency="EUR" office:value="1600">
            <text:p>1 600 €</text:p>
          </table:table-cell>
          <table:table-cell table:formula="of:=[.D24]/[.B24]" office:value-type="currency" office:currency="EUR" office:value="1600">
            <text:p>1 600 €</text:p>
          </table:table-cell>
          <table:table-cell table:number-columns-repeated="2"/>
          <table:table-cell table:style-name="ce5" office:value-type="float" office:value="20">
            <text:p>20</text:p>
          </table:table-cell>
          <table:table-cell table:style-name="ce5"/>
          <table:table-cell table:style-name="ce9" table:formula="of:=[.H24]*[.$B$2]" office:value-type="currency" office:currency="EUR" office:value="8000">
            <text:p>8 000 €</text:p>
          </table:table-cell>
          <table:table-cell table:style-name="ce9" table:formula="of:=[.J24]/[.$H24]" office:value-type="currency" office:currency="EUR" office:value="400">
            <text:p>400 €</text:p>
          </table:table-cell>
          <table:table-cell table:style-name="ce9"/>
          <table:table-cell table:style-name="ce9" table:formula="of:=ROUNDUP(([.H24]*[.$B$2]*(1-[.H24]/50))/100)*100" office:value-type="currency" office:currency="EUR" office:value="4800">
            <text:p>4 800 €</text:p>
          </table:table-cell>
          <table:table-cell table:style-name="ce9" table:formula="of:=[.M24]/[.$H24]" office:value-type="currency" office:currency="EUR" office:value="240">
            <text:p>240 €</text:p>
          </table:table-cell>
          <table:table-cell table:style-name="ce9"/>
          <table:table-cell table:style-name="ce9" table:formula="of:=ROUNDUP(([.H24]*[.$B$2]*(1-[.H24]/100))/100)*100" office:value-type="currency" office:currency="EUR" office:value="6400">
            <text:p>6 400 €</text:p>
          </table:table-cell>
          <table:table-cell table:style-name="ce9" table:formula="of:=[.P24]/[.$H24]" office:value-type="currency" office:currency="EUR" office:value="320">
            <text:p>320 €</text:p>
          </table:table-cell>
          <table:table-cell table:style-name="ce9"/>
          <table:table-cell table:style-name="ce8" table:formula="of:=ROUNDUP(([.T24]+[.S23])/100)*100" office:value-type="currency" office:currency="EUR" office:value="5000">
            <text:p>5 000 €</text:p>
          </table:table-cell>
          <table:table-cell table:style-name="ce9" table:formula="of:=[.$B$2]-([.$H24]*[.$B$2]*[.B$3])+([.$B$2]*[.B$3])" office:value-type="currency" office:currency="EUR" office:value="0.999999999999947">
            <text:p>1 €</text:p>
          </table:table-cell>
          <table:table-cell table:number-columns-repeated="9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[.B25]+[.A25]" office:value-type="float" office:value="6">
            <text:p>6</text:p>
          </table:table-cell>
          <table:table-cell table:style-name="ce3" table:formula="of:=[.$B$2]*[.B25]*[.A25]" office:value-type="currency" office:currency="EUR" office:value="3200">
            <text:p>3 200 €</text:p>
          </table:table-cell>
          <table:table-cell table:formula="of:=[.D25]/[.B25]" office:value-type="currency" office:currency="EUR" office:value="1600">
            <text:p>1 600 €</text:p>
          </table:table-cell>
          <table:table-cell table:number-columns-repeated="3"/>
          <table:table-cell/>
          <table:table-cell/>
          <table:table-cell/>
          <table:table-cell table:number-columns-repeated="18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formula="of:=[.B26]+[.A26]" office:value-type="float" office:value="7">
            <text:p>7</text:p>
          </table:table-cell>
          <table:table-cell table:style-name="ce3" table:formula="of:=[.$B$2]*[.B26]*[.A26]" office:value-type="currency" office:currency="EUR" office:value="4800">
            <text:p>4 800 €</text:p>
          </table:table-cell>
          <table:table-cell table:formula="of:=[.D26]/[.B26]" office:value-type="currency" office:currency="EUR" office:value="1600">
            <text:p>1 600 €</text:p>
          </table:table-cell>
          <table:table-cell table:number-columns-repeated="3"/>
          <table:table-cell/>
          <table:table-cell/>
          <table:table-cell/>
          <table:table-cell table:number-columns-repeated="18"/>
        </table:table-row>
        <table:table-row table:style-name="ro1">
          <table:table-cell table:number-columns-repeated="2" office:value-type="float" office:value="4">
            <text:p>4</text:p>
          </table:table-cell>
          <table:table-cell table:formula="of:=[.B27]+[.A27]" office:value-type="float" office:value="8">
            <text:p>8</text:p>
          </table:table-cell>
          <table:table-cell table:style-name="ce3" table:formula="of:=[.$B$2]*[.B27]*[.A27]" office:value-type="currency" office:currency="EUR" office:value="6400">
            <text:p>6 400 €</text:p>
          </table:table-cell>
          <table:table-cell table:formula="of:=[.D27]/[.B27]" office:value-type="currency" office:currency="EUR" office:value="1600">
            <text:p>1 600 €</text:p>
          </table:table-cell>
          <table:table-cell table:number-columns-repeated="3"/>
          <table:table-cell/>
          <table:table-cell table:style-name="Default"/>
          <table:table-cell table:style-name="Default"/>
          <table:table-cell table:style-name="Default" table:number-columns-repeated="7"/>
          <table:table-cell table:number-columns-repeated="11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[.B28]+[.A28]" office:value-type="float" office:value="9">
            <text:p>9</text:p>
          </table:table-cell>
          <table:table-cell table:style-name="ce3" table:formula="of:=[.$B$2]*[.B28]*[.A28]" office:value-type="currency" office:currency="EUR" office:value="8000">
            <text:p>8 000 €</text:p>
          </table:table-cell>
          <table:table-cell table:formula="of:=[.D28]/[.B28]" office:value-type="currency" office:currency="EUR" office:value="1600">
            <text:p>1 600 €</text:p>
          </table:table-cell>
          <table:table-cell table:number-columns-repeated="3"/>
          <table:table-cell/>
          <table:table-cell table:style-name="Default" office:value-type="string">
            <text:p>Nb jours</text:p>
          </table:table-cell>
          <table:table-cell table:number-columns-repeated="8" table:style-name="Default"/>
          <table:table-cell/>
          <table:table-cell table:number-columns-repeated="10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5">
            <text:p>0,5</text:p>
          </table:table-cell>
          <table:table-cell table:formula="of:=[.B29]+[.A29]" office:value-type="float" office:value="5.5">
            <text:p>5,5</text:p>
          </table:table-cell>
          <table:table-cell table:style-name="ce3" table:formula="of:=[.$B$2]*[.B29]*[.A29]" office:value-type="currency" office:currency="EUR" office:value="1000">
            <text:p>1 000 €</text:p>
          </table:table-cell>
          <table:table-cell table:formula="of:=[.D29]/[.B29]" office:value-type="currency" office:currency="EUR" office:value="2000">
            <text:p>2 000 €</text:p>
          </table:table-cell>
          <table:table-cell table:number-columns-repeated="2"/>
          <table:table-cell office:value-type="string">
            <text:p>Arrondi sur</text:p>
          </table:table-cell>
          <table:table-cell office:value-type="float" office:value="25">
            <text:p>25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[.B30]+[.A30]" office:value-type="float" office:value="6">
            <text:p>6</text:p>
          </table:table-cell>
          <table:table-cell table:style-name="ce3" table:formula="of:=[.$B$2]*[.B30]*[.A30]" office:value-type="currency" office:currency="EUR" office:value="2000">
            <text:p>2 000 €</text:p>
          </table:table-cell>
          <table:table-cell table:formula="of:=[.D30]/[.B30]" office:value-type="currency" office:currency="EUR" office:value="2000">
            <text:p>2 000 €</text:p>
          </table:table-cell>
          <table:table-cell table:number-columns-repeated="2"/>
          <table:table-cell table:style-name="ce6" office:value-type="string">
            <text:p>Nb eleves</text:p>
          </table:table-cell>
          <table:table-cell office:value-type="float" office:value="1">
            <text:p>1</text:p>
          </table:table-cell>
          <table:table-cell table:style-name="Default" table:formula="of:=([.$B$2]-([.$I30]*[.$B$2]*[.$B$3])+([.$B$2]*[.$B$3]))*[.J$29]" office:value-type="float" office:value="400">
            <text:p>400</text:p>
          </table:table-cell>
          <table:table-cell table:style-name="Default" table:formula="of:=([.$B$2]-([.$I30]*[.$B$2]*[.$B$3])+([.$B$2]*[.$B$3]))*[.K$29]" office:value-type="float" office:value="800">
            <text:p>800</text:p>
          </table:table-cell>
          <table:table-cell table:style-name="Default" table:formula="of:=([.$B$2]-([.$I30]*[.$B$2]*[.$B$3])+([.$B$2]*[.$B$3]))*[.L$29]" office:value-type="float" office:value="1200">
            <text:p>1200</text:p>
          </table:table-cell>
          <table:table-cell table:style-name="Default" table:formula="of:=([.$B$2]-([.$I30]*[.$B$2]*[.$B$3])+([.$B$2]*[.$B$3]))*[.M$29]" office:value-type="float" office:value="1600">
            <text:p>1600</text:p>
          </table:table-cell>
          <table:table-cell table:style-name="Default" table:formula="of:=([.$B$2]-([.$I30]*[.$B$2]*[.$B$3])+([.$B$2]*[.$B$3]))*[.N$29]" office:value-type="float" office:value="2000">
            <text:p>2000</text:p>
          </table:table-cell>
          <table:table-cell table:style-name="Default" table:formula="of:=([.$B$2]-([.$I30]*[.$B$2]*[.$B$3])+([.$B$2]*[.$B$3]))*[.O$29]" office:value-type="float" office:value="2400">
            <text:p>2400</text:p>
          </table:table-cell>
          <table:table-cell table:style-name="Default" table:formula="of:=([.$B$2]-([.$I30]*[.$B$2]*[.$B$3])+([.$B$2]*[.$B$3]))*[.P$29]" office:value-type="float" office:value="2800">
            <text:p>2800</text:p>
          </table:table-cell>
          <table:table-cell table:style-name="Default" table:formula="of:=([.$B$2]-([.$I30]*[.$B$2]*[.$B$3])+([.$B$2]*[.$B$3]))*[.Q$29]" office:value-type="float" office:value="3200">
            <text:p>3200</text:p>
          </table:table-cell>
          <table:table-cell table:style-name="Default" table:formula="of:=([.$B$2]-([.$I30]*[.$B$2]*[.$B$3])+([.$B$2]*[.$B$3]))*[.R$29]" office:value-type="float" office:value="3600">
            <text:p>3600</text:p>
          </table:table-cell>
          <table:table-cell table:formula="of:=([.$B$2]-([.$I30]*[.$B$2]*[.$B$3])+([.$B$2]*[.$B$3]))*[.S$29]" office:value-type="float" office:value="4000">
            <text:p>4000</text:p>
          </table:table-cell>
          <table:table-cell table:formula="of:=([.$B$2]-([.$I30]*[.$B$2]*[.$B$3])+([.$B$2]*[.$B$3]))*[.T$29]" office:value-type="float" office:value="4400">
            <text:p>4400</text:p>
          </table:table-cell>
          <table:table-cell table:formula="of:=([.$B$2]-([.$I30]*[.$B$2]*[.$B$3])+([.$B$2]*[.$B$3]))*[.U$29]" office:value-type="float" office:value="4800">
            <text:p>4800</text:p>
          </table:table-cell>
          <table:table-cell table:formula="of:=([.$B$2]-([.$I30]*[.$B$2]*[.$B$3])+([.$B$2]*[.$B$3]))*[.V$29]" office:value-type="float" office:value="5200">
            <text:p>5200</text:p>
          </table:table-cell>
          <table:table-cell table:formula="of:=([.$B$2]-([.$I30]*[.$B$2]*[.$B$3])+([.$B$2]*[.$B$3]))*[.W$29]" office:value-type="float" office:value="5600">
            <text:p>5600</text:p>
          </table:table-cell>
          <table:table-cell table:formula="of:=([.$B$2]-([.$I30]*[.$B$2]*[.$B$3])+([.$B$2]*[.$B$3]))*[.X$29]" office:value-type="float" office:value="6000">
            <text:p>6000</text:p>
          </table:table-cell>
          <table:table-cell table:formula="of:=([.$B$2]-([.$I30]*[.$B$2]*[.$B$3])+([.$B$2]*[.$B$3]))*[.Y$29]" office:value-type="float" office:value="6400">
            <text:p>6400</text:p>
          </table:table-cell>
          <table:table-cell table:formula="of:=([.$B$2]-([.$I30]*[.$B$2]*[.$B$3])+([.$B$2]*[.$B$3]))*[.Z$29]" office:value-type="float" office:value="6800">
            <text:p>6800</text:p>
          </table:table-cell>
          <table:table-cell table:formula="of:=([.$B$2]-([.$I30]*[.$B$2]*[.$B$3])+([.$B$2]*[.$B$3]))*[.AA$29]" office:value-type="float" office:value="7200">
            <text:p>7200</text:p>
          </table:table-cell>
          <table:table-cell table:formula="of:=([.$B$2]-([.$I30]*[.$B$2]*[.$B$3])+([.$B$2]*[.$B$3]))*[.AB$29]" office:value-type="float" office:value="7600">
            <text:p>7600</text:p>
          </table:table-cell>
          <table:table-cell table:formula="of:=([.$B$2]-([.$I30]*[.$B$2]*[.$B$3])+([.$B$2]*[.$B$3]))*[.AC$29]" office:value-type="float" office:value="8000">
            <text:p>800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formula="of:=[.B31]+[.A31]" office:value-type="float" office:value="7">
            <text:p>7</text:p>
          </table:table-cell>
          <table:table-cell table:style-name="ce3" table:formula="of:=[.$B$2]*[.B31]*[.A31]" office:value-type="currency" office:currency="EUR" office:value="4000">
            <text:p>4 000 €</text:p>
          </table:table-cell>
          <table:table-cell table:formula="of:=[.D31]/[.B31]" office:value-type="currency" office:currency="EUR" office:value="2000">
            <text:p>2 000 €</text:p>
          </table:table-cell>
          <table:table-cell table:number-columns-repeated="3"/>
          <table:table-cell office:value-type="float" office:value="2">
            <text:p>2</text:p>
          </table:table-cell>
          <table:table-cell table:style-name="Default" table:formula="of:=ROUNDUP((([.$B$2]-([.$I31]*[.$B$2]*[.$B$3])+([.$B$2]*[.$B$3]))*[.J$29]+[.J30])/[.$I$29])*[.$I$29]" office:value-type="float" office:value="800">
            <text:p>800</text:p>
          </table:table-cell>
          <table:table-cell table:style-name="Default" table:formula="of:=ROUNDUP((([.$B$2]-([.$I31]*[.$B$2]*[.$B$3])+([.$B$2]*[.$B$3]))*[.K$29]+[.K30])/[.$I$29])*[.$I$29]" office:value-type="float" office:value="1575">
            <text:p>1575</text:p>
          </table:table-cell>
          <table:table-cell table:style-name="Default" table:formula="of:=ROUNDUP((([.$B$2]-([.$I31]*[.$B$2]*[.$B$3])+([.$B$2]*[.$B$3]))*[.L$29]+[.L30])/[.$I$29])*[.$I$29]" office:value-type="float" office:value="2350">
            <text:p>2350</text:p>
          </table:table-cell>
          <table:table-cell table:style-name="Default" table:formula="of:=ROUNDUP((([.$B$2]-([.$I31]*[.$B$2]*[.$B$3])+([.$B$2]*[.$B$3]))*[.M$29]+[.M30])/[.$I$29])*[.$I$29]" office:value-type="float" office:value="3125">
            <text:p>3125</text:p>
          </table:table-cell>
          <table:table-cell table:style-name="Default" table:formula="of:=ROUNDUP((([.$B$2]-([.$I31]*[.$B$2]*[.$B$3])+([.$B$2]*[.$B$3]))*[.N$29]+[.N30])/[.$I$29])*[.$I$29]" office:value-type="float" office:value="3900">
            <text:p>3900</text:p>
          </table:table-cell>
          <table:table-cell table:style-name="Default" table:formula="of:=ROUNDUP((([.$B$2]-([.$I31]*[.$B$2]*[.$B$3])+([.$B$2]*[.$B$3]))*[.O$29]+[.O30])/[.$I$29])*[.$I$29]" office:value-type="float" office:value="4675">
            <text:p>4675</text:p>
          </table:table-cell>
          <table:table-cell table:style-name="Default" table:formula="of:=ROUNDUP((([.$B$2]-([.$I31]*[.$B$2]*[.$B$3])+([.$B$2]*[.$B$3]))*[.P$29]+[.P30])/[.$I$29])*[.$I$29]" office:value-type="float" office:value="5475">
            <text:p>5475</text:p>
          </table:table-cell>
          <table:table-cell table:style-name="Default" table:formula="of:=ROUNDUP((([.$B$2]-([.$I31]*[.$B$2]*[.$B$3])+([.$B$2]*[.$B$3]))*[.Q$29]+[.Q30])/[.$I$29])*[.$I$29]" office:value-type="float" office:value="6250">
            <text:p>6250</text:p>
          </table:table-cell>
          <table:table-cell table:style-name="Default" table:formula="of:=ROUNDUP((([.$B$2]-([.$I31]*[.$B$2]*[.$B$3])+([.$B$2]*[.$B$3]))*[.R$29]+[.R30])/[.$I$29])*[.$I$29]" office:value-type="float" office:value="7025">
            <text:p>7025</text:p>
          </table:table-cell>
          <table:table-cell table:formula="of:=ROUNDUP((([.$B$2]-([.$I31]*[.$B$2]*[.$B$3])+([.$B$2]*[.$B$3]))*[.S$29]+[.S30])/[.$I$29])*[.$I$29]" office:value-type="float" office:value="7800">
            <text:p>7800</text:p>
          </table:table-cell>
          <table:table-cell table:formula="of:=ROUNDUP((([.$B$2]-([.$I31]*[.$B$2]*[.$B$3])+([.$B$2]*[.$B$3]))*[.T$29]+[.T30])/[.$I$29])*[.$I$29]" office:value-type="float" office:value="8575">
            <text:p>8575</text:p>
          </table:table-cell>
          <table:table-cell table:formula="of:=ROUNDUP((([.$B$2]-([.$I31]*[.$B$2]*[.$B$3])+([.$B$2]*[.$B$3]))*[.U$29]+[.U30])/[.$I$29])*[.$I$29]" office:value-type="float" office:value="9350">
            <text:p>9350</text:p>
          </table:table-cell>
          <table:table-cell table:formula="of:=ROUNDUP((([.$B$2]-([.$I31]*[.$B$2]*[.$B$3])+([.$B$2]*[.$B$3]))*[.V$29]+[.V30])/[.$I$29])*[.$I$29]" office:value-type="float" office:value="10150">
            <text:p>10150</text:p>
          </table:table-cell>
          <table:table-cell table:formula="of:=ROUNDUP((([.$B$2]-([.$I31]*[.$B$2]*[.$B$3])+([.$B$2]*[.$B$3]))*[.W$29]+[.W30])/[.$I$29])*[.$I$29]" office:value-type="float" office:value="10925">
            <text:p>10925</text:p>
          </table:table-cell>
          <table:table-cell table:formula="of:=ROUNDUP((([.$B$2]-([.$I31]*[.$B$2]*[.$B$3])+([.$B$2]*[.$B$3]))*[.X$29]+[.X30])/[.$I$29])*[.$I$29]" office:value-type="float" office:value="11700">
            <text:p>11700</text:p>
          </table:table-cell>
          <table:table-cell table:formula="of:=ROUNDUP((([.$B$2]-([.$I31]*[.$B$2]*[.$B$3])+([.$B$2]*[.$B$3]))*[.Y$29]+[.Y30])/[.$I$29])*[.$I$29]" office:value-type="float" office:value="12475">
            <text:p>12475</text:p>
          </table:table-cell>
          <table:table-cell table:formula="of:=ROUNDUP((([.$B$2]-([.$I31]*[.$B$2]*[.$B$3])+([.$B$2]*[.$B$3]))*[.Z$29]+[.Z30])/[.$I$29])*[.$I$29]" office:value-type="float" office:value="13250">
            <text:p>13250</text:p>
          </table:table-cell>
          <table:table-cell table:formula="of:=ROUNDUP((([.$B$2]-([.$I31]*[.$B$2]*[.$B$3])+([.$B$2]*[.$B$3]))*[.AA$29]+[.AA30])/[.$I$29])*[.$I$29]" office:value-type="float" office:value="14025">
            <text:p>14025</text:p>
          </table:table-cell>
          <table:table-cell table:formula="of:=ROUNDUP((([.$B$2]-([.$I31]*[.$B$2]*[.$B$3])+([.$B$2]*[.$B$3]))*[.AB$29]+[.AB30])/[.$I$29])*[.$I$29]" office:value-type="float" office:value="14825">
            <text:p>14825</text:p>
          </table:table-cell>
          <table:table-cell table:formula="of:=ROUNDUP((([.$B$2]-([.$I31]*[.$B$2]*[.$B$3])+([.$B$2]*[.$B$3]))*[.AC$29]+[.AC30])/[.$I$29])*[.$I$29]" office:value-type="float" office:value="15600">
            <text:p>1560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formula="of:=[.B32]+[.A32]" office:value-type="float" office:value="8">
            <text:p>8</text:p>
          </table:table-cell>
          <table:table-cell table:style-name="ce3" table:formula="of:=[.$B$2]*[.B32]*[.A32]" office:value-type="currency" office:currency="EUR" office:value="6000">
            <text:p>6 000 €</text:p>
          </table:table-cell>
          <table:table-cell table:formula="of:=[.D32]/[.B32]" office:value-type="currency" office:currency="EUR" office:value="2000">
            <text:p>2 000 €</text:p>
          </table:table-cell>
          <table:table-cell table:number-columns-repeated="3"/>
          <table:table-cell office:value-type="float" office:value="3">
            <text:p>3</text:p>
          </table:table-cell>
          <table:table-cell table:style-name="Default" table:formula="of:=ROUNDUP((([.$B$2]-([.$I32]*[.$B$2]*[.$B$3])+([.$B$2]*[.$B$3]))*[.J$29]+[.J31])/[.$I$29])*[.$I$29]" office:value-type="float" office:value="1175">
            <text:p>1175</text:p>
          </table:table-cell>
          <table:table-cell table:style-name="Default" table:formula="of:=ROUNDUP((([.$B$2]-([.$I32]*[.$B$2]*[.$B$3])+([.$B$2]*[.$B$3]))*[.K$29]+[.K31])/[.$I$29])*[.$I$29]" office:value-type="float" office:value="2300">
            <text:p>2300</text:p>
          </table:table-cell>
          <table:table-cell table:style-name="Default" table:formula="of:=ROUNDUP((([.$B$2]-([.$I32]*[.$B$2]*[.$B$3])+([.$B$2]*[.$B$3]))*[.L$29]+[.L31])/[.$I$29])*[.$I$29]" office:value-type="float" office:value="3425">
            <text:p>3425</text:p>
          </table:table-cell>
          <table:table-cell table:style-name="Default" table:formula="of:=ROUNDUP((([.$B$2]-([.$I32]*[.$B$2]*[.$B$3])+([.$B$2]*[.$B$3]))*[.M$29]+[.M31])/[.$I$29])*[.$I$29]" office:value-type="float" office:value="4575">
            <text:p>4575</text:p>
          </table:table-cell>
          <table:table-cell table:style-name="Default" table:formula="of:=ROUNDUP((([.$B$2]-([.$I32]*[.$B$2]*[.$B$3])+([.$B$2]*[.$B$3]))*[.N$29]+[.N31])/[.$I$29])*[.$I$29]" office:value-type="float" office:value="5700">
            <text:p>5700</text:p>
          </table:table-cell>
          <table:table-cell table:style-name="Default" table:formula="of:=ROUNDUP((([.$B$2]-([.$I32]*[.$B$2]*[.$B$3])+([.$B$2]*[.$B$3]))*[.O$29]+[.O31])/[.$I$29])*[.$I$29]" office:value-type="float" office:value="6825">
            <text:p>6825</text:p>
          </table:table-cell>
          <table:table-cell table:style-name="Default" table:formula="of:=ROUNDUP((([.$B$2]-([.$I32]*[.$B$2]*[.$B$3])+([.$B$2]*[.$B$3]))*[.P$29]+[.P31])/[.$I$29])*[.$I$29]" office:value-type="float" office:value="8000">
            <text:p>8000</text:p>
          </table:table-cell>
          <table:table-cell table:style-name="Default" table:formula="of:=ROUNDUP((([.$B$2]-([.$I32]*[.$B$2]*[.$B$3])+([.$B$2]*[.$B$3]))*[.Q$29]+[.Q31])/[.$I$29])*[.$I$29]" office:value-type="float" office:value="9125">
            <text:p>9125</text:p>
          </table:table-cell>
          <table:table-cell table:style-name="Default" table:formula="of:=ROUNDUP((([.$B$2]-([.$I32]*[.$B$2]*[.$B$3])+([.$B$2]*[.$B$3]))*[.R$29]+[.R31])/[.$I$29])*[.$I$29]" office:value-type="float" office:value="10250">
            <text:p>10250</text:p>
          </table:table-cell>
          <table:table-cell table:formula="of:=ROUNDUP((([.$B$2]-([.$I32]*[.$B$2]*[.$B$3])+([.$B$2]*[.$B$3]))*[.S$29]+[.S31])/[.$I$29])*[.$I$29]" office:value-type="float" office:value="11400">
            <text:p>11400</text:p>
          </table:table-cell>
          <table:table-cell table:formula="of:=ROUNDUP((([.$B$2]-([.$I32]*[.$B$2]*[.$B$3])+([.$B$2]*[.$B$3]))*[.T$29]+[.T31])/[.$I$29])*[.$I$29]" office:value-type="float" office:value="12525">
            <text:p>12525</text:p>
          </table:table-cell>
          <table:table-cell table:formula="of:=ROUNDUP((([.$B$2]-([.$I32]*[.$B$2]*[.$B$3])+([.$B$2]*[.$B$3]))*[.U$29]+[.U31])/[.$I$29])*[.$I$29]" office:value-type="float" office:value="13650">
            <text:p>13650</text:p>
          </table:table-cell>
          <table:table-cell table:formula="of:=ROUNDUP((([.$B$2]-([.$I32]*[.$B$2]*[.$B$3])+([.$B$2]*[.$B$3]))*[.V$29]+[.V31])/[.$I$29])*[.$I$29]" office:value-type="float" office:value="14825">
            <text:p>14825</text:p>
          </table:table-cell>
          <table:table-cell table:formula="of:=ROUNDUP((([.$B$2]-([.$I32]*[.$B$2]*[.$B$3])+([.$B$2]*[.$B$3]))*[.W$29]+[.W31])/[.$I$29])*[.$I$29]" office:value-type="float" office:value="15950">
            <text:p>15950</text:p>
          </table:table-cell>
          <table:table-cell table:formula="of:=ROUNDUP((([.$B$2]-([.$I32]*[.$B$2]*[.$B$3])+([.$B$2]*[.$B$3]))*[.X$29]+[.X31])/[.$I$29])*[.$I$29]" office:value-type="float" office:value="17075">
            <text:p>17075</text:p>
          </table:table-cell>
          <table:table-cell table:formula="of:=ROUNDUP((([.$B$2]-([.$I32]*[.$B$2]*[.$B$3])+([.$B$2]*[.$B$3]))*[.Y$29]+[.Y31])/[.$I$29])*[.$I$29]" office:value-type="float" office:value="18225">
            <text:p>18225</text:p>
          </table:table-cell>
          <table:table-cell table:formula="of:=ROUNDUP((([.$B$2]-([.$I32]*[.$B$2]*[.$B$3])+([.$B$2]*[.$B$3]))*[.Z$29]+[.Z31])/[.$I$29])*[.$I$29]" office:value-type="float" office:value="19350">
            <text:p>19350</text:p>
          </table:table-cell>
          <table:table-cell table:formula="of:=ROUNDUP((([.$B$2]-([.$I32]*[.$B$2]*[.$B$3])+([.$B$2]*[.$B$3]))*[.AA$29]+[.AA31])/[.$I$29])*[.$I$29]" office:value-type="float" office:value="20475">
            <text:p>20475</text:p>
          </table:table-cell>
          <table:table-cell table:formula="of:=ROUNDUP((([.$B$2]-([.$I32]*[.$B$2]*[.$B$3])+([.$B$2]*[.$B$3]))*[.AB$29]+[.AB31])/[.$I$29])*[.$I$29]" office:value-type="float" office:value="21650">
            <text:p>21650</text:p>
          </table:table-cell>
          <table:table-cell table:formula="of:=ROUNDUP((([.$B$2]-([.$I32]*[.$B$2]*[.$B$3])+([.$B$2]*[.$B$3]))*[.AC$29]+[.AC31])/[.$I$29])*[.$I$29]" office:value-type="float" office:value="22775">
            <text:p>2277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[.B33]+[.A33]" office:value-type="float" office:value="9">
            <text:p>9</text:p>
          </table:table-cell>
          <table:table-cell table:style-name="ce3" table:formula="of:=[.$B$2]*[.B33]*[.A33]" office:value-type="currency" office:currency="EUR" office:value="8000">
            <text:p>8 000 €</text:p>
          </table:table-cell>
          <table:table-cell table:formula="of:=[.D33]/[.B33]" office:value-type="currency" office:currency="EUR" office:value="2000">
            <text:p>2 000 €</text:p>
          </table:table-cell>
          <table:table-cell table:number-columns-repeated="3"/>
          <table:table-cell office:value-type="float" office:value="4">
            <text:p>4</text:p>
          </table:table-cell>
          <table:table-cell table:style-name="Default" table:formula="of:=ROUNDUP((([.$B$2]-([.$I33]*[.$B$2]*[.$B$3])+([.$B$2]*[.$B$3]))*[.J$29]+[.J32])/[.$I$29])*[.$I$29]" office:value-type="float" office:value="1525">
            <text:p>1525</text:p>
          </table:table-cell>
          <table:table-cell table:style-name="Default" table:formula="of:=ROUNDUP((([.$B$2]-([.$I33]*[.$B$2]*[.$B$3])+([.$B$2]*[.$B$3]))*[.K$29]+[.K32])/[.$I$29])*[.$I$29]" office:value-type="float" office:value="2975">
            <text:p>2975</text:p>
          </table:table-cell>
          <table:table-cell table:style-name="Default" table:formula="of:=ROUNDUP((([.$B$2]-([.$I33]*[.$B$2]*[.$B$3])+([.$B$2]*[.$B$3]))*[.L$29]+[.L32])/[.$I$29])*[.$I$29]" office:value-type="float" office:value="4450">
            <text:p>4450</text:p>
          </table:table-cell>
          <table:table-cell table:style-name="Default" table:formula="of:=ROUNDUP((([.$B$2]-([.$I33]*[.$B$2]*[.$B$3])+([.$B$2]*[.$B$3]))*[.M$29]+[.M32])/[.$I$29])*[.$I$29]" office:value-type="float" office:value="5925">
            <text:p>5925</text:p>
          </table:table-cell>
          <table:table-cell table:style-name="Default" table:formula="of:=ROUNDUP((([.$B$2]-([.$I33]*[.$B$2]*[.$B$3])+([.$B$2]*[.$B$3]))*[.N$29]+[.N32])/[.$I$29])*[.$I$29]" office:value-type="float" office:value="7400">
            <text:p>7400</text:p>
          </table:table-cell>
          <table:table-cell table:style-name="Default" table:formula="of:=ROUNDUP((([.$B$2]-([.$I33]*[.$B$2]*[.$B$3])+([.$B$2]*[.$B$3]))*[.O$29]+[.O32])/[.$I$29])*[.$I$29]" office:value-type="float" office:value="8850">
            <text:p>8850</text:p>
          </table:table-cell>
          <table:table-cell table:style-name="Default" table:formula="of:=ROUNDUP((([.$B$2]-([.$I33]*[.$B$2]*[.$B$3])+([.$B$2]*[.$B$3]))*[.P$29]+[.P32])/[.$I$29])*[.$I$29]" office:value-type="float" office:value="10375">
            <text:p>10375</text:p>
          </table:table-cell>
          <table:table-cell table:style-name="Default" table:formula="of:=ROUNDUP((([.$B$2]-([.$I33]*[.$B$2]*[.$B$3])+([.$B$2]*[.$B$3]))*[.Q$29]+[.Q32])/[.$I$29])*[.$I$29]" office:value-type="float" office:value="11825">
            <text:p>11825</text:p>
          </table:table-cell>
          <table:table-cell table:style-name="Default" table:formula="of:=ROUNDUP((([.$B$2]-([.$I33]*[.$B$2]*[.$B$3])+([.$B$2]*[.$B$3]))*[.R$29]+[.R32])/[.$I$29])*[.$I$29]" office:value-type="float" office:value="13300">
            <text:p>13300</text:p>
          </table:table-cell>
          <table:table-cell table:formula="of:=ROUNDUP((([.$B$2]-([.$I33]*[.$B$2]*[.$B$3])+([.$B$2]*[.$B$3]))*[.S$29]+[.S32])/[.$I$29])*[.$I$29]" office:value-type="float" office:value="14775">
            <text:p>14775</text:p>
          </table:table-cell>
          <table:table-cell table:formula="of:=ROUNDUP((([.$B$2]-([.$I33]*[.$B$2]*[.$B$3])+([.$B$2]*[.$B$3]))*[.T$29]+[.T32])/[.$I$29])*[.$I$29]" office:value-type="float" office:value="16250">
            <text:p>16250</text:p>
          </table:table-cell>
          <table:table-cell table:formula="of:=ROUNDUP((([.$B$2]-([.$I33]*[.$B$2]*[.$B$3])+([.$B$2]*[.$B$3]))*[.U$29]+[.U32])/[.$I$29])*[.$I$29]" office:value-type="float" office:value="17700">
            <text:p>17700</text:p>
          </table:table-cell>
          <table:table-cell table:formula="of:=ROUNDUP((([.$B$2]-([.$I33]*[.$B$2]*[.$B$3])+([.$B$2]*[.$B$3]))*[.V$29]+[.V32])/[.$I$29])*[.$I$29]" office:value-type="float" office:value="19225">
            <text:p>19225</text:p>
          </table:table-cell>
          <table:table-cell table:formula="of:=ROUNDUP((([.$B$2]-([.$I33]*[.$B$2]*[.$B$3])+([.$B$2]*[.$B$3]))*[.W$29]+[.W32])/[.$I$29])*[.$I$29]" office:value-type="float" office:value="20675">
            <text:p>20675</text:p>
          </table:table-cell>
          <table:table-cell table:formula="of:=ROUNDUP((([.$B$2]-([.$I33]*[.$B$2]*[.$B$3])+([.$B$2]*[.$B$3]))*[.X$29]+[.X32])/[.$I$29])*[.$I$29]" office:value-type="float" office:value="22150">
            <text:p>22150</text:p>
          </table:table-cell>
          <table:table-cell table:formula="of:=ROUNDUP((([.$B$2]-([.$I33]*[.$B$2]*[.$B$3])+([.$B$2]*[.$B$3]))*[.Y$29]+[.Y32])/[.$I$29])*[.$I$29]" office:value-type="float" office:value="23625">
            <text:p>23625</text:p>
          </table:table-cell>
          <table:table-cell table:formula="of:=ROUNDUP((([.$B$2]-([.$I33]*[.$B$2]*[.$B$3])+([.$B$2]*[.$B$3]))*[.Z$29]+[.Z32])/[.$I$29])*[.$I$29]" office:value-type="float" office:value="25100">
            <text:p>25100</text:p>
          </table:table-cell>
          <table:table-cell table:formula="of:=ROUNDUP((([.$B$2]-([.$I33]*[.$B$2]*[.$B$3])+([.$B$2]*[.$B$3]))*[.AA$29]+[.AA32])/[.$I$29])*[.$I$29]" office:value-type="float" office:value="26550">
            <text:p>26550</text:p>
          </table:table-cell>
          <table:table-cell table:formula="of:=ROUNDUP((([.$B$2]-([.$I33]*[.$B$2]*[.$B$3])+([.$B$2]*[.$B$3]))*[.AB$29]+[.AB32])/[.$I$29])*[.$I$29]" office:value-type="float" office:value="28075">
            <text:p>28075</text:p>
          </table:table-cell>
          <table:table-cell table:formula="of:=ROUNDUP((([.$B$2]-([.$I33]*[.$B$2]*[.$B$3])+([.$B$2]*[.$B$3]))*[.AC$29]+[.AC32])/[.$I$29])*[.$I$29]" office:value-type="float" office:value="29525">
            <text:p>29525</text:p>
          </table:table-cell>
        </table:table-row>
        <table:table-row table:style-name="ro1">
          <table:table-cell table:number-columns-repeated="2" office:value-type="float" office:value="5">
            <text:p>5</text:p>
          </table:table-cell>
          <table:table-cell table:formula="of:=[.B34]+[.A34]" office:value-type="float" office:value="10">
            <text:p>10</text:p>
          </table:table-cell>
          <table:table-cell table:style-name="ce3" table:formula="of:=[.$B$2]*[.B34]*[.A34]" office:value-type="currency" office:currency="EUR" office:value="10000">
            <text:p>10 000 €</text:p>
          </table:table-cell>
          <table:table-cell table:formula="of:=[.D34]/[.B34]" office:value-type="currency" office:currency="EUR" office:value="2000">
            <text:p>2 000 €</text:p>
          </table:table-cell>
          <table:table-cell table:number-columns-repeated="3"/>
          <table:table-cell office:value-type="float" office:value="5">
            <text:p>5</text:p>
          </table:table-cell>
          <table:table-cell table:style-name="Default" table:formula="of:=ROUNDUP((([.$B$2]-([.$I34]*[.$B$2]*[.$B$3])+([.$B$2]*[.$B$3]))*[.J$29]+[.J33])/[.$I$29])*[.$I$29]" office:value-type="float" office:value="1850">
            <text:p>1850</text:p>
          </table:table-cell>
          <table:table-cell table:style-name="Default" table:formula="of:=ROUNDUP((([.$B$2]-([.$I34]*[.$B$2]*[.$B$3])+([.$B$2]*[.$B$3]))*[.K$29]+[.K33])/[.$I$29])*[.$I$29]" office:value-type="float" office:value="3625">
            <text:p>3625</text:p>
          </table:table-cell>
          <table:table-cell table:style-name="Default" table:formula="of:=ROUNDUP((([.$B$2]-([.$I34]*[.$B$2]*[.$B$3])+([.$B$2]*[.$B$3]))*[.L$29]+[.L33])/[.$I$29])*[.$I$29]" office:value-type="float" office:value="5400">
            <text:p>5400</text:p>
          </table:table-cell>
          <table:table-cell table:style-name="Default" table:formula="of:=ROUNDUP((([.$B$2]-([.$I34]*[.$B$2]*[.$B$3])+([.$B$2]*[.$B$3]))*[.M$29]+[.M33])/[.$I$29])*[.$I$29]" office:value-type="float" office:value="7200">
            <text:p>7200</text:p>
          </table:table-cell>
          <table:table-cell table:style-name="Default" table:formula="of:=ROUNDUP((([.$B$2]-([.$I34]*[.$B$2]*[.$B$3])+([.$B$2]*[.$B$3]))*[.N$29]+[.N33])/[.$I$29])*[.$I$29]" office:value-type="float" office:value="9000">
            <text:p>9000</text:p>
          </table:table-cell>
          <table:table-cell table:style-name="Default" table:formula="of:=ROUNDUP((([.$B$2]-([.$I34]*[.$B$2]*[.$B$3])+([.$B$2]*[.$B$3]))*[.O$29]+[.O33])/[.$I$29])*[.$I$29]" office:value-type="float" office:value="10750">
            <text:p>10750</text:p>
          </table:table-cell>
          <table:table-cell table:style-name="Default" table:formula="of:=ROUNDUP((([.$B$2]-([.$I34]*[.$B$2]*[.$B$3])+([.$B$2]*[.$B$3]))*[.P$29]+[.P33])/[.$I$29])*[.$I$29]" office:value-type="float" office:value="12600">
            <text:p>12600</text:p>
          </table:table-cell>
          <table:table-cell table:style-name="Default" table:formula="of:=ROUNDUP((([.$B$2]-([.$I34]*[.$B$2]*[.$B$3])+([.$B$2]*[.$B$3]))*[.Q$29]+[.Q33])/[.$I$29])*[.$I$29]" office:value-type="float" office:value="14375">
            <text:p>14375</text:p>
          </table:table-cell>
          <table:table-cell table:style-name="Default" table:formula="of:=ROUNDUP((([.$B$2]-([.$I34]*[.$B$2]*[.$B$3])+([.$B$2]*[.$B$3]))*[.R$29]+[.R33])/[.$I$29])*[.$I$29]" office:value-type="float" office:value="16150">
            <text:p>16150</text:p>
          </table:table-cell>
          <table:table-cell table:formula="of:=ROUNDUP((([.$B$2]-([.$I34]*[.$B$2]*[.$B$3])+([.$B$2]*[.$B$3]))*[.S$29]+[.S33])/[.$I$29])*[.$I$29]" office:value-type="float" office:value="17950">
            <text:p>17950</text:p>
          </table:table-cell>
          <table:table-cell table:formula="of:=ROUNDUP((([.$B$2]-([.$I34]*[.$B$2]*[.$B$3])+([.$B$2]*[.$B$3]))*[.T$29]+[.T33])/[.$I$29])*[.$I$29]" office:value-type="float" office:value="19750">
            <text:p>19750</text:p>
          </table:table-cell>
          <table:table-cell table:formula="of:=ROUNDUP((([.$B$2]-([.$I34]*[.$B$2]*[.$B$3])+([.$B$2]*[.$B$3]))*[.U$29]+[.U33])/[.$I$29])*[.$I$29]" office:value-type="float" office:value="21500">
            <text:p>21500</text:p>
          </table:table-cell>
          <table:table-cell table:formula="of:=ROUNDUP((([.$B$2]-([.$I34]*[.$B$2]*[.$B$3])+([.$B$2]*[.$B$3]))*[.V$29]+[.V33])/[.$I$29])*[.$I$29]" office:value-type="float" office:value="23350">
            <text:p>23350</text:p>
          </table:table-cell>
          <table:table-cell table:formula="of:=ROUNDUP((([.$B$2]-([.$I34]*[.$B$2]*[.$B$3])+([.$B$2]*[.$B$3]))*[.W$29]+[.W33])/[.$I$29])*[.$I$29]" office:value-type="float" office:value="25100">
            <text:p>25100</text:p>
          </table:table-cell>
          <table:table-cell table:formula="of:=ROUNDUP((([.$B$2]-([.$I34]*[.$B$2]*[.$B$3])+([.$B$2]*[.$B$3]))*[.X$29]+[.X33])/[.$I$29])*[.$I$29]" office:value-type="float" office:value="26900">
            <text:p>26900</text:p>
          </table:table-cell>
          <table:table-cell table:formula="of:=ROUNDUP((([.$B$2]-([.$I34]*[.$B$2]*[.$B$3])+([.$B$2]*[.$B$3]))*[.Y$29]+[.Y33])/[.$I$29])*[.$I$29]" office:value-type="float" office:value="28700">
            <text:p>28700</text:p>
          </table:table-cell>
          <table:table-cell table:formula="of:=ROUNDUP((([.$B$2]-([.$I34]*[.$B$2]*[.$B$3])+([.$B$2]*[.$B$3]))*[.Z$29]+[.Z33])/[.$I$29])*[.$I$29]" office:value-type="float" office:value="30475">
            <text:p>30475</text:p>
          </table:table-cell>
          <table:table-cell table:formula="of:=ROUNDUP((([.$B$2]-([.$I34]*[.$B$2]*[.$B$3])+([.$B$2]*[.$B$3]))*[.AA$29]+[.AA33])/[.$I$29])*[.$I$29]" office:value-type="float" office:value="32250">
            <text:p>32250</text:p>
          </table:table-cell>
          <table:table-cell table:formula="of:=ROUNDUP((([.$B$2]-([.$I34]*[.$B$2]*[.$B$3])+([.$B$2]*[.$B$3]))*[.AB$29]+[.AB33])/[.$I$29])*[.$I$29]" office:value-type="float" office:value="34100">
            <text:p>34100</text:p>
          </table:table-cell>
          <table:table-cell table:formula="of:=ROUNDUP((([.$B$2]-([.$I34]*[.$B$2]*[.$B$3])+([.$B$2]*[.$B$3]))*[.AC$29]+[.AC33])/[.$I$29])*[.$I$29]" office:value-type="float" office:value="35850">
            <text:p>3585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5">
            <text:p>0,5</text:p>
          </table:table-cell>
          <table:table-cell table:formula="of:=[.B35]+[.A35]" office:value-type="float" office:value="6.5">
            <text:p>6,5</text:p>
          </table:table-cell>
          <table:table-cell table:style-name="ce3" table:formula="of:=[.$B$2]*[.B35]*[.A35]" office:value-type="currency" office:currency="EUR" office:value="1200">
            <text:p>1 200 €</text:p>
          </table:table-cell>
          <table:table-cell table:formula="of:=[.D35]/[.B35]" office:value-type="currency" office:currency="EUR" office:value="2400">
            <text:p>2 400 €</text:p>
          </table:table-cell>
          <table:table-cell table:number-columns-repeated="3"/>
          <table:table-cell office:value-type="float" office:value="6">
            <text:p>6</text:p>
          </table:table-cell>
          <table:table-cell table:style-name="Default" table:formula="of:=ROUNDUP((([.$B$2]-([.$I35]*[.$B$2]*[.$B$3])+([.$B$2]*[.$B$3]))*[.J$29]+[.J34])/[.$I$29])*[.$I$29]" office:value-type="float" office:value="2150">
            <text:p>2150</text:p>
          </table:table-cell>
          <table:table-cell table:style-name="Default" table:formula="of:=ROUNDUP((([.$B$2]-([.$I35]*[.$B$2]*[.$B$3])+([.$B$2]*[.$B$3]))*[.K$29]+[.K34])/[.$I$29])*[.$I$29]" office:value-type="float" office:value="4225">
            <text:p>4225</text:p>
          </table:table-cell>
          <table:table-cell table:style-name="Default" table:formula="of:=ROUNDUP((([.$B$2]-([.$I35]*[.$B$2]*[.$B$3])+([.$B$2]*[.$B$3]))*[.L$29]+[.L34])/[.$I$29])*[.$I$29]" office:value-type="float" office:value="6300">
            <text:p>6300</text:p>
          </table:table-cell>
          <table:table-cell table:style-name="Default" table:formula="of:=ROUNDUP((([.$B$2]-([.$I35]*[.$B$2]*[.$B$3])+([.$B$2]*[.$B$3]))*[.M$29]+[.M34])/[.$I$29])*[.$I$29]" office:value-type="float" office:value="8400">
            <text:p>8400</text:p>
          </table:table-cell>
          <table:table-cell table:style-name="Default" table:formula="of:=ROUNDUP((([.$B$2]-([.$I35]*[.$B$2]*[.$B$3])+([.$B$2]*[.$B$3]))*[.N$29]+[.N34])/[.$I$29])*[.$I$29]" office:value-type="float" office:value="10475">
            <text:p>10475</text:p>
          </table:table-cell>
          <table:table-cell table:style-name="Default" table:formula="of:=ROUNDUP((([.$B$2]-([.$I35]*[.$B$2]*[.$B$3])+([.$B$2]*[.$B$3]))*[.O$29]+[.O34])/[.$I$29])*[.$I$29]" office:value-type="float" office:value="12525">
            <text:p>12525</text:p>
          </table:table-cell>
          <table:table-cell table:style-name="Default" table:formula="of:=ROUNDUP((([.$B$2]-([.$I35]*[.$B$2]*[.$B$3])+([.$B$2]*[.$B$3]))*[.P$29]+[.P34])/[.$I$29])*[.$I$29]" office:value-type="float" office:value="14675">
            <text:p>14675</text:p>
          </table:table-cell>
          <table:table-cell table:style-name="Default" table:formula="of:=ROUNDUP((([.$B$2]-([.$I35]*[.$B$2]*[.$B$3])+([.$B$2]*[.$B$3]))*[.Q$29]+[.Q34])/[.$I$29])*[.$I$29]" office:value-type="float" office:value="16750">
            <text:p>16750</text:p>
          </table:table-cell>
          <table:table-cell table:style-name="Default" table:formula="of:=ROUNDUP((([.$B$2]-([.$I35]*[.$B$2]*[.$B$3])+([.$B$2]*[.$B$3]))*[.R$29]+[.R34])/[.$I$29])*[.$I$29]" office:value-type="float" office:value="18825">
            <text:p>18825</text:p>
          </table:table-cell>
          <table:table-cell table:formula="of:=ROUNDUP((([.$B$2]-([.$I35]*[.$B$2]*[.$B$3])+([.$B$2]*[.$B$3]))*[.S$29]+[.S34])/[.$I$29])*[.$I$29]" office:value-type="float" office:value="20900">
            <text:p>20900</text:p>
          </table:table-cell>
          <table:table-cell table:formula="of:=ROUNDUP((([.$B$2]-([.$I35]*[.$B$2]*[.$B$3])+([.$B$2]*[.$B$3]))*[.T$29]+[.T34])/[.$I$29])*[.$I$29]" office:value-type="float" office:value="23000">
            <text:p>23000</text:p>
          </table:table-cell>
          <table:table-cell table:formula="of:=ROUNDUP((([.$B$2]-([.$I35]*[.$B$2]*[.$B$3])+([.$B$2]*[.$B$3]))*[.U$29]+[.U34])/[.$I$29])*[.$I$29]" office:value-type="float" office:value="25050">
            <text:p>25050</text:p>
          </table:table-cell>
          <table:table-cell table:formula="of:=ROUNDUP((([.$B$2]-([.$I35]*[.$B$2]*[.$B$3])+([.$B$2]*[.$B$3]))*[.V$29]+[.V34])/[.$I$29])*[.$I$29]" office:value-type="float" office:value="27200">
            <text:p>27200</text:p>
          </table:table-cell>
          <table:table-cell table:formula="of:=ROUNDUP((([.$B$2]-([.$I35]*[.$B$2]*[.$B$3])+([.$B$2]*[.$B$3]))*[.W$29]+[.W34])/[.$I$29])*[.$I$29]" office:value-type="float" office:value="29250">
            <text:p>29250</text:p>
          </table:table-cell>
          <table:table-cell table:formula="of:=ROUNDUP((([.$B$2]-([.$I35]*[.$B$2]*[.$B$3])+([.$B$2]*[.$B$3]))*[.X$29]+[.X34])/[.$I$29])*[.$I$29]" office:value-type="float" office:value="31325">
            <text:p>31325</text:p>
          </table:table-cell>
          <table:table-cell table:formula="of:=ROUNDUP((([.$B$2]-([.$I35]*[.$B$2]*[.$B$3])+([.$B$2]*[.$B$3]))*[.Y$29]+[.Y34])/[.$I$29])*[.$I$29]" office:value-type="float" office:value="33425">
            <text:p>33425</text:p>
          </table:table-cell>
          <table:table-cell table:formula="of:=ROUNDUP((([.$B$2]-([.$I35]*[.$B$2]*[.$B$3])+([.$B$2]*[.$B$3]))*[.Z$29]+[.Z34])/[.$I$29])*[.$I$29]" office:value-type="float" office:value="35500">
            <text:p>35500</text:p>
          </table:table-cell>
          <table:table-cell table:formula="of:=ROUNDUP((([.$B$2]-([.$I35]*[.$B$2]*[.$B$3])+([.$B$2]*[.$B$3]))*[.AA$29]+[.AA34])/[.$I$29])*[.$I$29]" office:value-type="float" office:value="37575">
            <text:p>37575</text:p>
          </table:table-cell>
          <table:table-cell table:formula="of:=ROUNDUP((([.$B$2]-([.$I35]*[.$B$2]*[.$B$3])+([.$B$2]*[.$B$3]))*[.AB$29]+[.AB34])/[.$I$29])*[.$I$29]" office:value-type="float" office:value="39725">
            <text:p>39725</text:p>
          </table:table-cell>
          <table:table-cell table:formula="of:=ROUNDUP((([.$B$2]-([.$I35]*[.$B$2]*[.$B$3])+([.$B$2]*[.$B$3]))*[.AC$29]+[.AC34])/[.$I$29])*[.$I$29]" office:value-type="float" office:value="41750">
            <text:p>4175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[.B36]+[.A36]" office:value-type="float" office:value="7">
            <text:p>7</text:p>
          </table:table-cell>
          <table:table-cell table:style-name="ce3" table:formula="of:=[.$B$2]*[.B36]*[.A36]" office:value-type="currency" office:currency="EUR" office:value="2400">
            <text:p>2 400 €</text:p>
          </table:table-cell>
          <table:table-cell table:formula="of:=[.D36]/[.B36]" office:value-type="currency" office:currency="EUR" office:value="2400">
            <text:p>2 400 €</text:p>
          </table:table-cell>
          <table:table-cell table:number-columns-repeated="3"/>
          <table:table-cell office:value-type="float" office:value="7">
            <text:p>7</text:p>
          </table:table-cell>
          <table:table-cell table:style-name="Default" table:formula="of:=ROUNDUP((([.$B$2]-([.$I36]*[.$B$2]*[.$B$3])+([.$B$2]*[.$B$3]))*[.J$29]+[.J35])/[.$I$29])*[.$I$29]" office:value-type="float" office:value="2425">
            <text:p>2425</text:p>
          </table:table-cell>
          <table:table-cell table:style-name="Default" table:formula="of:=ROUNDUP((([.$B$2]-([.$I36]*[.$B$2]*[.$B$3])+([.$B$2]*[.$B$3]))*[.K$29]+[.K35])/[.$I$29])*[.$I$29]" office:value-type="float" office:value="4775">
            <text:p>4775</text:p>
          </table:table-cell>
          <table:table-cell table:style-name="Default" table:formula="of:=ROUNDUP((([.$B$2]-([.$I36]*[.$B$2]*[.$B$3])+([.$B$2]*[.$B$3]))*[.L$29]+[.L35])/[.$I$29])*[.$I$29]" office:value-type="float" office:value="7125">
            <text:p>7125</text:p>
          </table:table-cell>
          <table:table-cell table:style-name="Default" table:formula="of:=ROUNDUP((([.$B$2]-([.$I36]*[.$B$2]*[.$B$3])+([.$B$2]*[.$B$3]))*[.M$29]+[.M35])/[.$I$29])*[.$I$29]" office:value-type="float" office:value="9500">
            <text:p>9500</text:p>
          </table:table-cell>
          <table:table-cell table:style-name="Default" table:formula="of:=ROUNDUP((([.$B$2]-([.$I36]*[.$B$2]*[.$B$3])+([.$B$2]*[.$B$3]))*[.N$29]+[.N35])/[.$I$29])*[.$I$29]" office:value-type="float" office:value="11850">
            <text:p>11850</text:p>
          </table:table-cell>
          <table:table-cell table:style-name="Default" table:formula="of:=ROUNDUP((([.$B$2]-([.$I36]*[.$B$2]*[.$B$3])+([.$B$2]*[.$B$3]))*[.O$29]+[.O35])/[.$I$29])*[.$I$29]" office:value-type="float" office:value="14175">
            <text:p>14175</text:p>
          </table:table-cell>
          <table:table-cell table:style-name="Default" table:formula="of:=ROUNDUP((([.$B$2]-([.$I36]*[.$B$2]*[.$B$3])+([.$B$2]*[.$B$3]))*[.P$29]+[.P35])/[.$I$29])*[.$I$29]" office:value-type="float" office:value="16600">
            <text:p>16600</text:p>
          </table:table-cell>
          <table:table-cell table:style-name="Default" table:formula="of:=ROUNDUP((([.$B$2]-([.$I36]*[.$B$2]*[.$B$3])+([.$B$2]*[.$B$3]))*[.Q$29]+[.Q35])/[.$I$29])*[.$I$29]" office:value-type="float" office:value="18950">
            <text:p>18950</text:p>
          </table:table-cell>
          <table:table-cell table:style-name="Default" table:formula="of:=ROUNDUP((([.$B$2]-([.$I36]*[.$B$2]*[.$B$3])+([.$B$2]*[.$B$3]))*[.R$29]+[.R35])/[.$I$29])*[.$I$29]" office:value-type="float" office:value="21300">
            <text:p>21300</text:p>
          </table:table-cell>
          <table:table-cell table:formula="of:=ROUNDUP((([.$B$2]-([.$I36]*[.$B$2]*[.$B$3])+([.$B$2]*[.$B$3]))*[.S$29]+[.S35])/[.$I$29])*[.$I$29]" office:value-type="float" office:value="23650">
            <text:p>23650</text:p>
          </table:table-cell>
          <table:table-cell table:formula="of:=ROUNDUP((([.$B$2]-([.$I36]*[.$B$2]*[.$B$3])+([.$B$2]*[.$B$3]))*[.T$29]+[.T35])/[.$I$29])*[.$I$29]" office:value-type="float" office:value="26025">
            <text:p>26025</text:p>
          </table:table-cell>
          <table:table-cell table:formula="of:=ROUNDUP((([.$B$2]-([.$I36]*[.$B$2]*[.$B$3])+([.$B$2]*[.$B$3]))*[.U$29]+[.U35])/[.$I$29])*[.$I$29]" office:value-type="float" office:value="28350">
            <text:p>28350</text:p>
          </table:table-cell>
          <table:table-cell table:formula="of:=ROUNDUP((([.$B$2]-([.$I36]*[.$B$2]*[.$B$3])+([.$B$2]*[.$B$3]))*[.V$29]+[.V35])/[.$I$29])*[.$I$29]" office:value-type="float" office:value="30775">
            <text:p>30775</text:p>
          </table:table-cell>
          <table:table-cell table:formula="of:=ROUNDUP((([.$B$2]-([.$I36]*[.$B$2]*[.$B$3])+([.$B$2]*[.$B$3]))*[.W$29]+[.W35])/[.$I$29])*[.$I$29]" office:value-type="float" office:value="33100">
            <text:p>33100</text:p>
          </table:table-cell>
          <table:table-cell table:formula="of:=ROUNDUP((([.$B$2]-([.$I36]*[.$B$2]*[.$B$3])+([.$B$2]*[.$B$3]))*[.X$29]+[.X35])/[.$I$29])*[.$I$29]" office:value-type="float" office:value="35450">
            <text:p>35450</text:p>
          </table:table-cell>
          <table:table-cell table:formula="of:=ROUNDUP((([.$B$2]-([.$I36]*[.$B$2]*[.$B$3])+([.$B$2]*[.$B$3]))*[.Y$29]+[.Y35])/[.$I$29])*[.$I$29]" office:value-type="float" office:value="37825">
            <text:p>37825</text:p>
          </table:table-cell>
          <table:table-cell table:formula="of:=ROUNDUP((([.$B$2]-([.$I36]*[.$B$2]*[.$B$3])+([.$B$2]*[.$B$3]))*[.Z$29]+[.Z35])/[.$I$29])*[.$I$29]" office:value-type="float" office:value="40175">
            <text:p>40175</text:p>
          </table:table-cell>
          <table:table-cell table:formula="of:=ROUNDUP((([.$B$2]-([.$I36]*[.$B$2]*[.$B$3])+([.$B$2]*[.$B$3]))*[.AA$29]+[.AA35])/[.$I$29])*[.$I$29]" office:value-type="float" office:value="42525">
            <text:p>42525</text:p>
          </table:table-cell>
          <table:table-cell table:formula="of:=ROUNDUP((([.$B$2]-([.$I36]*[.$B$2]*[.$B$3])+([.$B$2]*[.$B$3]))*[.AB$29]+[.AB35])/[.$I$29])*[.$I$29]" office:value-type="float" office:value="44950">
            <text:p>44950</text:p>
          </table:table-cell>
          <table:table-cell table:formula="of:=ROUNDUP((([.$B$2]-([.$I36]*[.$B$2]*[.$B$3])+([.$B$2]*[.$B$3]))*[.AC$29]+[.AC35])/[.$I$29])*[.$I$29]" office:value-type="float" office:value="47250">
            <text:p>4725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f:=[.B37]+[.A37]" office:value-type="float" office:value="8">
            <text:p>8</text:p>
          </table:table-cell>
          <table:table-cell table:style-name="ce3" table:formula="of:=[.$B$2]*[.B37]*[.A37]" office:value-type="currency" office:currency="EUR" office:value="4800">
            <text:p>4 800 €</text:p>
          </table:table-cell>
          <table:table-cell table:formula="of:=[.D37]/[.B37]" office:value-type="currency" office:currency="EUR" office:value="2400">
            <text:p>2 400 €</text:p>
          </table:table-cell>
          <table:table-cell table:number-columns-repeated="3"/>
          <table:table-cell office:value-type="float" office:value="8">
            <text:p>8</text:p>
          </table:table-cell>
          <table:table-cell table:style-name="Default" table:formula="of:=ROUNDUP((([.$B$2]-([.$I37]*[.$B$2]*[.$B$3])+([.$B$2]*[.$B$3]))*[.J$29]+[.J36])/[.$I$29])*[.$I$29]" office:value-type="float" office:value="2700">
            <text:p>2700</text:p>
          </table:table-cell>
          <table:table-cell table:style-name="Default" table:formula="of:=ROUNDUP((([.$B$2]-([.$I37]*[.$B$2]*[.$B$3])+([.$B$2]*[.$B$3]))*[.K$29]+[.K36])/[.$I$29])*[.$I$29]" office:value-type="float" office:value="5300">
            <text:p>5300</text:p>
          </table:table-cell>
          <table:table-cell table:style-name="Default" table:formula="of:=ROUNDUP((([.$B$2]-([.$I37]*[.$B$2]*[.$B$3])+([.$B$2]*[.$B$3]))*[.L$29]+[.L36])/[.$I$29])*[.$I$29]" office:value-type="float" office:value="7900">
            <text:p>7900</text:p>
          </table:table-cell>
          <table:table-cell table:style-name="Default" table:formula="of:=ROUNDUP((([.$B$2]-([.$I37]*[.$B$2]*[.$B$3])+([.$B$2]*[.$B$3]))*[.M$29]+[.M36])/[.$I$29])*[.$I$29]" office:value-type="float" office:value="10525">
            <text:p>10525</text:p>
          </table:table-cell>
          <table:table-cell table:style-name="Default" table:formula="of:=ROUNDUP((([.$B$2]-([.$I37]*[.$B$2]*[.$B$3])+([.$B$2]*[.$B$3]))*[.N$29]+[.N36])/[.$I$29])*[.$I$29]" office:value-type="float" office:value="13125">
            <text:p>13125</text:p>
          </table:table-cell>
          <table:table-cell table:style-name="Default" table:formula="of:=ROUNDUP((([.$B$2]-([.$I37]*[.$B$2]*[.$B$3])+([.$B$2]*[.$B$3]))*[.O$29]+[.O36])/[.$I$29])*[.$I$29]" office:value-type="float" office:value="15700">
            <text:p>15700</text:p>
          </table:table-cell>
          <table:table-cell table:style-name="Default" table:formula="of:=ROUNDUP((([.$B$2]-([.$I37]*[.$B$2]*[.$B$3])+([.$B$2]*[.$B$3]))*[.P$29]+[.P36])/[.$I$29])*[.$I$29]" office:value-type="float" office:value="18375">
            <text:p>18375</text:p>
          </table:table-cell>
          <table:table-cell table:style-name="Default" table:formula="of:=ROUNDUP((([.$B$2]-([.$I37]*[.$B$2]*[.$B$3])+([.$B$2]*[.$B$3]))*[.Q$29]+[.Q36])/[.$I$29])*[.$I$29]" office:value-type="float" office:value="20975">
            <text:p>20975</text:p>
          </table:table-cell>
          <table:table-cell table:style-name="Default" table:formula="of:=ROUNDUP((([.$B$2]-([.$I37]*[.$B$2]*[.$B$3])+([.$B$2]*[.$B$3]))*[.R$29]+[.R36])/[.$I$29])*[.$I$29]" office:value-type="float" office:value="23600">
            <text:p>23600</text:p>
          </table:table-cell>
          <table:table-cell table:formula="of:=ROUNDUP((([.$B$2]-([.$I37]*[.$B$2]*[.$B$3])+([.$B$2]*[.$B$3]))*[.S$29]+[.S36])/[.$I$29])*[.$I$29]" office:value-type="float" office:value="26200">
            <text:p>26200</text:p>
          </table:table-cell>
          <table:table-cell table:formula="of:=ROUNDUP((([.$B$2]-([.$I37]*[.$B$2]*[.$B$3])+([.$B$2]*[.$B$3]))*[.T$29]+[.T36])/[.$I$29])*[.$I$29]" office:value-type="float" office:value="28825">
            <text:p>28825</text:p>
          </table:table-cell>
          <table:table-cell table:formula="of:=ROUNDUP((([.$B$2]-([.$I37]*[.$B$2]*[.$B$3])+([.$B$2]*[.$B$3]))*[.U$29]+[.U36])/[.$I$29])*[.$I$29]" office:value-type="float" office:value="31400">
            <text:p>31400</text:p>
          </table:table-cell>
          <table:table-cell table:formula="of:=ROUNDUP((([.$B$2]-([.$I37]*[.$B$2]*[.$B$3])+([.$B$2]*[.$B$3]))*[.V$29]+[.V36])/[.$I$29])*[.$I$29]" office:value-type="float" office:value="34075">
            <text:p>34075</text:p>
          </table:table-cell>
          <table:table-cell table:formula="of:=ROUNDUP((([.$B$2]-([.$I37]*[.$B$2]*[.$B$3])+([.$B$2]*[.$B$3]))*[.W$29]+[.W36])/[.$I$29])*[.$I$29]" office:value-type="float" office:value="36650">
            <text:p>36650</text:p>
          </table:table-cell>
          <table:table-cell table:formula="of:=ROUNDUP((([.$B$2]-([.$I37]*[.$B$2]*[.$B$3])+([.$B$2]*[.$B$3]))*[.X$29]+[.X36])/[.$I$29])*[.$I$29]" office:value-type="float" office:value="39250">
            <text:p>39250</text:p>
          </table:table-cell>
          <table:table-cell table:formula="of:=ROUNDUP((([.$B$2]-([.$I37]*[.$B$2]*[.$B$3])+([.$B$2]*[.$B$3]))*[.Y$29]+[.Y36])/[.$I$29])*[.$I$29]" office:value-type="float" office:value="41875">
            <text:p>41875</text:p>
          </table:table-cell>
          <table:table-cell table:formula="of:=ROUNDUP((([.$B$2]-([.$I37]*[.$B$2]*[.$B$3])+([.$B$2]*[.$B$3]))*[.Z$29]+[.Z36])/[.$I$29])*[.$I$29]" office:value-type="float" office:value="44500">
            <text:p>44500</text:p>
          </table:table-cell>
          <table:table-cell table:formula="of:=ROUNDUP((([.$B$2]-([.$I37]*[.$B$2]*[.$B$3])+([.$B$2]*[.$B$3]))*[.AA$29]+[.AA36])/[.$I$29])*[.$I$29]" office:value-type="float" office:value="47100">
            <text:p>47100</text:p>
          </table:table-cell>
          <table:table-cell table:formula="of:=ROUNDUP((([.$B$2]-([.$I37]*[.$B$2]*[.$B$3])+([.$B$2]*[.$B$3]))*[.AB$29]+[.AB36])/[.$I$29])*[.$I$29]" office:value-type="float" office:value="49775">
            <text:p>49775</text:p>
          </table:table-cell>
          <table:table-cell table:formula="of:=ROUNDUP((([.$B$2]-([.$I37]*[.$B$2]*[.$B$3])+([.$B$2]*[.$B$3]))*[.AC$29]+[.AC36])/[.$I$29])*[.$I$29]" office:value-type="float" office:value="52325">
            <text:p>5232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formula="of:=[.B38]+[.A38]" office:value-type="float" office:value="9">
            <text:p>9</text:p>
          </table:table-cell>
          <table:table-cell table:style-name="ce3" table:formula="of:=[.$B$2]*[.B38]*[.A38]" office:value-type="currency" office:currency="EUR" office:value="7200">
            <text:p>7 200 €</text:p>
          </table:table-cell>
          <table:table-cell table:formula="of:=[.D38]/[.B38]" office:value-type="currency" office:currency="EUR" office:value="2400">
            <text:p>2 400 €</text:p>
          </table:table-cell>
          <table:table-cell table:number-columns-repeated="3"/>
          <table:table-cell office:value-type="float" office:value="9">
            <text:p>9</text:p>
          </table:table-cell>
          <table:table-cell table:style-name="Default" table:formula="of:=ROUNDUP((([.$B$2]-([.$I38]*[.$B$2]*[.$B$3])+([.$B$2]*[.$B$3]))*[.J$29]+[.J37])/[.$I$29])*[.$I$29]" office:value-type="float" office:value="2950">
            <text:p>2950</text:p>
          </table:table-cell>
          <table:table-cell table:style-name="Default" table:formula="of:=ROUNDUP((([.$B$2]-([.$I38]*[.$B$2]*[.$B$3])+([.$B$2]*[.$B$3]))*[.K$29]+[.K37])/[.$I$29])*[.$I$29]" office:value-type="float" office:value="5775">
            <text:p>5775</text:p>
          </table:table-cell>
          <table:table-cell table:style-name="Default" table:formula="of:=ROUNDUP((([.$B$2]-([.$I38]*[.$B$2]*[.$B$3])+([.$B$2]*[.$B$3]))*[.L$29]+[.L37])/[.$I$29])*[.$I$29]" office:value-type="float" office:value="8600">
            <text:p>8600</text:p>
          </table:table-cell>
          <table:table-cell table:style-name="Default" table:formula="of:=ROUNDUP((([.$B$2]-([.$I38]*[.$B$2]*[.$B$3])+([.$B$2]*[.$B$3]))*[.M$29]+[.M37])/[.$I$29])*[.$I$29]" office:value-type="float" office:value="11475">
            <text:p>11475</text:p>
          </table:table-cell>
          <table:table-cell table:style-name="Default" table:formula="of:=ROUNDUP((([.$B$2]-([.$I38]*[.$B$2]*[.$B$3])+([.$B$2]*[.$B$3]))*[.N$29]+[.N37])/[.$I$29])*[.$I$29]" office:value-type="float" office:value="14300">
            <text:p>14300</text:p>
          </table:table-cell>
          <table:table-cell table:style-name="Default" table:formula="of:=ROUNDUP((([.$B$2]-([.$I38]*[.$B$2]*[.$B$3])+([.$B$2]*[.$B$3]))*[.O$29]+[.O37])/[.$I$29])*[.$I$29]" office:value-type="float" office:value="17100">
            <text:p>17100</text:p>
          </table:table-cell>
          <table:table-cell table:style-name="Default" table:formula="of:=ROUNDUP((([.$B$2]-([.$I38]*[.$B$2]*[.$B$3])+([.$B$2]*[.$B$3]))*[.P$29]+[.P37])/[.$I$29])*[.$I$29]" office:value-type="float" office:value="20000">
            <text:p>20000</text:p>
          </table:table-cell>
          <table:table-cell table:style-name="Default" table:formula="of:=ROUNDUP((([.$B$2]-([.$I38]*[.$B$2]*[.$B$3])+([.$B$2]*[.$B$3]))*[.Q$29]+[.Q37])/[.$I$29])*[.$I$29]" office:value-type="float" office:value="22850">
            <text:p>22850</text:p>
          </table:table-cell>
          <table:table-cell table:style-name="Default" table:formula="of:=ROUNDUP((([.$B$2]-([.$I38]*[.$B$2]*[.$B$3])+([.$B$2]*[.$B$3]))*[.R$29]+[.R37])/[.$I$29])*[.$I$29]" office:value-type="float" office:value="25700">
            <text:p>25700</text:p>
          </table:table-cell>
          <table:table-cell table:formula="of:=ROUNDUP((([.$B$2]-([.$I38]*[.$B$2]*[.$B$3])+([.$B$2]*[.$B$3]))*[.S$29]+[.S37])/[.$I$29])*[.$I$29]" office:value-type="float" office:value="28525">
            <text:p>28525</text:p>
          </table:table-cell>
          <table:table-cell table:formula="of:=ROUNDUP((([.$B$2]-([.$I38]*[.$B$2]*[.$B$3])+([.$B$2]*[.$B$3]))*[.T$29]+[.T37])/[.$I$29])*[.$I$29]" office:value-type="float" office:value="31400">
            <text:p>31400</text:p>
          </table:table-cell>
          <table:table-cell table:formula="of:=ROUNDUP((([.$B$2]-([.$I38]*[.$B$2]*[.$B$3])+([.$B$2]*[.$B$3]))*[.U$29]+[.U37])/[.$I$29])*[.$I$29]" office:value-type="float" office:value="34200">
            <text:p>34200</text:p>
          </table:table-cell>
          <table:table-cell table:formula="of:=ROUNDUP((([.$B$2]-([.$I38]*[.$B$2]*[.$B$3])+([.$B$2]*[.$B$3]))*[.V$29]+[.V37])/[.$I$29])*[.$I$29]" office:value-type="float" office:value="37100">
            <text:p>37100</text:p>
          </table:table-cell>
          <table:table-cell table:formula="of:=ROUNDUP((([.$B$2]-([.$I38]*[.$B$2]*[.$B$3])+([.$B$2]*[.$B$3]))*[.W$29]+[.W37])/[.$I$29])*[.$I$29]" office:value-type="float" office:value="39900">
            <text:p>39900</text:p>
          </table:table-cell>
          <table:table-cell table:formula="of:=ROUNDUP((([.$B$2]-([.$I38]*[.$B$2]*[.$B$3])+([.$B$2]*[.$B$3]))*[.X$29]+[.X37])/[.$I$29])*[.$I$29]" office:value-type="float" office:value="42750">
            <text:p>42750</text:p>
          </table:table-cell>
          <table:table-cell table:formula="of:=ROUNDUP((([.$B$2]-([.$I38]*[.$B$2]*[.$B$3])+([.$B$2]*[.$B$3]))*[.Y$29]+[.Y37])/[.$I$29])*[.$I$29]" office:value-type="float" office:value="45600">
            <text:p>45600</text:p>
          </table:table-cell>
          <table:table-cell table:formula="of:=ROUNDUP((([.$B$2]-([.$I38]*[.$B$2]*[.$B$3])+([.$B$2]*[.$B$3]))*[.Z$29]+[.Z37])/[.$I$29])*[.$I$29]" office:value-type="float" office:value="48450">
            <text:p>48450</text:p>
          </table:table-cell>
          <table:table-cell table:formula="of:=ROUNDUP((([.$B$2]-([.$I38]*[.$B$2]*[.$B$3])+([.$B$2]*[.$B$3]))*[.AA$29]+[.AA37])/[.$I$29])*[.$I$29]" office:value-type="float" office:value="51300">
            <text:p>51300</text:p>
          </table:table-cell>
          <table:table-cell table:formula="of:=ROUNDUP((([.$B$2]-([.$I38]*[.$B$2]*[.$B$3])+([.$B$2]*[.$B$3]))*[.AB$29]+[.AB37])/[.$I$29])*[.$I$29]" office:value-type="float" office:value="54200">
            <text:p>54200</text:p>
          </table:table-cell>
          <table:table-cell table:formula="of:=ROUNDUP((([.$B$2]-([.$I38]*[.$B$2]*[.$B$3])+([.$B$2]*[.$B$3]))*[.AC$29]+[.AC37])/[.$I$29])*[.$I$29]" office:value-type="float" office:value="56975">
            <text:p>5697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formula="of:=[.B39]+[.A39]" office:value-type="float" office:value="10">
            <text:p>10</text:p>
          </table:table-cell>
          <table:table-cell table:style-name="ce3" table:formula="of:=[.$B$2]*[.B39]*[.A39]" office:value-type="currency" office:currency="EUR" office:value="9600">
            <text:p>9 600 €</text:p>
          </table:table-cell>
          <table:table-cell table:formula="of:=[.D39]/[.B39]" office:value-type="currency" office:currency="EUR" office:value="2400">
            <text:p>2 400 €</text:p>
          </table:table-cell>
          <table:table-cell table:number-columns-repeated="3"/>
          <table:table-cell office:value-type="float" office:value="10">
            <text:p>10</text:p>
          </table:table-cell>
          <table:table-cell table:style-name="Default" table:formula="of:=ROUNDUP((([.$B$2]-([.$I39]*[.$B$2]*[.$B$3])+([.$B$2]*[.$B$3]))*[.J$29]+[.J38])/[.$I$29])*[.$I$29]" office:value-type="float" office:value="3175">
            <text:p>3175</text:p>
          </table:table-cell>
          <table:table-cell table:style-name="Default" table:formula="of:=ROUNDUP((([.$B$2]-([.$I39]*[.$B$2]*[.$B$3])+([.$B$2]*[.$B$3]))*[.K$29]+[.K38])/[.$I$29])*[.$I$29]" office:value-type="float" office:value="6200">
            <text:p>6200</text:p>
          </table:table-cell>
          <table:table-cell table:style-name="Default" table:formula="of:=ROUNDUP((([.$B$2]-([.$I39]*[.$B$2]*[.$B$3])+([.$B$2]*[.$B$3]))*[.L$29]+[.L38])/[.$I$29])*[.$I$29]" office:value-type="float" office:value="9250">
            <text:p>9250</text:p>
          </table:table-cell>
          <table:table-cell table:style-name="Default" table:formula="of:=ROUNDUP((([.$B$2]-([.$I39]*[.$B$2]*[.$B$3])+([.$B$2]*[.$B$3]))*[.M$29]+[.M38])/[.$I$29])*[.$I$29]" office:value-type="float" office:value="12325">
            <text:p>12325</text:p>
          </table:table-cell>
          <table:table-cell table:style-name="Default" table:formula="of:=ROUNDUP((([.$B$2]-([.$I39]*[.$B$2]*[.$B$3])+([.$B$2]*[.$B$3]))*[.N$29]+[.N38])/[.$I$29])*[.$I$29]" office:value-type="float" office:value="15375">
            <text:p>15375</text:p>
          </table:table-cell>
          <table:table-cell table:style-name="Default" table:formula="of:=ROUNDUP((([.$B$2]-([.$I39]*[.$B$2]*[.$B$3])+([.$B$2]*[.$B$3]))*[.O$29]+[.O38])/[.$I$29])*[.$I$29]" office:value-type="float" office:value="18375">
            <text:p>18375</text:p>
          </table:table-cell>
          <table:table-cell table:style-name="Default" table:formula="of:=ROUNDUP((([.$B$2]-([.$I39]*[.$B$2]*[.$B$3])+([.$B$2]*[.$B$3]))*[.P$29]+[.P38])/[.$I$29])*[.$I$29]" office:value-type="float" office:value="21500">
            <text:p>21500</text:p>
          </table:table-cell>
          <table:table-cell table:style-name="Default" table:formula="of:=ROUNDUP((([.$B$2]-([.$I39]*[.$B$2]*[.$B$3])+([.$B$2]*[.$B$3]))*[.Q$29]+[.Q38])/[.$I$29])*[.$I$29]" office:value-type="float" office:value="24550">
            <text:p>24550</text:p>
          </table:table-cell>
          <table:table-cell table:style-name="Default" table:formula="of:=ROUNDUP((([.$B$2]-([.$I39]*[.$B$2]*[.$B$3])+([.$B$2]*[.$B$3]))*[.R$29]+[.R38])/[.$I$29])*[.$I$29]" office:value-type="float" office:value="27600">
            <text:p>27600</text:p>
          </table:table-cell>
          <table:table-cell table:formula="of:=ROUNDUP((([.$B$2]-([.$I39]*[.$B$2]*[.$B$3])+([.$B$2]*[.$B$3]))*[.S$29]+[.S38])/[.$I$29])*[.$I$29]" office:value-type="float" office:value="30650">
            <text:p>30650</text:p>
          </table:table-cell>
          <table:table-cell table:formula="of:=ROUNDUP((([.$B$2]-([.$I39]*[.$B$2]*[.$B$3])+([.$B$2]*[.$B$3]))*[.T$29]+[.T38])/[.$I$29])*[.$I$29]" office:value-type="float" office:value="33725">
            <text:p>33725</text:p>
          </table:table-cell>
          <table:table-cell table:formula="of:=ROUNDUP((([.$B$2]-([.$I39]*[.$B$2]*[.$B$3])+([.$B$2]*[.$B$3]))*[.U$29]+[.U38])/[.$I$29])*[.$I$29]" office:value-type="float" office:value="36750">
            <text:p>36750</text:p>
          </table:table-cell>
          <table:table-cell table:formula="of:=ROUNDUP((([.$B$2]-([.$I39]*[.$B$2]*[.$B$3])+([.$B$2]*[.$B$3]))*[.V$29]+[.V38])/[.$I$29])*[.$I$29]" office:value-type="float" office:value="39850">
            <text:p>39850</text:p>
          </table:table-cell>
          <table:table-cell table:formula="of:=ROUNDUP((([.$B$2]-([.$I39]*[.$B$2]*[.$B$3])+([.$B$2]*[.$B$3]))*[.W$29]+[.W38])/[.$I$29])*[.$I$29]" office:value-type="float" office:value="42875">
            <text:p>42875</text:p>
          </table:table-cell>
          <table:table-cell table:formula="of:=ROUNDUP((([.$B$2]-([.$I39]*[.$B$2]*[.$B$3])+([.$B$2]*[.$B$3]))*[.X$29]+[.X38])/[.$I$29])*[.$I$29]" office:value-type="float" office:value="45925">
            <text:p>45925</text:p>
          </table:table-cell>
          <table:table-cell table:formula="of:=ROUNDUP((([.$B$2]-([.$I39]*[.$B$2]*[.$B$3])+([.$B$2]*[.$B$3]))*[.Y$29]+[.Y38])/[.$I$29])*[.$I$29]" office:value-type="float" office:value="49000">
            <text:p>49000</text:p>
          </table:table-cell>
          <table:table-cell table:formula="of:=ROUNDUP((([.$B$2]-([.$I39]*[.$B$2]*[.$B$3])+([.$B$2]*[.$B$3]))*[.Z$29]+[.Z38])/[.$I$29])*[.$I$29]" office:value-type="float" office:value="52050">
            <text:p>52050</text:p>
          </table:table-cell>
          <table:table-cell table:formula="of:=ROUNDUP((([.$B$2]-([.$I39]*[.$B$2]*[.$B$3])+([.$B$2]*[.$B$3]))*[.AA$29]+[.AA38])/[.$I$29])*[.$I$29]" office:value-type="float" office:value="55100">
            <text:p>55100</text:p>
          </table:table-cell>
          <table:table-cell table:formula="of:=ROUNDUP((([.$B$2]-([.$I39]*[.$B$2]*[.$B$3])+([.$B$2]*[.$B$3]))*[.AB$29]+[.AB38])/[.$I$29])*[.$I$29]" office:value-type="float" office:value="58225">
            <text:p>58225</text:p>
          </table:table-cell>
          <table:table-cell table:formula="of:=ROUNDUP((([.$B$2]-([.$I39]*[.$B$2]*[.$B$3])+([.$B$2]*[.$B$3]))*[.AC$29]+[.AC38])/[.$I$29])*[.$I$29]" office:value-type="float" office:value="61200">
            <text:p>6120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formula="of:=[.B40]+[.A40]" office:value-type="float" office:value="11">
            <text:p>11</text:p>
          </table:table-cell>
          <table:table-cell table:style-name="ce3" table:formula="of:=[.$B$2]*[.B40]*[.A40]" office:value-type="currency" office:currency="EUR" office:value="12000">
            <text:p>12 000 €</text:p>
          </table:table-cell>
          <table:table-cell table:formula="of:=[.D40]/[.B40]" office:value-type="currency" office:currency="EUR" office:value="2400">
            <text:p>2 400 €</text:p>
          </table:table-cell>
          <table:table-cell table:number-columns-repeated="3"/>
          <table:table-cell office:value-type="float" office:value="11">
            <text:p>11</text:p>
          </table:table-cell>
          <table:table-cell table:style-name="Default" table:formula="of:=ROUNDUP((([.$B$2]-([.$I40]*[.$B$2]*[.$B$3])+([.$B$2]*[.$B$3]))*[.J$29]+[.J39])/[.$I$29])*[.$I$29]" office:value-type="float" office:value="3375">
            <text:p>3375</text:p>
          </table:table-cell>
          <table:table-cell table:style-name="Default" table:formula="of:=ROUNDUP((([.$B$2]-([.$I40]*[.$B$2]*[.$B$3])+([.$B$2]*[.$B$3]))*[.K$29]+[.K39])/[.$I$29])*[.$I$29]" office:value-type="float" office:value="6600">
            <text:p>6600</text:p>
          </table:table-cell>
          <table:table-cell table:style-name="Default" table:formula="of:=ROUNDUP((([.$B$2]-([.$I40]*[.$B$2]*[.$B$3])+([.$B$2]*[.$B$3]))*[.L$29]+[.L39])/[.$I$29])*[.$I$29]" office:value-type="float" office:value="9825">
            <text:p>9825</text:p>
          </table:table-cell>
          <table:table-cell table:style-name="Default" table:formula="of:=ROUNDUP((([.$B$2]-([.$I40]*[.$B$2]*[.$B$3])+([.$B$2]*[.$B$3]))*[.M$29]+[.M39])/[.$I$29])*[.$I$29]" office:value-type="float" office:value="13100">
            <text:p>13100</text:p>
          </table:table-cell>
          <table:table-cell table:style-name="Default" table:formula="of:=ROUNDUP((([.$B$2]-([.$I40]*[.$B$2]*[.$B$3])+([.$B$2]*[.$B$3]))*[.N$29]+[.N39])/[.$I$29])*[.$I$29]" office:value-type="float" office:value="16325">
            <text:p>16325</text:p>
          </table:table-cell>
          <table:table-cell table:style-name="Default" table:formula="of:=ROUNDUP((([.$B$2]-([.$I40]*[.$B$2]*[.$B$3])+([.$B$2]*[.$B$3]))*[.O$29]+[.O39])/[.$I$29])*[.$I$29]" office:value-type="float" office:value="19525">
            <text:p>19525</text:p>
          </table:table-cell>
          <table:table-cell table:style-name="Default" table:formula="of:=ROUNDUP((([.$B$2]-([.$I40]*[.$B$2]*[.$B$3])+([.$B$2]*[.$B$3]))*[.P$29]+[.P39])/[.$I$29])*[.$I$29]" office:value-type="float" office:value="22850">
            <text:p>22850</text:p>
          </table:table-cell>
          <table:table-cell table:style-name="Default" table:formula="of:=ROUNDUP((([.$B$2]-([.$I40]*[.$B$2]*[.$B$3])+([.$B$2]*[.$B$3]))*[.Q$29]+[.Q39])/[.$I$29])*[.$I$29]" office:value-type="float" office:value="26075">
            <text:p>26075</text:p>
          </table:table-cell>
          <table:table-cell table:style-name="Default" table:formula="of:=ROUNDUP((([.$B$2]-([.$I40]*[.$B$2]*[.$B$3])+([.$B$2]*[.$B$3]))*[.R$29]+[.R39])/[.$I$29])*[.$I$29]" office:value-type="float" office:value="29325">
            <text:p>29325</text:p>
          </table:table-cell>
          <table:table-cell table:formula="of:=ROUNDUP((([.$B$2]-([.$I40]*[.$B$2]*[.$B$3])+([.$B$2]*[.$B$3]))*[.S$29]+[.S39])/[.$I$29])*[.$I$29]" office:value-type="float" office:value="32550">
            <text:p>32550</text:p>
          </table:table-cell>
          <table:table-cell table:formula="of:=ROUNDUP((([.$B$2]-([.$I40]*[.$B$2]*[.$B$3])+([.$B$2]*[.$B$3]))*[.T$29]+[.T39])/[.$I$29])*[.$I$29]" office:value-type="float" office:value="35825">
            <text:p>35825</text:p>
          </table:table-cell>
          <table:table-cell table:formula="of:=ROUNDUP((([.$B$2]-([.$I40]*[.$B$2]*[.$B$3])+([.$B$2]*[.$B$3]))*[.U$29]+[.U39])/[.$I$29])*[.$I$29]" office:value-type="float" office:value="39050">
            <text:p>39050</text:p>
          </table:table-cell>
          <table:table-cell table:formula="of:=ROUNDUP((([.$B$2]-([.$I40]*[.$B$2]*[.$B$3])+([.$B$2]*[.$B$3]))*[.V$29]+[.V39])/[.$I$29])*[.$I$29]" office:value-type="float" office:value="42325">
            <text:p>42325</text:p>
          </table:table-cell>
          <table:table-cell table:formula="of:=ROUNDUP((([.$B$2]-([.$I40]*[.$B$2]*[.$B$3])+([.$B$2]*[.$B$3]))*[.W$29]+[.W39])/[.$I$29])*[.$I$29]" office:value-type="float" office:value="45550">
            <text:p>45550</text:p>
          </table:table-cell>
          <table:table-cell table:formula="of:=ROUNDUP((([.$B$2]-([.$I40]*[.$B$2]*[.$B$3])+([.$B$2]*[.$B$3]))*[.X$29]+[.X39])/[.$I$29])*[.$I$29]" office:value-type="float" office:value="48775">
            <text:p>48775</text:p>
          </table:table-cell>
          <table:table-cell table:formula="of:=ROUNDUP((([.$B$2]-([.$I40]*[.$B$2]*[.$B$3])+([.$B$2]*[.$B$3]))*[.Y$29]+[.Y39])/[.$I$29])*[.$I$29]" office:value-type="float" office:value="52050">
            <text:p>52050</text:p>
          </table:table-cell>
          <table:table-cell table:formula="of:=ROUNDUP((([.$B$2]-([.$I40]*[.$B$2]*[.$B$3])+([.$B$2]*[.$B$3]))*[.Z$29]+[.Z39])/[.$I$29])*[.$I$29]" office:value-type="float" office:value="55300">
            <text:p>55300</text:p>
          </table:table-cell>
          <table:table-cell table:formula="of:=ROUNDUP((([.$B$2]-([.$I40]*[.$B$2]*[.$B$3])+([.$B$2]*[.$B$3]))*[.AA$29]+[.AA39])/[.$I$29])*[.$I$29]" office:value-type="float" office:value="58525">
            <text:p>58525</text:p>
          </table:table-cell>
          <table:table-cell table:formula="of:=ROUNDUP((([.$B$2]-([.$I40]*[.$B$2]*[.$B$3])+([.$B$2]*[.$B$3]))*[.AB$29]+[.AB39])/[.$I$29])*[.$I$29]" office:value-type="float" office:value="61850">
            <text:p>61850</text:p>
          </table:table-cell>
          <table:table-cell table:formula="of:=ROUNDUP((([.$B$2]-([.$I40]*[.$B$2]*[.$B$3])+([.$B$2]*[.$B$3]))*[.AC$29]+[.AC39])/[.$I$29])*[.$I$29]" office:value-type="float" office:value="65000">
            <text:p>65000</text:p>
          </table:table-cell>
        </table:table-row>
        <table:table-row table:style-name="ro1">
          <table:table-cell table:number-columns-repeated="8"/>
          <table:table-cell office:value-type="float" office:value="12">
            <text:p>12</text:p>
          </table:table-cell>
          <table:table-cell table:style-name="Default" table:formula="of:=ROUNDUP((([.$B$2]-([.$I41]*[.$B$2]*[.$B$3])+([.$B$2]*[.$B$3]))*[.J$29]+[.J40])/[.$I$29])*[.$I$29]" office:value-type="float" office:value="3550">
            <text:p>3550</text:p>
          </table:table-cell>
          <table:table-cell table:style-name="Default" table:formula="of:=ROUNDUP((([.$B$2]-([.$I41]*[.$B$2]*[.$B$3])+([.$B$2]*[.$B$3]))*[.K$29]+[.K40])/[.$I$29])*[.$I$29]" office:value-type="float" office:value="6950">
            <text:p>6950</text:p>
          </table:table-cell>
          <table:table-cell table:style-name="Default" table:formula="of:=ROUNDUP((([.$B$2]-([.$I41]*[.$B$2]*[.$B$3])+([.$B$2]*[.$B$3]))*[.L$29]+[.L40])/[.$I$29])*[.$I$29]" office:value-type="float" office:value="10350">
            <text:p>10350</text:p>
          </table:table-cell>
          <table:table-cell table:style-name="Default" table:formula="of:=ROUNDUP((([.$B$2]-([.$I41]*[.$B$2]*[.$B$3])+([.$B$2]*[.$B$3]))*[.M$29]+[.M40])/[.$I$29])*[.$I$29]" office:value-type="float" office:value="13800">
            <text:p>13800</text:p>
          </table:table-cell>
          <table:table-cell table:style-name="Default" table:formula="of:=ROUNDUP((([.$B$2]-([.$I41]*[.$B$2]*[.$B$3])+([.$B$2]*[.$B$3]))*[.N$29]+[.N40])/[.$I$29])*[.$I$29]" office:value-type="float" office:value="17175">
            <text:p>17175</text:p>
          </table:table-cell>
          <table:table-cell table:style-name="Default" table:formula="of:=ROUNDUP((([.$B$2]-([.$I41]*[.$B$2]*[.$B$3])+([.$B$2]*[.$B$3]))*[.O$29]+[.O40])/[.$I$29])*[.$I$29]" office:value-type="float" office:value="20550">
            <text:p>20550</text:p>
          </table:table-cell>
          <table:table-cell table:style-name="Default" table:formula="of:=ROUNDUP((([.$B$2]-([.$I41]*[.$B$2]*[.$B$3])+([.$B$2]*[.$B$3]))*[.P$29]+[.P40])/[.$I$29])*[.$I$29]" office:value-type="float" office:value="24050">
            <text:p>24050</text:p>
          </table:table-cell>
          <table:table-cell table:style-name="Default" table:formula="of:=ROUNDUP((([.$B$2]-([.$I41]*[.$B$2]*[.$B$3])+([.$B$2]*[.$B$3]))*[.Q$29]+[.Q40])/[.$I$29])*[.$I$29]" office:value-type="float" office:value="27450">
            <text:p>27450</text:p>
          </table:table-cell>
          <table:table-cell table:style-name="Default" table:formula="of:=ROUNDUP((([.$B$2]-([.$I41]*[.$B$2]*[.$B$3])+([.$B$2]*[.$B$3]))*[.R$29]+[.R40])/[.$I$29])*[.$I$29]" office:value-type="float" office:value="30850">
            <text:p>30850</text:p>
          </table:table-cell>
          <table:table-cell table:formula="of:=ROUNDUP((([.$B$2]-([.$I41]*[.$B$2]*[.$B$3])+([.$B$2]*[.$B$3]))*[.S$29]+[.S40])/[.$I$29])*[.$I$29]" office:value-type="float" office:value="34250">
            <text:p>34250</text:p>
          </table:table-cell>
          <table:table-cell table:formula="of:=ROUNDUP((([.$B$2]-([.$I41]*[.$B$2]*[.$B$3])+([.$B$2]*[.$B$3]))*[.T$29]+[.T40])/[.$I$29])*[.$I$29]" office:value-type="float" office:value="37700">
            <text:p>37700</text:p>
          </table:table-cell>
          <table:table-cell table:formula="of:=ROUNDUP((([.$B$2]-([.$I41]*[.$B$2]*[.$B$3])+([.$B$2]*[.$B$3]))*[.U$29]+[.U40])/[.$I$29])*[.$I$29]" office:value-type="float" office:value="41100">
            <text:p>41100</text:p>
          </table:table-cell>
          <table:table-cell table:formula="of:=ROUNDUP((([.$B$2]-([.$I41]*[.$B$2]*[.$B$3])+([.$B$2]*[.$B$3]))*[.V$29]+[.V40])/[.$I$29])*[.$I$29]" office:value-type="float" office:value="44525">
            <text:p>44525</text:p>
          </table:table-cell>
          <table:table-cell table:formula="of:=ROUNDUP((([.$B$2]-([.$I41]*[.$B$2]*[.$B$3])+([.$B$2]*[.$B$3]))*[.W$29]+[.W40])/[.$I$29])*[.$I$29]" office:value-type="float" office:value="47925">
            <text:p>47925</text:p>
          </table:table-cell>
          <table:table-cell table:formula="of:=ROUNDUP((([.$B$2]-([.$I41]*[.$B$2]*[.$B$3])+([.$B$2]*[.$B$3]))*[.X$29]+[.X40])/[.$I$29])*[.$I$29]" office:value-type="float" office:value="51325">
            <text:p>51325</text:p>
          </table:table-cell>
          <table:table-cell table:formula="of:=ROUNDUP((([.$B$2]-([.$I41]*[.$B$2]*[.$B$3])+([.$B$2]*[.$B$3]))*[.Y$29]+[.Y40])/[.$I$29])*[.$I$29]" office:value-type="float" office:value="54775">
            <text:p>54775</text:p>
          </table:table-cell>
          <table:table-cell table:formula="of:=ROUNDUP((([.$B$2]-([.$I41]*[.$B$2]*[.$B$3])+([.$B$2]*[.$B$3]))*[.Z$29]+[.Z40])/[.$I$29])*[.$I$29]" office:value-type="float" office:value="58175">
            <text:p>58175</text:p>
          </table:table-cell>
          <table:table-cell table:formula="of:=ROUNDUP((([.$B$2]-([.$I41]*[.$B$2]*[.$B$3])+([.$B$2]*[.$B$3]))*[.AA$29]+[.AA40])/[.$I$29])*[.$I$29]" office:value-type="float" office:value="61575">
            <text:p>61575</text:p>
          </table:table-cell>
          <table:table-cell table:formula="of:=ROUNDUP((([.$B$2]-([.$I41]*[.$B$2]*[.$B$3])+([.$B$2]*[.$B$3]))*[.AB$29]+[.AB40])/[.$I$29])*[.$I$29]" office:value-type="float" office:value="65075">
            <text:p>65075</text:p>
          </table:table-cell>
          <table:table-cell table:formula="of:=ROUNDUP((([.$B$2]-([.$I41]*[.$B$2]*[.$B$3])+([.$B$2]*[.$B$3]))*[.AC$29]+[.AC40])/[.$I$29])*[.$I$29]" office:value-type="float" office:value="68400">
            <text:p>68400</text:p>
          </table:table-cell>
        </table:table-row>
        <table:table-row table:style-name="ro1">
          <table:table-cell table:number-columns-repeated="8"/>
          <table:table-cell office:value-type="float" office:value="13">
            <text:p>13</text:p>
          </table:table-cell>
          <table:table-cell table:style-name="Default" table:formula="of:=ROUNDUP((([.$B$2]-([.$I42]*[.$B$2]*[.$B$3])+([.$B$2]*[.$B$3]))*[.J$29]+[.J41])/[.$I$29])*[.$I$29]" office:value-type="float" office:value="3700">
            <text:p>3700</text:p>
          </table:table-cell>
          <table:table-cell table:style-name="Default" table:formula="of:=ROUNDUP((([.$B$2]-([.$I42]*[.$B$2]*[.$B$3])+([.$B$2]*[.$B$3]))*[.K$29]+[.K41])/[.$I$29])*[.$I$29]" office:value-type="float" office:value="7250">
            <text:p>7250</text:p>
          </table:table-cell>
          <table:table-cell table:style-name="Default" table:formula="of:=ROUNDUP((([.$B$2]-([.$I42]*[.$B$2]*[.$B$3])+([.$B$2]*[.$B$3]))*[.L$29]+[.L41])/[.$I$29])*[.$I$29]" office:value-type="float" office:value="10800">
            <text:p>10800</text:p>
          </table:table-cell>
          <table:table-cell table:style-name="Default" table:formula="of:=ROUNDUP((([.$B$2]-([.$I42]*[.$B$2]*[.$B$3])+([.$B$2]*[.$B$3]))*[.M$29]+[.M41])/[.$I$29])*[.$I$29]" office:value-type="float" office:value="14400">
            <text:p>14400</text:p>
          </table:table-cell>
          <table:table-cell table:style-name="Default" table:formula="of:=ROUNDUP((([.$B$2]-([.$I42]*[.$B$2]*[.$B$3])+([.$B$2]*[.$B$3]))*[.N$29]+[.N41])/[.$I$29])*[.$I$29]" office:value-type="float" office:value="17925">
            <text:p>17925</text:p>
          </table:table-cell>
          <table:table-cell table:style-name="Default" table:formula="of:=ROUNDUP((([.$B$2]-([.$I42]*[.$B$2]*[.$B$3])+([.$B$2]*[.$B$3]))*[.O$29]+[.O41])/[.$I$29])*[.$I$29]" office:value-type="float" office:value="21450">
            <text:p>21450</text:p>
          </table:table-cell>
          <table:table-cell table:style-name="Default" table:formula="of:=ROUNDUP((([.$B$2]-([.$I42]*[.$B$2]*[.$B$3])+([.$B$2]*[.$B$3]))*[.P$29]+[.P41])/[.$I$29])*[.$I$29]" office:value-type="float" office:value="25100">
            <text:p>25100</text:p>
          </table:table-cell>
          <table:table-cell table:style-name="Default" table:formula="of:=ROUNDUP((([.$B$2]-([.$I42]*[.$B$2]*[.$B$3])+([.$B$2]*[.$B$3]))*[.Q$29]+[.Q41])/[.$I$29])*[.$I$29]" office:value-type="float" office:value="28650">
            <text:p>28650</text:p>
          </table:table-cell>
          <table:table-cell table:style-name="Default" table:formula="of:=ROUNDUP((([.$B$2]-([.$I42]*[.$B$2]*[.$B$3])+([.$B$2]*[.$B$3]))*[.R$29]+[.R41])/[.$I$29])*[.$I$29]" office:value-type="float" office:value="32200">
            <text:p>32200</text:p>
          </table:table-cell>
          <table:table-cell table:formula="of:=ROUNDUP((([.$B$2]-([.$I42]*[.$B$2]*[.$B$3])+([.$B$2]*[.$B$3]))*[.S$29]+[.S41])/[.$I$29])*[.$I$29]" office:value-type="float" office:value="35750">
            <text:p>35750</text:p>
          </table:table-cell>
          <table:table-cell table:formula="of:=ROUNDUP((([.$B$2]-([.$I42]*[.$B$2]*[.$B$3])+([.$B$2]*[.$B$3]))*[.T$29]+[.T41])/[.$I$29])*[.$I$29]" office:value-type="float" office:value="39350">
            <text:p>39350</text:p>
          </table:table-cell>
          <table:table-cell table:formula="of:=ROUNDUP((([.$B$2]-([.$I42]*[.$B$2]*[.$B$3])+([.$B$2]*[.$B$3]))*[.U$29]+[.U41])/[.$I$29])*[.$I$29]" office:value-type="float" office:value="42900">
            <text:p>42900</text:p>
          </table:table-cell>
          <table:table-cell table:formula="of:=ROUNDUP((([.$B$2]-([.$I42]*[.$B$2]*[.$B$3])+([.$B$2]*[.$B$3]))*[.V$29]+[.V41])/[.$I$29])*[.$I$29]" office:value-type="float" office:value="46450">
            <text:p>46450</text:p>
          </table:table-cell>
          <table:table-cell table:formula="of:=ROUNDUP((([.$B$2]-([.$I42]*[.$B$2]*[.$B$3])+([.$B$2]*[.$B$3]))*[.W$29]+[.W41])/[.$I$29])*[.$I$29]" office:value-type="float" office:value="50000">
            <text:p>50000</text:p>
          </table:table-cell>
          <table:table-cell table:formula="of:=ROUNDUP((([.$B$2]-([.$I42]*[.$B$2]*[.$B$3])+([.$B$2]*[.$B$3]))*[.X$29]+[.X41])/[.$I$29])*[.$I$29]" office:value-type="float" office:value="53550">
            <text:p>53550</text:p>
          </table:table-cell>
          <table:table-cell table:formula="of:=ROUNDUP((([.$B$2]-([.$I42]*[.$B$2]*[.$B$3])+([.$B$2]*[.$B$3]))*[.Y$29]+[.Y41])/[.$I$29])*[.$I$29]" office:value-type="float" office:value="57150">
            <text:p>57150</text:p>
          </table:table-cell>
          <table:table-cell table:formula="of:=ROUNDUP((([.$B$2]-([.$I42]*[.$B$2]*[.$B$3])+([.$B$2]*[.$B$3]))*[.Z$29]+[.Z41])/[.$I$29])*[.$I$29]" office:value-type="float" office:value="60700">
            <text:p>60700</text:p>
          </table:table-cell>
          <table:table-cell table:formula="of:=ROUNDUP((([.$B$2]-([.$I42]*[.$B$2]*[.$B$3])+([.$B$2]*[.$B$3]))*[.AA$29]+[.AA41])/[.$I$29])*[.$I$29]" office:value-type="float" office:value="64250">
            <text:p>64250</text:p>
          </table:table-cell>
          <table:table-cell table:formula="of:=ROUNDUP((([.$B$2]-([.$I42]*[.$B$2]*[.$B$3])+([.$B$2]*[.$B$3]))*[.AB$29]+[.AB41])/[.$I$29])*[.$I$29]" office:value-type="float" office:value="67900">
            <text:p>67900</text:p>
          </table:table-cell>
          <table:table-cell table:formula="of:=ROUNDUP((([.$B$2]-([.$I42]*[.$B$2]*[.$B$3])+([.$B$2]*[.$B$3]))*[.AC$29]+[.AC41])/[.$I$29])*[.$I$29]" office:value-type="float" office:value="71375">
            <text:p>71375</text:p>
          </table:table-cell>
        </table:table-row>
        <table:table-row table:style-name="ro1">
          <table:table-cell table:number-columns-repeated="8"/>
          <table:table-cell office:value-type="float" office:value="14">
            <text:p>14</text:p>
          </table:table-cell>
          <table:table-cell table:style-name="Default" table:formula="of:=ROUNDUP((([.$B$2]-([.$I43]*[.$B$2]*[.$B$3])+([.$B$2]*[.$B$3]))*[.J$29]+[.J42])/[.$I$29])*[.$I$29]" office:value-type="float" office:value="3850">
            <text:p>3850</text:p>
          </table:table-cell>
          <table:table-cell table:style-name="Default" table:formula="of:=ROUNDUP((([.$B$2]-([.$I43]*[.$B$2]*[.$B$3])+([.$B$2]*[.$B$3]))*[.K$29]+[.K42])/[.$I$29])*[.$I$29]" office:value-type="float" office:value="7525">
            <text:p>7525</text:p>
          </table:table-cell>
          <table:table-cell table:style-name="Default" table:formula="of:=ROUNDUP((([.$B$2]-([.$I43]*[.$B$2]*[.$B$3])+([.$B$2]*[.$B$3]))*[.L$29]+[.L42])/[.$I$29])*[.$I$29]" office:value-type="float" office:value="11200">
            <text:p>11200</text:p>
          </table:table-cell>
          <table:table-cell table:style-name="Default" table:formula="of:=ROUNDUP((([.$B$2]-([.$I43]*[.$B$2]*[.$B$3])+([.$B$2]*[.$B$3]))*[.M$29]+[.M42])/[.$I$29])*[.$I$29]" office:value-type="float" office:value="14925">
            <text:p>14925</text:p>
          </table:table-cell>
          <table:table-cell table:style-name="Default" table:formula="of:=ROUNDUP((([.$B$2]-([.$I43]*[.$B$2]*[.$B$3])+([.$B$2]*[.$B$3]))*[.N$29]+[.N42])/[.$I$29])*[.$I$29]" office:value-type="float" office:value="18575">
            <text:p>18575</text:p>
          </table:table-cell>
          <table:table-cell table:style-name="Default" table:formula="of:=ROUNDUP((([.$B$2]-([.$I43]*[.$B$2]*[.$B$3])+([.$B$2]*[.$B$3]))*[.O$29]+[.O42])/[.$I$29])*[.$I$29]" office:value-type="float" office:value="22225">
            <text:p>22225</text:p>
          </table:table-cell>
          <table:table-cell table:style-name="Default" table:formula="of:=ROUNDUP((([.$B$2]-([.$I43]*[.$B$2]*[.$B$3])+([.$B$2]*[.$B$3]))*[.P$29]+[.P42])/[.$I$29])*[.$I$29]" office:value-type="float" office:value="26000">
            <text:p>26000</text:p>
          </table:table-cell>
          <table:table-cell table:style-name="Default" table:formula="of:=ROUNDUP((([.$B$2]-([.$I43]*[.$B$2]*[.$B$3])+([.$B$2]*[.$B$3]))*[.Q$29]+[.Q42])/[.$I$29])*[.$I$29]" office:value-type="float" office:value="29675">
            <text:p>29675</text:p>
          </table:table-cell>
          <table:table-cell table:style-name="Default" table:formula="of:=ROUNDUP((([.$B$2]-([.$I43]*[.$B$2]*[.$B$3])+([.$B$2]*[.$B$3]))*[.R$29]+[.R42])/[.$I$29])*[.$I$29]" office:value-type="float" office:value="33350">
            <text:p>33350</text:p>
          </table:table-cell>
          <table:table-cell table:formula="of:=ROUNDUP((([.$B$2]-([.$I43]*[.$B$2]*[.$B$3])+([.$B$2]*[.$B$3]))*[.S$29]+[.S42])/[.$I$29])*[.$I$29]" office:value-type="float" office:value="37025">
            <text:p>37025</text:p>
          </table:table-cell>
          <table:table-cell table:formula="of:=ROUNDUP((([.$B$2]-([.$I43]*[.$B$2]*[.$B$3])+([.$B$2]*[.$B$3]))*[.T$29]+[.T42])/[.$I$29])*[.$I$29]" office:value-type="float" office:value="40750">
            <text:p>40750</text:p>
          </table:table-cell>
          <table:table-cell table:formula="of:=ROUNDUP((([.$B$2]-([.$I43]*[.$B$2]*[.$B$3])+([.$B$2]*[.$B$3]))*[.U$29]+[.U42])/[.$I$29])*[.$I$29]" office:value-type="float" office:value="44425">
            <text:p>44425</text:p>
          </table:table-cell>
          <table:table-cell table:formula="of:=ROUNDUP((([.$B$2]-([.$I43]*[.$B$2]*[.$B$3])+([.$B$2]*[.$B$3]))*[.V$29]+[.V42])/[.$I$29])*[.$I$29]" office:value-type="float" office:value="48125">
            <text:p>48125</text:p>
          </table:table-cell>
          <table:table-cell table:formula="of:=ROUNDUP((([.$B$2]-([.$I43]*[.$B$2]*[.$B$3])+([.$B$2]*[.$B$3]))*[.W$29]+[.W42])/[.$I$29])*[.$I$29]" office:value-type="float" office:value="51800">
            <text:p>51800</text:p>
          </table:table-cell>
          <table:table-cell table:formula="of:=ROUNDUP((([.$B$2]-([.$I43]*[.$B$2]*[.$B$3])+([.$B$2]*[.$B$3]))*[.X$29]+[.X42])/[.$I$29])*[.$I$29]" office:value-type="float" office:value="55475">
            <text:p>55475</text:p>
          </table:table-cell>
          <table:table-cell table:formula="of:=ROUNDUP((([.$B$2]-([.$I43]*[.$B$2]*[.$B$3])+([.$B$2]*[.$B$3]))*[.Y$29]+[.Y42])/[.$I$29])*[.$I$29]" office:value-type="float" office:value="59200">
            <text:p>59200</text:p>
          </table:table-cell>
          <table:table-cell table:formula="of:=ROUNDUP((([.$B$2]-([.$I43]*[.$B$2]*[.$B$3])+([.$B$2]*[.$B$3]))*[.Z$29]+[.Z42])/[.$I$29])*[.$I$29]" office:value-type="float" office:value="62875">
            <text:p>62875</text:p>
          </table:table-cell>
          <table:table-cell table:formula="of:=ROUNDUP((([.$B$2]-([.$I43]*[.$B$2]*[.$B$3])+([.$B$2]*[.$B$3]))*[.AA$29]+[.AA42])/[.$I$29])*[.$I$29]" office:value-type="float" office:value="66550">
            <text:p>66550</text:p>
          </table:table-cell>
          <table:table-cell table:formula="of:=ROUNDUP((([.$B$2]-([.$I43]*[.$B$2]*[.$B$3])+([.$B$2]*[.$B$3]))*[.AB$29]+[.AB42])/[.$I$29])*[.$I$29]" office:value-type="float" office:value="70325">
            <text:p>70325</text:p>
          </table:table-cell>
          <table:table-cell table:formula="of:=ROUNDUP((([.$B$2]-([.$I43]*[.$B$2]*[.$B$3])+([.$B$2]*[.$B$3]))*[.AC$29]+[.AC42])/[.$I$29])*[.$I$29]" office:value-type="float" office:value="73925">
            <text:p>73925</text:p>
          </table:table-cell>
        </table:table-row>
        <table:table-row table:style-name="ro1">
          <table:table-cell table:number-columns-repeated="8"/>
          <table:table-cell office:value-type="float" office:value="15">
            <text:p>15</text:p>
          </table:table-cell>
          <table:table-cell table:style-name="Default" table:formula="of:=ROUNDUP((([.$B$2]-([.$I44]*[.$B$2]*[.$B$3])+([.$B$2]*[.$B$3]))*[.J$29]+[.J43])/[.$I$29])*[.$I$29]" office:value-type="float" office:value="3975">
            <text:p>3975</text:p>
          </table:table-cell>
          <table:table-cell table:style-name="Default" table:formula="of:=ROUNDUP((([.$B$2]-([.$I44]*[.$B$2]*[.$B$3])+([.$B$2]*[.$B$3]))*[.K$29]+[.K43])/[.$I$29])*[.$I$29]" office:value-type="float" office:value="7750">
            <text:p>7750</text:p>
          </table:table-cell>
          <table:table-cell table:style-name="Default" table:formula="of:=ROUNDUP((([.$B$2]-([.$I44]*[.$B$2]*[.$B$3])+([.$B$2]*[.$B$3]))*[.L$29]+[.L43])/[.$I$29])*[.$I$29]" office:value-type="float" office:value="11525">
            <text:p>11525</text:p>
          </table:table-cell>
          <table:table-cell table:style-name="Default" table:formula="of:=ROUNDUP((([.$B$2]-([.$I44]*[.$B$2]*[.$B$3])+([.$B$2]*[.$B$3]))*[.M$29]+[.M43])/[.$I$29])*[.$I$29]" office:value-type="float" office:value="15350">
            <text:p>15350</text:p>
          </table:table-cell>
          <table:table-cell table:style-name="Default" table:formula="of:=ROUNDUP((([.$B$2]-([.$I44]*[.$B$2]*[.$B$3])+([.$B$2]*[.$B$3]))*[.N$29]+[.N43])/[.$I$29])*[.$I$29]" office:value-type="float" office:value="19125">
            <text:p>19125</text:p>
          </table:table-cell>
          <table:table-cell table:style-name="Default" table:formula="of:=ROUNDUP((([.$B$2]-([.$I44]*[.$B$2]*[.$B$3])+([.$B$2]*[.$B$3]))*[.O$29]+[.O43])/[.$I$29])*[.$I$29]" office:value-type="float" office:value="22875">
            <text:p>22875</text:p>
          </table:table-cell>
          <table:table-cell table:style-name="Default" table:formula="of:=ROUNDUP((([.$B$2]-([.$I44]*[.$B$2]*[.$B$3])+([.$B$2]*[.$B$3]))*[.P$29]+[.P43])/[.$I$29])*[.$I$29]" office:value-type="float" office:value="26750">
            <text:p>26750</text:p>
          </table:table-cell>
          <table:table-cell table:style-name="Default" table:formula="of:=ROUNDUP((([.$B$2]-([.$I44]*[.$B$2]*[.$B$3])+([.$B$2]*[.$B$3]))*[.Q$29]+[.Q43])/[.$I$29])*[.$I$29]" office:value-type="float" office:value="30525">
            <text:p>30525</text:p>
          </table:table-cell>
          <table:table-cell table:style-name="Default" table:formula="of:=ROUNDUP((([.$B$2]-([.$I44]*[.$B$2]*[.$B$3])+([.$B$2]*[.$B$3]))*[.R$29]+[.R43])/[.$I$29])*[.$I$29]" office:value-type="float" office:value="34325">
            <text:p>34325</text:p>
          </table:table-cell>
          <table:table-cell table:formula="of:=ROUNDUP((([.$B$2]-([.$I44]*[.$B$2]*[.$B$3])+([.$B$2]*[.$B$3]))*[.S$29]+[.S43])/[.$I$29])*[.$I$29]" office:value-type="float" office:value="38100">
            <text:p>38100</text:p>
          </table:table-cell>
          <table:table-cell table:formula="of:=ROUNDUP((([.$B$2]-([.$I44]*[.$B$2]*[.$B$3])+([.$B$2]*[.$B$3]))*[.T$29]+[.T43])/[.$I$29])*[.$I$29]" office:value-type="float" office:value="41925">
            <text:p>41925</text:p>
          </table:table-cell>
          <table:table-cell table:formula="of:=ROUNDUP((([.$B$2]-([.$I44]*[.$B$2]*[.$B$3])+([.$B$2]*[.$B$3]))*[.U$29]+[.U43])/[.$I$29])*[.$I$29]" office:value-type="float" office:value="45700">
            <text:p>45700</text:p>
          </table:table-cell>
          <table:table-cell table:formula="of:=ROUNDUP((([.$B$2]-([.$I44]*[.$B$2]*[.$B$3])+([.$B$2]*[.$B$3]))*[.V$29]+[.V43])/[.$I$29])*[.$I$29]" office:value-type="float" office:value="49525">
            <text:p>49525</text:p>
          </table:table-cell>
          <table:table-cell table:formula="of:=ROUNDUP((([.$B$2]-([.$I44]*[.$B$2]*[.$B$3])+([.$B$2]*[.$B$3]))*[.W$29]+[.W43])/[.$I$29])*[.$I$29]" office:value-type="float" office:value="53300">
            <text:p>53300</text:p>
          </table:table-cell>
          <table:table-cell table:formula="of:=ROUNDUP((([.$B$2]-([.$I44]*[.$B$2]*[.$B$3])+([.$B$2]*[.$B$3]))*[.X$29]+[.X43])/[.$I$29])*[.$I$29]" office:value-type="float" office:value="57075">
            <text:p>57075</text:p>
          </table:table-cell>
          <table:table-cell table:formula="of:=ROUNDUP((([.$B$2]-([.$I44]*[.$B$2]*[.$B$3])+([.$B$2]*[.$B$3]))*[.Y$29]+[.Y43])/[.$I$29])*[.$I$29]" office:value-type="float" office:value="60900">
            <text:p>60900</text:p>
          </table:table-cell>
          <table:table-cell table:formula="of:=ROUNDUP((([.$B$2]-([.$I44]*[.$B$2]*[.$B$3])+([.$B$2]*[.$B$3]))*[.Z$29]+[.Z43])/[.$I$29])*[.$I$29]" office:value-type="float" office:value="64700">
            <text:p>64700</text:p>
          </table:table-cell>
          <table:table-cell table:formula="of:=ROUNDUP((([.$B$2]-([.$I44]*[.$B$2]*[.$B$3])+([.$B$2]*[.$B$3]))*[.AA$29]+[.AA43])/[.$I$29])*[.$I$29]" office:value-type="float" office:value="68475">
            <text:p>68475</text:p>
          </table:table-cell>
          <table:table-cell table:formula="of:=ROUNDUP((([.$B$2]-([.$I44]*[.$B$2]*[.$B$3])+([.$B$2]*[.$B$3]))*[.AB$29]+[.AB43])/[.$I$29])*[.$I$29]" office:value-type="float" office:value="72350">
            <text:p>72350</text:p>
          </table:table-cell>
          <table:table-cell table:formula="of:=ROUNDUP((([.$B$2]-([.$I44]*[.$B$2]*[.$B$3])+([.$B$2]*[.$B$3]))*[.AC$29]+[.AC43])/[.$I$29])*[.$I$29]" office:value-type="float" office:value="76050">
            <text:p>76050</text:p>
          </table:table-cell>
        </table:table-row>
        <table:table-row table:style-name="ro1">
          <table:table-cell table:number-columns-repeated="8"/>
          <table:table-cell office:value-type="float" office:value="16">
            <text:p>16</text:p>
          </table:table-cell>
          <table:table-cell table:style-name="Default" table:formula="of:=ROUNDUP((([.$B$2]-([.$I45]*[.$B$2]*[.$B$3])+([.$B$2]*[.$B$3]))*[.J$29]+[.J44])/[.$I$29])*[.$I$29]" office:value-type="float" office:value="4075">
            <text:p>4075</text:p>
          </table:table-cell>
          <table:table-cell table:style-name="Default" table:formula="of:=ROUNDUP((([.$B$2]-([.$I45]*[.$B$2]*[.$B$3])+([.$B$2]*[.$B$3]))*[.K$29]+[.K44])/[.$I$29])*[.$I$29]" office:value-type="float" office:value="7925">
            <text:p>7925</text:p>
          </table:table-cell>
          <table:table-cell table:style-name="Default" table:formula="of:=ROUNDUP((([.$B$2]-([.$I45]*[.$B$2]*[.$B$3])+([.$B$2]*[.$B$3]))*[.L$29]+[.L44])/[.$I$29])*[.$I$29]" office:value-type="float" office:value="11800">
            <text:p>11800</text:p>
          </table:table-cell>
          <table:table-cell table:style-name="Default" table:formula="of:=ROUNDUP((([.$B$2]-([.$I45]*[.$B$2]*[.$B$3])+([.$B$2]*[.$B$3]))*[.M$29]+[.M44])/[.$I$29])*[.$I$29]" office:value-type="float" office:value="15700">
            <text:p>15700</text:p>
          </table:table-cell>
          <table:table-cell table:style-name="Default" table:formula="of:=ROUNDUP((([.$B$2]-([.$I45]*[.$B$2]*[.$B$3])+([.$B$2]*[.$B$3]))*[.N$29]+[.N44])/[.$I$29])*[.$I$29]" office:value-type="float" office:value="19550">
            <text:p>19550</text:p>
          </table:table-cell>
          <table:table-cell table:style-name="Default" table:formula="of:=ROUNDUP((([.$B$2]-([.$I45]*[.$B$2]*[.$B$3])+([.$B$2]*[.$B$3]))*[.O$29]+[.O44])/[.$I$29])*[.$I$29]" office:value-type="float" office:value="23400">
            <text:p>23400</text:p>
          </table:table-cell>
          <table:table-cell table:style-name="Default" table:formula="of:=ROUNDUP((([.$B$2]-([.$I45]*[.$B$2]*[.$B$3])+([.$B$2]*[.$B$3]))*[.P$29]+[.P44])/[.$I$29])*[.$I$29]" office:value-type="float" office:value="27350">
            <text:p>27350</text:p>
          </table:table-cell>
          <table:table-cell table:style-name="Default" table:formula="of:=ROUNDUP((([.$B$2]-([.$I45]*[.$B$2]*[.$B$3])+([.$B$2]*[.$B$3]))*[.Q$29]+[.Q44])/[.$I$29])*[.$I$29]" office:value-type="float" office:value="31225">
            <text:p>31225</text:p>
          </table:table-cell>
          <table:table-cell table:style-name="Default" table:formula="of:=ROUNDUP((([.$B$2]-([.$I45]*[.$B$2]*[.$B$3])+([.$B$2]*[.$B$3]))*[.R$29]+[.R44])/[.$I$29])*[.$I$29]" office:value-type="float" office:value="35100">
            <text:p>35100</text:p>
          </table:table-cell>
          <table:table-cell table:formula="of:=ROUNDUP((([.$B$2]-([.$I45]*[.$B$2]*[.$B$3])+([.$B$2]*[.$B$3]))*[.S$29]+[.S44])/[.$I$29])*[.$I$29]" office:value-type="float" office:value="38950">
            <text:p>38950</text:p>
          </table:table-cell>
          <table:table-cell table:formula="of:=ROUNDUP((([.$B$2]-([.$I45]*[.$B$2]*[.$B$3])+([.$B$2]*[.$B$3]))*[.T$29]+[.T44])/[.$I$29])*[.$I$29]" office:value-type="float" office:value="42875">
            <text:p>42875</text:p>
          </table:table-cell>
          <table:table-cell table:formula="of:=ROUNDUP((([.$B$2]-([.$I45]*[.$B$2]*[.$B$3])+([.$B$2]*[.$B$3]))*[.U$29]+[.U44])/[.$I$29])*[.$I$29]" office:value-type="float" office:value="46725">
            <text:p>46725</text:p>
          </table:table-cell>
          <table:table-cell table:formula="of:=ROUNDUP((([.$B$2]-([.$I45]*[.$B$2]*[.$B$3])+([.$B$2]*[.$B$3]))*[.V$29]+[.V44])/[.$I$29])*[.$I$29]" office:value-type="float" office:value="50650">
            <text:p>50650</text:p>
          </table:table-cell>
          <table:table-cell table:formula="of:=ROUNDUP((([.$B$2]-([.$I45]*[.$B$2]*[.$B$3])+([.$B$2]*[.$B$3]))*[.W$29]+[.W44])/[.$I$29])*[.$I$29]" office:value-type="float" office:value="54500">
            <text:p>54500</text:p>
          </table:table-cell>
          <table:table-cell table:formula="of:=ROUNDUP((([.$B$2]-([.$I45]*[.$B$2]*[.$B$3])+([.$B$2]*[.$B$3]))*[.X$29]+[.X44])/[.$I$29])*[.$I$29]" office:value-type="float" office:value="58350">
            <text:p>58350</text:p>
          </table:table-cell>
          <table:table-cell table:formula="of:=ROUNDUP((([.$B$2]-([.$I45]*[.$B$2]*[.$B$3])+([.$B$2]*[.$B$3]))*[.Y$29]+[.Y44])/[.$I$29])*[.$I$29]" office:value-type="float" office:value="62275">
            <text:p>62275</text:p>
          </table:table-cell>
          <table:table-cell table:formula="of:=ROUNDUP((([.$B$2]-([.$I45]*[.$B$2]*[.$B$3])+([.$B$2]*[.$B$3]))*[.Z$29]+[.Z44])/[.$I$29])*[.$I$29]" office:value-type="float" office:value="66150">
            <text:p>66150</text:p>
          </table:table-cell>
          <table:table-cell table:formula="of:=ROUNDUP((([.$B$2]-([.$I45]*[.$B$2]*[.$B$3])+([.$B$2]*[.$B$3]))*[.AA$29]+[.AA44])/[.$I$29])*[.$I$29]" office:value-type="float" office:value="70025">
            <text:p>70025</text:p>
          </table:table-cell>
          <table:table-cell table:formula="of:=ROUNDUP((([.$B$2]-([.$I45]*[.$B$2]*[.$B$3])+([.$B$2]*[.$B$3]))*[.AB$29]+[.AB44])/[.$I$29])*[.$I$29]" office:value-type="float" office:value="73975">
            <text:p>73975</text:p>
          </table:table-cell>
          <table:table-cell table:formula="of:=ROUNDUP((([.$B$2]-([.$I45]*[.$B$2]*[.$B$3])+([.$B$2]*[.$B$3]))*[.AC$29]+[.AC44])/[.$I$29])*[.$I$29]" office:value-type="float" office:value="77750">
            <text:p>77750</text:p>
          </table:table-cell>
        </table:table-row>
        <table:table-row table:style-name="ro1">
          <table:table-cell table:number-columns-repeated="8"/>
          <table:table-cell office:value-type="float" office:value="17">
            <text:p>17</text:p>
          </table:table-cell>
          <table:table-cell table:style-name="Default" table:formula="of:=ROUNDUP((([.$B$2]-([.$I46]*[.$B$2]*[.$B$3])+([.$B$2]*[.$B$3]))*[.J$29]+[.J45])/[.$I$29])*[.$I$29]" office:value-type="float" office:value="4150">
            <text:p>4150</text:p>
          </table:table-cell>
          <table:table-cell table:style-name="Default" table:formula="of:=ROUNDUP((([.$B$2]-([.$I46]*[.$B$2]*[.$B$3])+([.$B$2]*[.$B$3]))*[.K$29]+[.K45])/[.$I$29])*[.$I$29]" office:value-type="float" office:value="8075">
            <text:p>8075</text:p>
          </table:table-cell>
          <table:table-cell table:style-name="Default" table:formula="of:=ROUNDUP((([.$B$2]-([.$I46]*[.$B$2]*[.$B$3])+([.$B$2]*[.$B$3]))*[.L$29]+[.L45])/[.$I$29])*[.$I$29]" office:value-type="float" office:value="12000">
            <text:p>12000</text:p>
          </table:table-cell>
          <table:table-cell table:style-name="Default" table:formula="of:=ROUNDUP((([.$B$2]-([.$I46]*[.$B$2]*[.$B$3])+([.$B$2]*[.$B$3]))*[.M$29]+[.M45])/[.$I$29])*[.$I$29]" office:value-type="float" office:value="15975">
            <text:p>15975</text:p>
          </table:table-cell>
          <table:table-cell table:style-name="Default" table:formula="of:=ROUNDUP((([.$B$2]-([.$I46]*[.$B$2]*[.$B$3])+([.$B$2]*[.$B$3]))*[.N$29]+[.N45])/[.$I$29])*[.$I$29]" office:value-type="float" office:value="19875">
            <text:p>19875</text:p>
          </table:table-cell>
          <table:table-cell table:style-name="Default" table:formula="of:=ROUNDUP((([.$B$2]-([.$I46]*[.$B$2]*[.$B$3])+([.$B$2]*[.$B$3]))*[.O$29]+[.O45])/[.$I$29])*[.$I$29]" office:value-type="float" office:value="23800">
            <text:p>23800</text:p>
          </table:table-cell>
          <table:table-cell table:style-name="Default" table:formula="of:=ROUNDUP((([.$B$2]-([.$I46]*[.$B$2]*[.$B$3])+([.$B$2]*[.$B$3]))*[.P$29]+[.P45])/[.$I$29])*[.$I$29]" office:value-type="float" office:value="27800">
            <text:p>27800</text:p>
          </table:table-cell>
          <table:table-cell table:style-name="Default" table:formula="of:=ROUNDUP((([.$B$2]-([.$I46]*[.$B$2]*[.$B$3])+([.$B$2]*[.$B$3]))*[.Q$29]+[.Q45])/[.$I$29])*[.$I$29]" office:value-type="float" office:value="31750">
            <text:p>31750</text:p>
          </table:table-cell>
          <table:table-cell table:style-name="Default" table:formula="of:=ROUNDUP((([.$B$2]-([.$I46]*[.$B$2]*[.$B$3])+([.$B$2]*[.$B$3]))*[.R$29]+[.R45])/[.$I$29])*[.$I$29]" office:value-type="float" office:value="35700">
            <text:p>35700</text:p>
          </table:table-cell>
          <table:table-cell table:formula="of:=ROUNDUP((([.$B$2]-([.$I46]*[.$B$2]*[.$B$3])+([.$B$2]*[.$B$3]))*[.S$29]+[.S45])/[.$I$29])*[.$I$29]" office:value-type="float" office:value="39600">
            <text:p>39600</text:p>
          </table:table-cell>
          <table:table-cell table:formula="of:=ROUNDUP((([.$B$2]-([.$I46]*[.$B$2]*[.$B$3])+([.$B$2]*[.$B$3]))*[.T$29]+[.T45])/[.$I$29])*[.$I$29]" office:value-type="float" office:value="43600">
            <text:p>43600</text:p>
          </table:table-cell>
          <table:table-cell table:formula="of:=ROUNDUP((([.$B$2]-([.$I46]*[.$B$2]*[.$B$3])+([.$B$2]*[.$B$3]))*[.U$29]+[.U45])/[.$I$29])*[.$I$29]" office:value-type="float" office:value="47500">
            <text:p>47500</text:p>
          </table:table-cell>
          <table:table-cell table:formula="of:=ROUNDUP((([.$B$2]-([.$I46]*[.$B$2]*[.$B$3])+([.$B$2]*[.$B$3]))*[.V$29]+[.V45])/[.$I$29])*[.$I$29]" office:value-type="float" office:value="51500">
            <text:p>51500</text:p>
          </table:table-cell>
          <table:table-cell table:formula="of:=ROUNDUP((([.$B$2]-([.$I46]*[.$B$2]*[.$B$3])+([.$B$2]*[.$B$3]))*[.W$29]+[.W45])/[.$I$29])*[.$I$29]" office:value-type="float" office:value="55400">
            <text:p>55400</text:p>
          </table:table-cell>
          <table:table-cell table:formula="of:=ROUNDUP((([.$B$2]-([.$I46]*[.$B$2]*[.$B$3])+([.$B$2]*[.$B$3]))*[.X$29]+[.X45])/[.$I$29])*[.$I$29]" office:value-type="float" office:value="59325">
            <text:p>59325</text:p>
          </table:table-cell>
          <table:table-cell table:formula="of:=ROUNDUP((([.$B$2]-([.$I46]*[.$B$2]*[.$B$3])+([.$B$2]*[.$B$3]))*[.Y$29]+[.Y45])/[.$I$29])*[.$I$29]" office:value-type="float" office:value="63300">
            <text:p>63300</text:p>
          </table:table-cell>
          <table:table-cell table:formula="of:=ROUNDUP((([.$B$2]-([.$I46]*[.$B$2]*[.$B$3])+([.$B$2]*[.$B$3]))*[.Z$29]+[.Z45])/[.$I$29])*[.$I$29]" office:value-type="float" office:value="67250">
            <text:p>67250</text:p>
          </table:table-cell>
          <table:table-cell table:formula="of:=ROUNDUP((([.$B$2]-([.$I46]*[.$B$2]*[.$B$3])+([.$B$2]*[.$B$3]))*[.AA$29]+[.AA45])/[.$I$29])*[.$I$29]" office:value-type="float" office:value="71200">
            <text:p>71200</text:p>
          </table:table-cell>
          <table:table-cell table:formula="of:=ROUNDUP((([.$B$2]-([.$I46]*[.$B$2]*[.$B$3])+([.$B$2]*[.$B$3]))*[.AB$29]+[.AB45])/[.$I$29])*[.$I$29]" office:value-type="float" office:value="75200">
            <text:p>75200</text:p>
          </table:table-cell>
          <table:table-cell table:formula="of:=ROUNDUP((([.$B$2]-([.$I46]*[.$B$2]*[.$B$3])+([.$B$2]*[.$B$3]))*[.AC$29]+[.AC45])/[.$I$29])*[.$I$29]" office:value-type="float" office:value="79050">
            <text:p>79050</text:p>
          </table:table-cell>
        </table:table-row>
        <table:table-row table:style-name="ro1">
          <table:table-cell table:number-columns-repeated="8"/>
          <table:table-cell office:value-type="float" office:value="18">
            <text:p>18</text:p>
          </table:table-cell>
          <table:table-cell table:style-name="Default" table:formula="of:=ROUNDUP((([.$B$2]-([.$I47]*[.$B$2]*[.$B$3])+([.$B$2]*[.$B$3]))*[.J$29]+[.J46])/[.$I$29])*[.$I$29]" office:value-type="float" office:value="4200">
            <text:p>4200</text:p>
          </table:table-cell>
          <table:table-cell table:style-name="Default" table:formula="of:=ROUNDUP((([.$B$2]-([.$I47]*[.$B$2]*[.$B$3])+([.$B$2]*[.$B$3]))*[.K$29]+[.K46])/[.$I$29])*[.$I$29]" office:value-type="float" office:value="8175">
            <text:p>8175</text:p>
          </table:table-cell>
          <table:table-cell table:style-name="Default" table:formula="of:=ROUNDUP((([.$B$2]-([.$I47]*[.$B$2]*[.$B$3])+([.$B$2]*[.$B$3]))*[.L$29]+[.L46])/[.$I$29])*[.$I$29]" office:value-type="float" office:value="12150">
            <text:p>12150</text:p>
          </table:table-cell>
          <table:table-cell table:style-name="Default" table:formula="of:=ROUNDUP((([.$B$2]-([.$I47]*[.$B$2]*[.$B$3])+([.$B$2]*[.$B$3]))*[.M$29]+[.M46])/[.$I$29])*[.$I$29]" office:value-type="float" office:value="16150">
            <text:p>16150</text:p>
          </table:table-cell>
          <table:table-cell table:style-name="Default" table:formula="of:=ROUNDUP((([.$B$2]-([.$I47]*[.$B$2]*[.$B$3])+([.$B$2]*[.$B$3]))*[.N$29]+[.N46])/[.$I$29])*[.$I$29]" office:value-type="float" office:value="20100">
            <text:p>20100</text:p>
          </table:table-cell>
          <table:table-cell table:style-name="Default" table:formula="of:=ROUNDUP((([.$B$2]-([.$I47]*[.$B$2]*[.$B$3])+([.$B$2]*[.$B$3]))*[.O$29]+[.O46])/[.$I$29])*[.$I$29]" office:value-type="float" office:value="24075">
            <text:p>24075</text:p>
          </table:table-cell>
          <table:table-cell table:style-name="Default" table:formula="of:=ROUNDUP((([.$B$2]-([.$I47]*[.$B$2]*[.$B$3])+([.$B$2]*[.$B$3]))*[.P$29]+[.P46])/[.$I$29])*[.$I$29]" office:value-type="float" office:value="28125">
            <text:p>28125</text:p>
          </table:table-cell>
          <table:table-cell table:style-name="Default" table:formula="of:=ROUNDUP((([.$B$2]-([.$I47]*[.$B$2]*[.$B$3])+([.$B$2]*[.$B$3]))*[.Q$29]+[.Q46])/[.$I$29])*[.$I$29]" office:value-type="float" office:value="32100">
            <text:p>32100</text:p>
          </table:table-cell>
          <table:table-cell table:style-name="Default" table:formula="of:=ROUNDUP((([.$B$2]-([.$I47]*[.$B$2]*[.$B$3])+([.$B$2]*[.$B$3]))*[.R$29]+[.R46])/[.$I$29])*[.$I$29]" office:value-type="float" office:value="36100">
            <text:p>36100</text:p>
          </table:table-cell>
          <table:table-cell table:formula="of:=ROUNDUP((([.$B$2]-([.$I47]*[.$B$2]*[.$B$3])+([.$B$2]*[.$B$3]))*[.S$29]+[.S46])/[.$I$29])*[.$I$29]" office:value-type="float" office:value="40050">
            <text:p>40050</text:p>
          </table:table-cell>
          <table:table-cell table:formula="of:=ROUNDUP((([.$B$2]-([.$I47]*[.$B$2]*[.$B$3])+([.$B$2]*[.$B$3]))*[.T$29]+[.T46])/[.$I$29])*[.$I$29]" office:value-type="float" office:value="44075">
            <text:p>44075</text:p>
          </table:table-cell>
          <table:table-cell table:formula="of:=ROUNDUP((([.$B$2]-([.$I47]*[.$B$2]*[.$B$3])+([.$B$2]*[.$B$3]))*[.U$29]+[.U46])/[.$I$29])*[.$I$29]" office:value-type="float" office:value="48025">
            <text:p>48025</text:p>
          </table:table-cell>
          <table:table-cell table:formula="of:=ROUNDUP((([.$B$2]-([.$I47]*[.$B$2]*[.$B$3])+([.$B$2]*[.$B$3]))*[.V$29]+[.V46])/[.$I$29])*[.$I$29]" office:value-type="float" office:value="52075">
            <text:p>52075</text:p>
          </table:table-cell>
          <table:table-cell table:formula="of:=ROUNDUP((([.$B$2]-([.$I47]*[.$B$2]*[.$B$3])+([.$B$2]*[.$B$3]))*[.W$29]+[.W46])/[.$I$29])*[.$I$29]" office:value-type="float" office:value="56025">
            <text:p>56025</text:p>
          </table:table-cell>
          <table:table-cell table:formula="of:=ROUNDUP((([.$B$2]-([.$I47]*[.$B$2]*[.$B$3])+([.$B$2]*[.$B$3]))*[.X$29]+[.X46])/[.$I$29])*[.$I$29]" office:value-type="float" office:value="59975">
            <text:p>59975</text:p>
          </table:table-cell>
          <table:table-cell table:formula="of:=ROUNDUP((([.$B$2]-([.$I47]*[.$B$2]*[.$B$3])+([.$B$2]*[.$B$3]))*[.Y$29]+[.Y46])/[.$I$29])*[.$I$29]" office:value-type="float" office:value="64000">
            <text:p>64000</text:p>
          </table:table-cell>
          <table:table-cell table:formula="of:=ROUNDUP((([.$B$2]-([.$I47]*[.$B$2]*[.$B$3])+([.$B$2]*[.$B$3]))*[.Z$29]+[.Z46])/[.$I$29])*[.$I$29]" office:value-type="float" office:value="68000">
            <text:p>68000</text:p>
          </table:table-cell>
          <table:table-cell table:formula="of:=ROUNDUP((([.$B$2]-([.$I47]*[.$B$2]*[.$B$3])+([.$B$2]*[.$B$3]))*[.AA$29]+[.AA46])/[.$I$29])*[.$I$29]" office:value-type="float" office:value="71975">
            <text:p>71975</text:p>
          </table:table-cell>
          <table:table-cell table:formula="of:=ROUNDUP((([.$B$2]-([.$I47]*[.$B$2]*[.$B$3])+([.$B$2]*[.$B$3]))*[.AB$29]+[.AB46])/[.$I$29])*[.$I$29]" office:value-type="float" office:value="76025">
            <text:p>76025</text:p>
          </table:table-cell>
          <table:table-cell table:formula="of:=ROUNDUP((([.$B$2]-([.$I47]*[.$B$2]*[.$B$3])+([.$B$2]*[.$B$3]))*[.AC$29]+[.AC46])/[.$I$29])*[.$I$29]" office:value-type="float" office:value="79925">
            <text:p>79925</text:p>
          </table:table-cell>
        </table:table-row>
        <table:table-row table:style-name="ro1">
          <table:table-cell table:number-columns-repeated="8"/>
          <table:table-cell office:value-type="float" office:value="19">
            <text:p>19</text:p>
          </table:table-cell>
          <table:table-cell table:style-name="Default" table:formula="of:=ROUNDUP((([.$B$2]-([.$I48]*[.$B$2]*[.$B$3])+([.$B$2]*[.$B$3]))*[.J$29]+[.J47])/[.$I$29])*[.$I$29]" office:value-type="float" office:value="4225">
            <text:p>4225</text:p>
          </table:table-cell>
          <table:table-cell table:style-name="Default" table:formula="of:=ROUNDUP((([.$B$2]-([.$I48]*[.$B$2]*[.$B$3])+([.$B$2]*[.$B$3]))*[.K$29]+[.K47])/[.$I$29])*[.$I$29]" office:value-type="float" office:value="8225">
            <text:p>8225</text:p>
          </table:table-cell>
          <table:table-cell table:style-name="Default" table:formula="of:=ROUNDUP((([.$B$2]-([.$I48]*[.$B$2]*[.$B$3])+([.$B$2]*[.$B$3]))*[.L$29]+[.L47])/[.$I$29])*[.$I$29]" office:value-type="float" office:value="12225">
            <text:p>12225</text:p>
          </table:table-cell>
          <table:table-cell table:style-name="Default" table:formula="of:=ROUNDUP((([.$B$2]-([.$I48]*[.$B$2]*[.$B$3])+([.$B$2]*[.$B$3]))*[.M$29]+[.M47])/[.$I$29])*[.$I$29]" office:value-type="float" office:value="16250">
            <text:p>16250</text:p>
          </table:table-cell>
          <table:table-cell table:style-name="Default" table:formula="of:=ROUNDUP((([.$B$2]-([.$I48]*[.$B$2]*[.$B$3])+([.$B$2]*[.$B$3]))*[.N$29]+[.N47])/[.$I$29])*[.$I$29]" office:value-type="float" office:value="20225">
            <text:p>20225</text:p>
          </table:table-cell>
          <table:table-cell table:style-name="Default" table:formula="of:=ROUNDUP((([.$B$2]-([.$I48]*[.$B$2]*[.$B$3])+([.$B$2]*[.$B$3]))*[.O$29]+[.O47])/[.$I$29])*[.$I$29]" office:value-type="float" office:value="24225">
            <text:p>24225</text:p>
          </table:table-cell>
          <table:table-cell table:style-name="Default" table:formula="of:=ROUNDUP((([.$B$2]-([.$I48]*[.$B$2]*[.$B$3])+([.$B$2]*[.$B$3]))*[.P$29]+[.P47])/[.$I$29])*[.$I$29]" office:value-type="float" office:value="28300">
            <text:p>28300</text:p>
          </table:table-cell>
          <table:table-cell table:style-name="Default" table:formula="of:=ROUNDUP((([.$B$2]-([.$I48]*[.$B$2]*[.$B$3])+([.$B$2]*[.$B$3]))*[.Q$29]+[.Q47])/[.$I$29])*[.$I$29]" office:value-type="float" office:value="32300">
            <text:p>32300</text:p>
          </table:table-cell>
          <table:table-cell table:style-name="Default" table:formula="of:=ROUNDUP((([.$B$2]-([.$I48]*[.$B$2]*[.$B$3])+([.$B$2]*[.$B$3]))*[.R$29]+[.R47])/[.$I$29])*[.$I$29]" office:value-type="float" office:value="36300">
            <text:p>36300</text:p>
          </table:table-cell>
          <table:table-cell table:formula="of:=ROUNDUP((([.$B$2]-([.$I48]*[.$B$2]*[.$B$3])+([.$B$2]*[.$B$3]))*[.S$29]+[.S47])/[.$I$29])*[.$I$29]" office:value-type="float" office:value="40275">
            <text:p>40275</text:p>
          </table:table-cell>
          <table:table-cell table:formula="of:=ROUNDUP((([.$B$2]-([.$I48]*[.$B$2]*[.$B$3])+([.$B$2]*[.$B$3]))*[.T$29]+[.T47])/[.$I$29])*[.$I$29]" office:value-type="float" office:value="44325">
            <text:p>44325</text:p>
          </table:table-cell>
          <table:table-cell table:formula="of:=ROUNDUP((([.$B$2]-([.$I48]*[.$B$2]*[.$B$3])+([.$B$2]*[.$B$3]))*[.U$29]+[.U47])/[.$I$29])*[.$I$29]" office:value-type="float" office:value="48300">
            <text:p>48300</text:p>
          </table:table-cell>
          <table:table-cell table:formula="of:=ROUNDUP((([.$B$2]-([.$I48]*[.$B$2]*[.$B$3])+([.$B$2]*[.$B$3]))*[.V$29]+[.V47])/[.$I$29])*[.$I$29]" office:value-type="float" office:value="52375">
            <text:p>52375</text:p>
          </table:table-cell>
          <table:table-cell table:formula="of:=ROUNDUP((([.$B$2]-([.$I48]*[.$B$2]*[.$B$3])+([.$B$2]*[.$B$3]))*[.W$29]+[.W47])/[.$I$29])*[.$I$29]" office:value-type="float" office:value="56350">
            <text:p>56350</text:p>
          </table:table-cell>
          <table:table-cell table:formula="of:=ROUNDUP((([.$B$2]-([.$I48]*[.$B$2]*[.$B$3])+([.$B$2]*[.$B$3]))*[.X$29]+[.X47])/[.$I$29])*[.$I$29]" office:value-type="float" office:value="60325">
            <text:p>60325</text:p>
          </table:table-cell>
          <table:table-cell table:formula="of:=ROUNDUP((([.$B$2]-([.$I48]*[.$B$2]*[.$B$3])+([.$B$2]*[.$B$3]))*[.Y$29]+[.Y47])/[.$I$29])*[.$I$29]" office:value-type="float" office:value="64375">
            <text:p>64375</text:p>
          </table:table-cell>
          <table:table-cell table:formula="of:=ROUNDUP((([.$B$2]-([.$I48]*[.$B$2]*[.$B$3])+([.$B$2]*[.$B$3]))*[.Z$29]+[.Z47])/[.$I$29])*[.$I$29]" office:value-type="float" office:value="68375">
            <text:p>68375</text:p>
          </table:table-cell>
          <table:table-cell table:formula="of:=ROUNDUP((([.$B$2]-([.$I48]*[.$B$2]*[.$B$3])+([.$B$2]*[.$B$3]))*[.AA$29]+[.AA47])/[.$I$29])*[.$I$29]" office:value-type="float" office:value="72375">
            <text:p>72375</text:p>
          </table:table-cell>
          <table:table-cell table:formula="of:=ROUNDUP((([.$B$2]-([.$I48]*[.$B$2]*[.$B$3])+([.$B$2]*[.$B$3]))*[.AB$29]+[.AB47])/[.$I$29])*[.$I$29]" office:value-type="float" office:value="76450">
            <text:p>76450</text:p>
          </table:table-cell>
          <table:table-cell table:formula="of:=ROUNDUP((([.$B$2]-([.$I48]*[.$B$2]*[.$B$3])+([.$B$2]*[.$B$3]))*[.AC$29]+[.AC47])/[.$I$29])*[.$I$29]" office:value-type="float" office:value="80375">
            <text:p>80375</text:p>
          </table:table-cell>
        </table:table-row>
        <table:table-row table:style-name="ro1">
          <table:table-cell table:number-columns-repeated="8"/>
          <table:table-cell office:value-type="float" office:value="20">
            <text:p>20</text:p>
          </table:table-cell>
          <table:table-cell table:style-name="Default" table:formula="of:=ROUNDUP((([.$B$2]-([.$I49]*[.$B$2]*[.$B$3])+([.$B$2]*[.$B$3]))*[.J$29]+[.J48])/[.$I$29])*[.$I$29]" office:value-type="float" office:value="4250">
            <text:p>4250</text:p>
          </table:table-cell>
          <table:table-cell table:style-name="Default" table:formula="of:=ROUNDUP((([.$B$2]-([.$I49]*[.$B$2]*[.$B$3])+([.$B$2]*[.$B$3]))*[.K$29]+[.K48])/[.$I$29])*[.$I$29]" office:value-type="float" office:value="8250">
            <text:p>8250</text:p>
          </table:table-cell>
          <table:table-cell table:style-name="Default" table:formula="of:=ROUNDUP((([.$B$2]-([.$I49]*[.$B$2]*[.$B$3])+([.$B$2]*[.$B$3]))*[.L$29]+[.L48])/[.$I$29])*[.$I$29]" office:value-type="float" office:value="12250">
            <text:p>12250</text:p>
          </table:table-cell>
          <table:table-cell table:style-name="Default" table:formula="of:=ROUNDUP((([.$B$2]-([.$I49]*[.$B$2]*[.$B$3])+([.$B$2]*[.$B$3]))*[.M$29]+[.M48])/[.$I$29])*[.$I$29]" office:value-type="float" office:value="16275">
            <text:p>16275</text:p>
          </table:table-cell>
          <table:table-cell table:style-name="Default" table:formula="of:=ROUNDUP((([.$B$2]-([.$I49]*[.$B$2]*[.$B$3])+([.$B$2]*[.$B$3]))*[.N$29]+[.N48])/[.$I$29])*[.$I$29]" office:value-type="float" office:value="20250">
            <text:p>20250</text:p>
          </table:table-cell>
          <table:table-cell table:style-name="Default" table:formula="of:=ROUNDUP((([.$B$2]-([.$I49]*[.$B$2]*[.$B$3])+([.$B$2]*[.$B$3]))*[.O$29]+[.O48])/[.$I$29])*[.$I$29]" office:value-type="float" office:value="24250">
            <text:p>24250</text:p>
          </table:table-cell>
          <table:table-cell table:style-name="Default" table:formula="of:=ROUNDUP((([.$B$2]-([.$I49]*[.$B$2]*[.$B$3])+([.$B$2]*[.$B$3]))*[.P$29]+[.P48])/[.$I$29])*[.$I$29]" office:value-type="float" office:value="28325">
            <text:p>28325</text:p>
          </table:table-cell>
          <table:table-cell table:style-name="Default" table:formula="of:=ROUNDUP((([.$B$2]-([.$I49]*[.$B$2]*[.$B$3])+([.$B$2]*[.$B$3]))*[.Q$29]+[.Q48])/[.$I$29])*[.$I$29]" office:value-type="float" office:value="32325">
            <text:p>32325</text:p>
          </table:table-cell>
          <table:table-cell table:style-name="Default" table:formula="of:=ROUNDUP((([.$B$2]-([.$I49]*[.$B$2]*[.$B$3])+([.$B$2]*[.$B$3]))*[.R$29]+[.R48])/[.$I$29])*[.$I$29]" office:value-type="float" office:value="36325">
            <text:p>36325</text:p>
          </table:table-cell>
          <table:table-cell table:formula="of:=ROUNDUP((([.$B$2]-([.$I49]*[.$B$2]*[.$B$3])+([.$B$2]*[.$B$3]))*[.S$29]+[.S48])/[.$I$29])*[.$I$29]" office:value-type="float" office:value="40300">
            <text:p>40300</text:p>
          </table:table-cell>
          <table:table-cell table:formula="of:=ROUNDUP((([.$B$2]-([.$I49]*[.$B$2]*[.$B$3])+([.$B$2]*[.$B$3]))*[.T$29]+[.T48])/[.$I$29])*[.$I$29]" office:value-type="float" office:value="44350">
            <text:p>44350</text:p>
          </table:table-cell>
          <table:table-cell table:formula="of:=ROUNDUP((([.$B$2]-([.$I49]*[.$B$2]*[.$B$3])+([.$B$2]*[.$B$3]))*[.U$29]+[.U48])/[.$I$29])*[.$I$29]" office:value-type="float" office:value="48325">
            <text:p>48325</text:p>
          </table:table-cell>
          <table:table-cell table:formula="of:=ROUNDUP((([.$B$2]-([.$I49]*[.$B$2]*[.$B$3])+([.$B$2]*[.$B$3]))*[.V$29]+[.V48])/[.$I$29])*[.$I$29]" office:value-type="float" office:value="52400">
            <text:p>52400</text:p>
          </table:table-cell>
          <table:table-cell table:formula="of:=ROUNDUP((([.$B$2]-([.$I49]*[.$B$2]*[.$B$3])+([.$B$2]*[.$B$3]))*[.W$29]+[.W48])/[.$I$29])*[.$I$29]" office:value-type="float" office:value="56375">
            <text:p>56375</text:p>
          </table:table-cell>
          <table:table-cell table:formula="of:=ROUNDUP((([.$B$2]-([.$I49]*[.$B$2]*[.$B$3])+([.$B$2]*[.$B$3]))*[.X$29]+[.X48])/[.$I$29])*[.$I$29]" office:value-type="float" office:value="60350">
            <text:p>60350</text:p>
          </table:table-cell>
          <table:table-cell table:formula="of:=ROUNDUP((([.$B$2]-([.$I49]*[.$B$2]*[.$B$3])+([.$B$2]*[.$B$3]))*[.Y$29]+[.Y48])/[.$I$29])*[.$I$29]" office:value-type="float" office:value="64400">
            <text:p>64400</text:p>
          </table:table-cell>
          <table:table-cell table:formula="of:=ROUNDUP((([.$B$2]-([.$I49]*[.$B$2]*[.$B$3])+([.$B$2]*[.$B$3]))*[.Z$29]+[.Z48])/[.$I$29])*[.$I$29]" office:value-type="float" office:value="68400">
            <text:p>68400</text:p>
          </table:table-cell>
          <table:table-cell table:formula="of:=ROUNDUP((([.$B$2]-([.$I49]*[.$B$2]*[.$B$3])+([.$B$2]*[.$B$3]))*[.AA$29]+[.AA48])/[.$I$29])*[.$I$29]" office:value-type="float" office:value="72400">
            <text:p>72400</text:p>
          </table:table-cell>
          <table:table-cell table:formula="of:=ROUNDUP((([.$B$2]-([.$I49]*[.$B$2]*[.$B$3])+([.$B$2]*[.$B$3]))*[.AB$29]+[.AB48])/[.$I$29])*[.$I$29]" office:value-type="float" office:value="76475">
            <text:p>76475</text:p>
          </table:table-cell>
          <table:table-cell table:formula="of:=ROUNDUP((([.$B$2]-([.$I49]*[.$B$2]*[.$B$3])+([.$B$2]*[.$B$3]))*[.AC$29]+[.AC48])/[.$I$29])*[.$I$29]" office:value-type="float" office:value="80400">
            <text:p>80400</text:p>
          </table:table-cell>
        </table:table-row>
        <table:table-row table:style-name="ro1" table:number-rows-repeated="3">
          <table:table-cell table:number-columns-repeated="9"/>
          <table:table-cell table:style-name="Default" table:number-columns-repeated="9"/>
          <table:table-cell table:number-columns-repeated="11"/>
        </table:table-row>
        <table:table-row table:style-name="ro1" table:number-rows-repeated="6">
          <table:table-cell table:number-columns-repeated="29"/>
        </table:table-row>
        <table:table-row table:style-name="ro1" table:number-rows-repeated="4">
          <table:table-cell table:number-columns-repeated="29"/>
        </table:table-row>
        <table:table-row table:style-name="ro1" table:number-rows-repeated="1048513">
          <table:table-cell table:number-columns-repeated="29"/>
        </table:table-row>
        <table:table-row table:style-name="ro1">
          <table:table-cell table:number-columns-repeated="29"/>
        </table:table-row>
      </table:table>
      <table:table table:name="Feuille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currency-style style:name="N107P0" style:volatile="true">
      <number:number number:decimal-places="1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1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0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0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9">
      <number:number number:decimal-places="1" number:min-integer-digits="1"/>
    </number:number-style>
    <number:currency-style style:name="N110P0" style:volatile="true">
      <number:number number:decimal-places="3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3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15">15/03/2020</text:date>, <text:time>13:13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4T23:36:38.75</meta:creation-date>
    <dc:date>2020-03-15T13:13:45.84</dc:date>
    <meta:editing-duration>PT11H49M55S</meta:editing-duration>
    <meta:editing-cycles>1</meta:editing-cycles>
    <meta:document-statistic meta:table-count="3" meta:cell-count="857" meta:object-count="0"/>
    <meta:generator>OpenOffice/4.1.5$Win32 OpenOffice.org_project/415m1$Build-9789</meta:generator>
  </office:meta>
</office:document-meta>
</file>